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436" officeooo:paragraph-rsid="0017f436"/>
    </style:style>
    <style:style style:name="P2" style:family="paragraph" style:parent-style-name="Standard">
      <style:text-properties officeooo:rsid="0017f436" officeooo:paragraph-rsid="0017f436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chikatokish@RuchikaTokish:~/Ruchika/Work/Learning/OCR POC/Google Vision API/Images$ curl -v -s -H "Content-Type:jpeg" https://vision.googleapis.com/v1/images:annotate?key=AIzaSyB0xJC2Oz1X5BTNrbZXSZp8xZMt62SubQM --data-binary @request.json</text:p>
      <text:p text:style-name="P1">* <text:s text:c="2"/>Trying 216.58.196.202...</text:p>
      <text:p text:style-name="P1">* Connected to vision.googleapis.com (216.58.196.202) port 443 (#0)</text:p>
      <text:p text:style-name="P1">* found 148 certificates in /etc/ssl/certs/ca-certificates.crt</text:p>
      <text:p text:style-name="P1">* found 597 certificates in /etc/ssl/certs</text:p>
      <text:p text:style-name="P1">* ALPN, offering http/1.1</text:p>
      <text:p text:style-name="P1">* SSL connection using TLS1.2 / ECDHE_ECDSA_AES_128_GCM_SHA256</text:p>
      <text:p text:style-name="P1">* <text:tab/> server certificate verification OK</text:p>
      <text:p text:style-name="P1">* <text:tab/> server certificate status verification SKIPPED</text:p>
      <text:p text:style-name="P1">* <text:tab/> common name: *.googleapis.com (matched)</text:p>
      <text:p text:style-name="P1">* <text:tab/> server certificate expiration date OK</text:p>
      <text:p text:style-name="P1">* <text:tab/> server certificate activation date OK</text:p>
      <text:p text:style-name="P1">* <text:tab/> certificate public key: EC</text:p>
      <text:p text:style-name="P1">* <text:tab/> certificate version: #3</text:p>
      <text:p text:style-name="P1">* <text:tab/> subject: C=US,ST=California,L=Mountain View,O=Google Inc,CN=*.googleapis.com</text:p>
      <text:p text:style-name="P1">* <text:tab/> start date: Wed, 29 Nov 2017 09:54:48 GMT</text:p>
      <text:p text:style-name="P1">* <text:tab/> expire date: Wed, 21 Feb 2018 09:37:00 GMT</text:p>
      <text:p text:style-name="P1">* <text:tab/> issuer: C=US,O=Google Inc,CN=Google Internet Authority G2</text:p>
      <text:p text:style-name="P1">* <text:tab/> compression: NULL</text:p>
      <text:p text:style-name="P1">* ALPN, server accepted to use http/1.1</text:p>
      <text:p text:style-name="P1">&gt; POST /v1/images:annotate?key=AIzaSyB0xJC2Oz1X5BTNrbZXSZp8xZMt62SubQM HTTP/1.1</text:p>
      <text:p text:style-name="P1">&gt; Host: vision.googleapis.com</text:p>
      <text:p text:style-name="P1">&gt; User-Agent: curl/7.47.0</text:p>
      <text:p text:style-name="P1">&gt; Accept: */*</text:p>
      <text:p text:style-name="P1">&gt; Content-Type:jpeg</text:p>
      <text:p text:style-name="P1">&gt; Content-Length: 1077413</text:p>
      <text:p text:style-name="P1">&gt; Expect: 100-continue</text:p>
      <text:p text:style-name="P1">&gt; </text:p>
      <text:p text:style-name="P1">* Done waiting for 100-continue</text:p>
      <text:p text:style-name="P1">* We are completely uploaded and fine</text:p>
      <text:p text:style-name="P1">&lt; HTTP/1.1 200 OK</text:p>
      <text:p text:style-name="P1">&lt; Content-Type: application/json; charset=UTF-8</text:p>
      <text:p text:style-name="P1">&lt; Vary: X-Origin</text:p>
      <text:p text:style-name="P1">&lt; Vary: Referer</text:p>
      <text:p text:style-name="P1">&lt; Date: Sun, 24 Dec 2017 20:59:36 GMT</text:p>
      <text:p text:style-name="P1">&lt; Server: ESF</text:p>
      <text:p text:style-name="P1">&lt; Cache-Control: private</text:p>
      <text:p text:style-name="P1">&lt; X-XSS-Protection: 1; mode=block</text:p>
      <text:p text:style-name="P1">&lt; X-Frame-Options: SAMEORIGIN</text:p>
      <text:p text:style-name="P1">&lt; X-Content-Type-Options: nosniff</text:p>
      <text:p text:style-name="P1">&lt; Alt-Svc: hq=":443"; ma=2592000; quic=51303431; quic=51303339; quic=51303338; quic=51303337; quic=51303335,quic=":443"; ma=2592000; v="41,39,38,37,35"</text:p>
      <text:p text:style-name="P1">&lt; Accept-Ranges: none</text:p>
      <text:p text:style-name="P1">&lt; Vary: Origin,Accept-Encoding</text:p>
      <text:p text:style-name="P1">&lt; Transfer-Encoding: chunked</text:p>
      <text:p text:style-name="P1">&lt; </text:p>
      <text:p text:style-name="P1">{</text:p>
      <text:p text:style-name="P1"><text:s text:c="2"/>"responses": [</text:p>
      <text:p text:style-name="P1"><text:s text:c="4"/>{</text:p>
      <text:p text:style-name="P1"><text:soft-page-break/><text:s text:c="6"/>"textAnnotations": [</text:p>
      <text:p text:style-name="P1"><text:s text:c="8"/>{</text:p>
      <text:p text:style-name="P1"><text:s text:c="10"/>"locale": "es",</text:p>
      <text:p text:style-name="P2"><text:s text:c="10"/>"description": "MH 12DE 1433\nPlanet Foro\nTeam-\n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5,</text:p>
      <text:p text:style-name="P1"><text:s text:c="16"/>"y": 254</text:p>
      <text:p text:style-name="P1"><text:s text:c="14"/>},</text:p>
      <text:p text:style-name="P1"><text:s text:c="14"/>{</text:p>
      <text:p text:style-name="P1"><text:s text:c="16"/>"x": 1022,</text:p>
      <text:p text:style-name="P1"><text:s text:c="16"/>"y": 254</text:p>
      <text:p text:style-name="P1"><text:s text:c="14"/>},</text:p>
      <text:p text:style-name="P1"><text:s text:c="14"/>{</text:p>
      <text:p text:style-name="P1"><text:s text:c="16"/>"x": 1022,</text:p>
      <text:p text:style-name="P1"><text:s text:c="16"/>"y": 751</text:p>
      <text:p text:style-name="P1"><text:s text:c="14"/>},</text:p>
      <text:p text:style-name="P1"><text:s text:c="14"/>{</text:p>
      <text:p text:style-name="P1"><text:s text:c="16"/>"x": 5,</text:p>
      <text:p text:style-name="P1"><text:s text:c="16"/>"y": 751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MH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69,</text:p>
      <text:p text:style-name="P1"><text:s text:c="16"/>"y": 269</text:p>
      <text:p text:style-name="P1"><text:s text:c="14"/>},</text:p>
      <text:p text:style-name="P1"><text:s text:c="14"/>{</text:p>
      <text:p text:style-name="P1"><text:s text:c="16"/>"x": 313,</text:p>
      <text:p text:style-name="P1"><text:s text:c="16"/>"y": 266</text:p>
      <text:p text:style-name="P1"><text:s text:c="14"/>},</text:p>
      <text:p text:style-name="P1"><text:s text:c="14"/>{</text:p>
      <text:p text:style-name="P1"><text:s text:c="16"/>"x": 317,</text:p>
      <text:p text:style-name="P1"><text:s text:c="16"/>"y": 441</text:p>
      <text:p text:style-name="P1"><text:s text:c="14"/>},</text:p>
      <text:p text:style-name="P1"><text:s text:c="14"/>{</text:p>
      <text:p text:style-name="P1"><text:s text:c="16"/>"x": 173,</text:p>
      <text:p text:style-name="P1"><text:s text:c="16"/>"y": 444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12DE",</text:p>
      <text:p text:style-name="P1"><text:s text:c="10"/>"boundingPoly": {</text:p>
      <text:p text:style-name="P1"><text:s text:c="12"/>"vertices": [</text:p>
      <text:p text:style-name="P1"><text:soft-page-break/><text:s text:c="14"/>{</text:p>
      <text:p text:style-name="P1"><text:s text:c="16"/>"x": 345,</text:p>
      <text:p text:style-name="P1"><text:s text:c="16"/>"y": 265</text:p>
      <text:p text:style-name="P1"><text:s text:c="14"/>},</text:p>
      <text:p text:style-name="P1"><text:s text:c="14"/>{</text:p>
      <text:p text:style-name="P1"><text:s text:c="16"/>"x": 575,</text:p>
      <text:p text:style-name="P1"><text:s text:c="16"/>"y": 260</text:p>
      <text:p text:style-name="P1"><text:s text:c="14"/>},</text:p>
      <text:p text:style-name="P1"><text:s text:c="14"/>{</text:p>
      <text:p text:style-name="P1"><text:s text:c="16"/>"x": 579,</text:p>
      <text:p text:style-name="P1"><text:s text:c="16"/>"y": 435</text:p>
      <text:p text:style-name="P1"><text:s text:c="14"/>},</text:p>
      <text:p text:style-name="P1"><text:s text:c="14"/>{</text:p>
      <text:p text:style-name="P1"><text:s text:c="16"/>"x": 349,</text:p>
      <text:p text:style-name="P1"><text:s text:c="16"/>"y": 440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1433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607,</text:p>
      <text:p text:style-name="P1"><text:s text:c="16"/>"y": 259</text:p>
      <text:p text:style-name="P1"><text:s text:c="14"/>},</text:p>
      <text:p text:style-name="P1"><text:s text:c="14"/>{</text:p>
      <text:p text:style-name="P1"><text:s text:c="16"/>"x": 842,</text:p>
      <text:p text:style-name="P1"><text:s text:c="16"/>"y": 254</text:p>
      <text:p text:style-name="P1"><text:s text:c="14"/>},</text:p>
      <text:p text:style-name="P1"><text:s text:c="14"/>{</text:p>
      <text:p text:style-name="P1"><text:s text:c="16"/>"x": 846,</text:p>
      <text:p text:style-name="P1"><text:s text:c="16"/>"y": 429</text:p>
      <text:p text:style-name="P1"><text:s text:c="14"/>},</text:p>
      <text:p text:style-name="P1"><text:s text:c="14"/>{</text:p>
      <text:p text:style-name="P1"><text:s text:c="16"/>"x": 611,</text:p>
      <text:p text:style-name="P1"><text:s text:c="16"/>"y": 434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Planet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854,</text:p>
      <text:p text:style-name="P1"><text:s text:c="16"/>"y": 631</text:p>
      <text:p text:style-name="P1"><text:s text:c="14"/>},</text:p>
      <text:p text:style-name="P1"><text:s text:c="14"/>{</text:p>
      <text:p text:style-name="P1"><text:s text:c="16"/>"x": 948,</text:p>
      <text:p text:style-name="P1"><text:soft-page-break/><text:s text:c="16"/>"y": 624</text:p>
      <text:p text:style-name="P1"><text:s text:c="14"/>},</text:p>
      <text:p text:style-name="P1"><text:s text:c="14"/>{</text:p>
      <text:p text:style-name="P1"><text:s text:c="16"/>"x": 950,</text:p>
      <text:p text:style-name="P1"><text:s text:c="16"/>"y": 649</text:p>
      <text:p text:style-name="P1"><text:s text:c="14"/>},</text:p>
      <text:p text:style-name="P1"><text:s text:c="14"/>{</text:p>
      <text:p text:style-name="P1"><text:s text:c="16"/>"x": 856,</text:p>
      <text:p text:style-name="P1"><text:s text:c="16"/>"y": 656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Foro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959,</text:p>
      <text:p text:style-name="P1"><text:s text:c="16"/>"y": 622</text:p>
      <text:p text:style-name="P1"><text:s text:c="14"/>},<text:tab/></text:p>
      <text:p text:style-name="P1"><text:s text:c="14"/>{</text:p>
      <text:p text:style-name="P1"><text:s text:c="16"/>"x": 1020,</text:p>
      <text:p text:style-name="P1"><text:s text:c="16"/>"y": 617</text:p>
      <text:p text:style-name="P1"><text:s text:c="14"/>},</text:p>
      <text:p text:style-name="P1"><text:s text:c="14"/>{</text:p>
      <text:p text:style-name="P1"><text:s text:c="16"/>"x": 1022,</text:p>
      <text:p text:style-name="P1"><text:s text:c="16"/>"y": 643</text:p>
      <text:p text:style-name="P1"><text:s text:c="14"/>},</text:p>
      <text:p text:style-name="P1"><text:s text:c="14"/>{</text:p>
      <text:p text:style-name="P1"><text:s text:c="16"/>"x": 961,</text:p>
      <text:p text:style-name="P1"><text:s text:c="16"/>"y": 648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Team-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5,</text:p>
      <text:p text:style-name="P1"><text:s text:c="16"/>"y": 740</text:p>
      <text:p text:style-name="P1"><text:s text:c="14"/>},</text:p>
      <text:p text:style-name="P1"><text:s text:c="14"/>{</text:p>
      <text:p text:style-name="P1"><text:s text:c="16"/>"x": 72,</text:p>
      <text:p text:style-name="P1"><text:s text:c="16"/>"y": 740</text:p>
      <text:p text:style-name="P1"><text:s text:c="14"/>},</text:p>
      <text:p text:style-name="P1"><text:s text:c="14"/>{</text:p>
      <text:p text:style-name="P1"><text:s text:c="16"/>"x": 72,</text:p>
      <text:p text:style-name="P1"><text:s text:c="16"/>"y": 751</text:p>
      <text:p text:style-name="P1"><text:s text:c="14"/>},</text:p>
      <text:p text:style-name="P1"><text:soft-page-break/><text:s text:c="14"/>{</text:p>
      <text:p text:style-name="P1"><text:s text:c="16"/>"x": 5,</text:p>
      <text:p text:style-name="P1"><text:s text:c="16"/>"y": 751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es"</text:p>
      <text:p text:style-name="P1"><text:s text:c="16"/>}</text:p>
      <text:p text:style-name="P1"><text:s text:c="14"/>]</text:p>
      <text:p text:style-name="P1"><text:s text:c="12"/>},</text:p>
      <text:p text:style-name="P1"><text:s text:c="12"/>"width": 1024,</text:p>
      <text:p text:style-name="P1"><text:s text:c="12"/>"height": 768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169,</text:p>
      <text:p text:style-name="P1"><text:s text:c="22"/>"y": 254</text:p>
      <text:p text:style-name="P1"><text:s text:c="20"/>},</text:p>
      <text:p text:style-name="P1"><text:s text:c="20"/>{</text:p>
      <text:p text:style-name="P1"><text:s text:c="22"/>"x": 846,</text:p>
      <text:p text:style-name="P1"><text:s text:c="22"/>"y": 254</text:p>
      <text:p text:style-name="P1"><text:s text:c="20"/>},</text:p>
      <text:p text:style-name="P1"><text:s text:c="20"/>{</text:p>
      <text:p text:style-name="P1"><text:s text:c="22"/>"x": 846,</text:p>
      <text:p text:style-name="P1"><text:s text:c="22"/>"y": 444</text:p>
      <text:p text:style-name="P1"><text:s text:c="20"/>},</text:p>
      <text:p text:style-name="P1"><text:s text:c="20"/>{</text:p>
      <text:p text:style-name="P1"><text:s text:c="22"/>"x": 169,</text:p>
      <text:p text:style-name="P1"><text:s text:c="22"/>"y": 444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oft-page-break/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169,</text:p>
      <text:p text:style-name="P1"><text:s text:c="26"/>"y": 254</text:p>
      <text:p text:style-name="P1"><text:s text:c="24"/>},</text:p>
      <text:p text:style-name="P1"><text:s text:c="24"/>{</text:p>
      <text:p text:style-name="P1"><text:s text:c="26"/>"x": 846,</text:p>
      <text:p text:style-name="P1"><text:s text:c="26"/>"y": 254</text:p>
      <text:p text:style-name="P1"><text:s text:c="24"/>},</text:p>
      <text:p text:style-name="P1"><text:s text:c="24"/>{</text:p>
      <text:p text:style-name="P1"><text:s text:c="26"/>"x": 846,</text:p>
      <text:p text:style-name="P1"><text:s text:c="26"/>"y": 444</text:p>
      <text:p text:style-name="P1"><text:s text:c="24"/>},</text:p>
      <text:p text:style-name="P1"><text:s text:c="24"/>{</text:p>
      <text:p text:style-name="P1"><text:s text:c="26"/>"x": 169,</text:p>
      <text:p text:style-name="P1"><text:s text:c="26"/>"y": 444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169,</text:p>
      <text:p text:style-name="P1"><text:s text:c="30"/>"y": 269</text:p>
      <text:p text:style-name="P1"><text:s text:c="28"/>},</text:p>
      <text:p text:style-name="P1"><text:s text:c="28"/>{</text:p>
      <text:p text:style-name="P1"><text:s text:c="30"/>"x": 313,</text:p>
      <text:p text:style-name="P1"><text:s text:c="30"/>"y": 266</text:p>
      <text:p text:style-name="P1"><text:s text:c="28"/>},</text:p>
      <text:p text:style-name="P1"><text:s text:c="28"/>{</text:p>
      <text:p text:style-name="P1"><text:s text:c="30"/>"x": 317,</text:p>
      <text:p text:style-name="P1"><text:s text:c="30"/>"y": 441</text:p>
      <text:p text:style-name="P1"><text:s text:c="28"/>},</text:p>
      <text:p text:style-name="P1"><text:s text:c="28"/>{</text:p>
      <text:p text:style-name="P1"><text:s text:c="30"/>"x": 173,</text:p>
      <text:p text:style-name="P1"><text:s text:c="30"/>"y": 444</text:p>
      <text:p text:style-name="P1"><text:soft-page-break/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69,</text:p>
      <text:p text:style-name="P1"><text:s text:c="34"/>"y": 269</text:p>
      <text:p text:style-name="P1"><text:s text:c="32"/>},</text:p>
      <text:p text:style-name="P1"><text:s text:c="32"/>{</text:p>
      <text:p text:style-name="P1"><text:s text:c="34"/>"x": 222,</text:p>
      <text:p text:style-name="P1"><text:s text:c="34"/>"y": 268</text:p>
      <text:p text:style-name="P1"><text:s text:c="32"/>},</text:p>
      <text:p text:style-name="P1"><text:s text:c="32"/>{</text:p>
      <text:p text:style-name="P1"><text:s text:c="34"/>"x": 226,</text:p>
      <text:p text:style-name="P1"><text:s text:c="34"/>"y": 443</text:p>
      <text:p text:style-name="P1"><text:s text:c="32"/>},</text:p>
      <text:p text:style-name="P1"><text:s text:c="32"/>{</text:p>
      <text:p text:style-name="P1"><text:s text:c="34"/>"x": 173,</text:p>
      <text:p text:style-name="P1"><text:s text:c="34"/>"y": 444</text:p>
      <text:p text:style-name="P1"><text:s text:c="32"/>}</text:p>
      <text:p text:style-name="P1"><text:s text:c="30"/>]</text:p>
      <text:p text:style-name="P1"><text:s text:c="28"/>},</text:p>
      <text:p text:style-name="P1"><text:s text:c="28"/>"text": "M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24,</text:p>
      <text:p text:style-name="P1"><text:s text:c="34"/>"y": 268</text:p>
      <text:p text:style-name="P1"><text:s text:c="32"/>},</text:p>
      <text:p text:style-name="P1"><text:s text:c="32"/>{</text:p>
      <text:p text:style-name="P1"><text:soft-page-break/><text:s text:c="34"/>"x": 313,</text:p>
      <text:p text:style-name="P1"><text:s text:c="34"/>"y": 266</text:p>
      <text:p text:style-name="P1"><text:s text:c="32"/>},</text:p>
      <text:p text:style-name="P1"><text:s text:c="32"/>{</text:p>
      <text:p text:style-name="P1"><text:s text:c="34"/>"x": 317,</text:p>
      <text:p text:style-name="P1"><text:s text:c="34"/>"y": 441</text:p>
      <text:p text:style-name="P1"><text:s text:c="32"/>},</text:p>
      <text:p text:style-name="P1"><text:s text:c="32"/>{</text:p>
      <text:p text:style-name="P1"><text:s text:c="34"/>"x": 228,</text:p>
      <text:p text:style-name="P1"><text:s text:c="34"/>"y": 443</text:p>
      <text:p text:style-name="P1"><text:s text:c="32"/>}</text:p>
      <text:p text:style-name="P1"><text:s text:c="30"/>]</text:p>
      <text:p text:style-name="P1"><text:s text:c="28"/>},</text:p>
      <text:p text:style-name="P1"><text:s text:c="28"/>"text": "H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345,</text:p>
      <text:p text:style-name="P1"><text:s text:c="30"/>"y": 265</text:p>
      <text:p text:style-name="P1"><text:s text:c="28"/>},</text:p>
      <text:p text:style-name="P1"><text:s text:c="28"/>{</text:p>
      <text:p text:style-name="P1"><text:s text:c="30"/>"x": 575,</text:p>
      <text:p text:style-name="P1"><text:s text:c="30"/>"y": 260</text:p>
      <text:p text:style-name="P1"><text:s text:c="28"/>},</text:p>
      <text:p text:style-name="P1"><text:s text:c="28"/>{</text:p>
      <text:p text:style-name="P1"><text:s text:c="30"/>"x": 579,</text:p>
      <text:p text:style-name="P1"><text:s text:c="30"/>"y": 435</text:p>
      <text:p text:style-name="P1"><text:s text:c="28"/>},</text:p>
      <text:p text:style-name="P1"><text:s text:c="28"/>{</text:p>
      <text:p text:style-name="P1"><text:s text:c="30"/>"x": 349,</text:p>
      <text:p text:style-name="P1"><text:s text:c="30"/>"y": 440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oft-page-break/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45,</text:p>
      <text:p text:style-name="P1"><text:s text:c="34"/>"y": 265</text:p>
      <text:p text:style-name="P1"><text:s text:c="32"/>},</text:p>
      <text:p text:style-name="P1"><text:s text:c="32"/>{</text:p>
      <text:p text:style-name="P1"><text:s text:c="34"/>"x": 369,</text:p>
      <text:p text:style-name="P1"><text:s text:c="34"/>"y": 264</text:p>
      <text:p text:style-name="P1"><text:s text:c="32"/>},</text:p>
      <text:p text:style-name="P1"><text:s text:c="32"/>{</text:p>
      <text:p text:style-name="P1"><text:s text:c="34"/>"x": 373,</text:p>
      <text:p text:style-name="P1"><text:s text:c="34"/>"y": 439</text:p>
      <text:p text:style-name="P1"><text:s text:c="32"/>},</text:p>
      <text:p text:style-name="P1"><text:s text:c="32"/>{</text:p>
      <text:p text:style-name="P1"><text:s text:c="34"/>"x": 349,</text:p>
      <text:p text:style-name="P1"><text:s text:c="34"/>"y": 440</text:p>
      <text:p text:style-name="P1"><text:s text:c="32"/>}</text:p>
      <text:p text:style-name="P1"><text:s text:c="30"/>]</text:p>
      <text:p text:style-name="P1"><text:s text:c="28"/>},</text:p>
      <text:p text:style-name="P1"><text:s text:c="28"/>"text": "1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71,</text:p>
      <text:p text:style-name="P1"><text:s text:c="34"/>"y": 265</text:p>
      <text:p text:style-name="P1"><text:s text:c="32"/>},</text:p>
      <text:p text:style-name="P1"><text:s text:c="32"/>{</text:p>
      <text:p text:style-name="P1"><text:s text:c="34"/>"x": 429,</text:p>
      <text:p text:style-name="P1"><text:s text:c="34"/>"y": 264</text:p>
      <text:p text:style-name="P1"><text:s text:c="32"/>},</text:p>
      <text:p text:style-name="P1"><text:s text:c="32"/>{</text:p>
      <text:p text:style-name="P1"><text:s text:c="34"/>"x": 433,</text:p>
      <text:p text:style-name="P1"><text:s text:c="34"/>"y": 439</text:p>
      <text:p text:style-name="P1"><text:s text:c="32"/>},</text:p>
      <text:p text:style-name="P1"><text:s text:c="32"/>{</text:p>
      <text:p text:style-name="P1"><text:s text:c="34"/>"x": 375,</text:p>
      <text:p text:style-name="P1"><text:s text:c="34"/>"y": 440</text:p>
      <text:p text:style-name="P1"><text:s text:c="32"/>}</text:p>
      <text:p text:style-name="P1"><text:s text:c="30"/>]</text:p>
      <text:p text:style-name="P1"><text:s text:c="28"/>},</text:p>
      <text:p text:style-name="P1"><text:soft-page-break/><text:s text:c="28"/>"text": "2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31,</text:p>
      <text:p text:style-name="P1"><text:s text:c="34"/>"y": 263</text:p>
      <text:p text:style-name="P1"><text:s text:c="32"/>},</text:p>
      <text:p text:style-name="P1"><text:s text:c="32"/>{</text:p>
      <text:p text:style-name="P1"><text:s text:c="34"/>"x": 519,</text:p>
      <text:p text:style-name="P1"><text:s text:c="34"/>"y": 261</text:p>
      <text:p text:style-name="P1"><text:s text:c="32"/>},</text:p>
      <text:p text:style-name="P1"><text:s text:c="32"/>{</text:p>
      <text:p text:style-name="P1"><text:s text:c="34"/>"x": 523,</text:p>
      <text:p text:style-name="P1"><text:s text:c="34"/>"y": 436</text:p>
      <text:p text:style-name="P1"><text:s text:c="32"/>},</text:p>
      <text:p text:style-name="P1"><text:s text:c="32"/>{</text:p>
      <text:p text:style-name="P1"><text:s text:c="34"/>"x": 435,</text:p>
      <text:p text:style-name="P1"><text:s text:c="34"/>"y": 438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21,</text:p>
      <text:p text:style-name="P1"><text:s text:c="34"/>"y": 261</text:p>
      <text:p text:style-name="P1"><text:s text:c="32"/>},</text:p>
      <text:p text:style-name="P1"><text:s text:c="32"/>{</text:p>
      <text:p text:style-name="P1"><text:s text:c="34"/>"x": 575,</text:p>
      <text:p text:style-name="P1"><text:s text:c="34"/>"y": 260</text:p>
      <text:p text:style-name="P1"><text:soft-page-break/><text:s text:c="32"/>},</text:p>
      <text:p text:style-name="P1"><text:s text:c="32"/>{</text:p>
      <text:p text:style-name="P1"><text:s text:c="34"/>"x": 579,</text:p>
      <text:p text:style-name="P1"><text:s text:c="34"/>"y": 435</text:p>
      <text:p text:style-name="P1"><text:s text:c="32"/>},</text:p>
      <text:p text:style-name="P1"><text:s text:c="32"/>{</text:p>
      <text:p text:style-name="P1"><text:s text:c="34"/>"x": 525,</text:p>
      <text:p text:style-name="P1"><text:s text:c="34"/>"y": 436</text:p>
      <text:p text:style-name="P1"><text:s text:c="32"/>}</text:p>
      <text:p text:style-name="P1"><text:s text:c="30"/>]</text:p>
      <text:p text:style-name="P1"><text:s text:c="28"/>},</text:p>
      <text:p text:style-name="P1"><text:s text:c="28"/>"text": "E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607,</text:p>
      <text:p text:style-name="P1"><text:s text:c="30"/>"y": 259</text:p>
      <text:p text:style-name="P1"><text:s text:c="28"/>},</text:p>
      <text:p text:style-name="P1"><text:s text:c="28"/>{</text:p>
      <text:p text:style-name="P1"><text:s text:c="30"/>"x": 842,</text:p>
      <text:p text:style-name="P1"><text:s text:c="30"/>"y": 254</text:p>
      <text:p text:style-name="P1"><text:s text:c="28"/>},</text:p>
      <text:p text:style-name="P1"><text:s text:c="28"/>{</text:p>
      <text:p text:style-name="P1"><text:s text:c="30"/>"x": 846,</text:p>
      <text:p text:style-name="P1"><text:s text:c="30"/>"y": 429</text:p>
      <text:p text:style-name="P1"><text:s text:c="28"/>},</text:p>
      <text:p text:style-name="P1"><text:s text:c="28"/>{</text:p>
      <text:p text:style-name="P1"><text:s text:c="30"/>"x": 611,</text:p>
      <text:p text:style-name="P1"><text:s text:c="30"/>"y": 434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oft-page-break/><text:s text:c="28"/>"boundingBox": {</text:p>
      <text:p text:style-name="P1"><text:s text:c="30"/>"vertices": [</text:p>
      <text:p text:style-name="P1"><text:s text:c="32"/>{</text:p>
      <text:p text:style-name="P1"><text:s text:c="34"/>"x": 607,</text:p>
      <text:p text:style-name="P1"><text:s text:c="34"/>"y": 259</text:p>
      <text:p text:style-name="P1"><text:s text:c="32"/>},</text:p>
      <text:p text:style-name="P1"><text:s text:c="32"/>{</text:p>
      <text:p text:style-name="P1"><text:s text:c="34"/>"x": 665,</text:p>
      <text:p text:style-name="P1"><text:s text:c="34"/>"y": 258</text:p>
      <text:p text:style-name="P1"><text:s text:c="32"/>},</text:p>
      <text:p text:style-name="P1"><text:s text:c="32"/>{</text:p>
      <text:p text:style-name="P1"><text:s text:c="34"/>"x": 669,</text:p>
      <text:p text:style-name="P1"><text:s text:c="34"/>"y": 433</text:p>
      <text:p text:style-name="P1"><text:s text:c="32"/>},</text:p>
      <text:p text:style-name="P1"><text:s text:c="32"/>{</text:p>
      <text:p text:style-name="P1"><text:s text:c="34"/>"x": 611,</text:p>
      <text:p text:style-name="P1"><text:s text:c="34"/>"y": 434</text:p>
      <text:p text:style-name="P1"><text:s text:c="32"/>}</text:p>
      <text:p text:style-name="P1"><text:s text:c="30"/>]</text:p>
      <text:p text:style-name="P1"><text:s text:c="28"/>},</text:p>
      <text:p text:style-name="P1"><text:s text:c="28"/>"text": "1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667,</text:p>
      <text:p text:style-name="P1"><text:s text:c="34"/>"y": 258</text:p>
      <text:p text:style-name="P1"><text:s text:c="32"/>},</text:p>
      <text:p text:style-name="P1"><text:s text:c="32"/>{</text:p>
      <text:p text:style-name="P1"><text:s text:c="34"/>"x": 721,</text:p>
      <text:p text:style-name="P1"><text:s text:c="34"/>"y": 257</text:p>
      <text:p text:style-name="P1"><text:s text:c="32"/>},</text:p>
      <text:p text:style-name="P1"><text:s text:c="32"/>{</text:p>
      <text:p text:style-name="P1"><text:s text:c="34"/>"x": 725,</text:p>
      <text:p text:style-name="P1"><text:s text:c="34"/>"y": 432</text:p>
      <text:p text:style-name="P1"><text:s text:c="32"/>},</text:p>
      <text:p text:style-name="P1"><text:s text:c="32"/>{</text:p>
      <text:p text:style-name="P1"><text:s text:c="34"/>"x": 671,</text:p>
      <text:p text:style-name="P1"><text:s text:c="34"/>"y": 433</text:p>
      <text:p text:style-name="P1"><text:s text:c="32"/>}</text:p>
      <text:p text:style-name="P1"><text:s text:c="30"/>]</text:p>
      <text:p text:style-name="P1"><text:s text:c="28"/>},</text:p>
      <text:p text:style-name="P1"><text:s text:c="28"/>"text": "4"</text:p>
      <text:p text:style-name="P1"><text:s text:c="26"/>},</text:p>
      <text:p text:style-name="P1"><text:soft-page-break/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723,</text:p>
      <text:p text:style-name="P1"><text:s text:c="34"/>"y": 257</text:p>
      <text:p text:style-name="P1"><text:s text:c="32"/>},</text:p>
      <text:p text:style-name="P1"><text:s text:c="32"/>{</text:p>
      <text:p text:style-name="P1"><text:s text:c="34"/>"x": 781,</text:p>
      <text:p text:style-name="P1"><text:s text:c="34"/>"y": 256</text:p>
      <text:p text:style-name="P1"><text:s text:c="32"/>},</text:p>
      <text:p text:style-name="P1"><text:s text:c="32"/>{</text:p>
      <text:p text:style-name="P1"><text:s text:c="34"/>"x": 785,</text:p>
      <text:p text:style-name="P1"><text:s text:c="34"/>"y": 431</text:p>
      <text:p text:style-name="P1"><text:s text:c="32"/>},</text:p>
      <text:p text:style-name="P1"><text:s text:c="32"/>{</text:p>
      <text:p text:style-name="P1"><text:s text:c="34"/>"x": 727,</text:p>
      <text:p text:style-name="P1"><text:s text:c="34"/>"y": 432</text:p>
      <text:p text:style-name="P1"><text:s text:c="32"/>}</text:p>
      <text:p text:style-name="P1"><text:s text:c="30"/>]</text:p>
      <text:p text:style-name="P1"><text:s text:c="28"/>},</text:p>
      <text:p text:style-name="P1"><text:s text:c="28"/>"text": "3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783,</text:p>
      <text:p text:style-name="P1"><text:s text:c="34"/>"y": 256</text:p>
      <text:p text:style-name="P1"><text:s text:c="32"/>},</text:p>
      <text:p text:style-name="P1"><text:s text:c="32"/>{</text:p>
      <text:p text:style-name="P1"><text:s text:c="34"/>"x": 842,</text:p>
      <text:p text:style-name="P1"><text:s text:c="34"/>"y": 255</text:p>
      <text:p text:style-name="P1"><text:s text:c="32"/>},</text:p>
      <text:p text:style-name="P1"><text:s text:c="32"/>{</text:p>
      <text:p text:style-name="P1"><text:soft-page-break/><text:s text:c="34"/>"x": 846,</text:p>
      <text:p text:style-name="P1"><text:s text:c="34"/>"y": 430</text:p>
      <text:p text:style-name="P1"><text:s text:c="32"/>},</text:p>
      <text:p text:style-name="P1"><text:s text:c="32"/>{</text:p>
      <text:p text:style-name="P1"><text:s text:c="34"/>"x": 787,</text:p>
      <text:p text:style-name="P1"><text:s text:c="34"/>"y": 431</text:p>
      <text:p text:style-name="P1"><text:s text:c="32"/>}</text:p>
      <text:p text:style-name="P1"><text:s text:c="30"/>]</text:p>
      <text:p text:style-name="P1"><text:s text:c="28"/>},</text:p>
      <text:p text:style-name="P1"><text:s text:c="28"/>"text": "3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s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854,</text:p>
      <text:p text:style-name="P1"><text:s text:c="22"/>"y": 617</text:p>
      <text:p text:style-name="P1"><text:s text:c="20"/>},</text:p>
      <text:p text:style-name="P1"><text:s text:c="20"/>{</text:p>
      <text:p text:style-name="P1"><text:s text:c="22"/>"x": 1022,</text:p>
      <text:p text:style-name="P1"><text:s text:c="22"/>"y": 617</text:p>
      <text:p text:style-name="P1"><text:s text:c="20"/>},</text:p>
      <text:p text:style-name="P1"><text:s text:c="20"/>{</text:p>
      <text:p text:style-name="P1"><text:s text:c="22"/>"x": 1022,</text:p>
      <text:p text:style-name="P1"><text:s text:c="22"/>"y": 656</text:p>
      <text:p text:style-name="P1"><text:s text:c="20"/>},</text:p>
      <text:p text:style-name="P1"><text:s text:c="20"/>{</text:p>
      <text:p text:style-name="P1"><text:s text:c="22"/>"x": 854,</text:p>
      <text:p text:style-name="P1"><text:s text:c="22"/>"y": 656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s"</text:p>
      <text:p text:style-name="P1"><text:soft-page-break/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854,</text:p>
      <text:p text:style-name="P1"><text:s text:c="26"/>"y": 617</text:p>
      <text:p text:style-name="P1"><text:s text:c="24"/>},</text:p>
      <text:p text:style-name="P1"><text:s text:c="24"/>{</text:p>
      <text:p text:style-name="P1"><text:s text:c="26"/>"x": 1022,</text:p>
      <text:p text:style-name="P1"><text:s text:c="26"/>"y": 617</text:p>
      <text:p text:style-name="P1"><text:s text:c="24"/>},</text:p>
      <text:p text:style-name="P1"><text:s text:c="24"/>{</text:p>
      <text:p text:style-name="P1"><text:s text:c="26"/>"x": 1022,</text:p>
      <text:p text:style-name="P1"><text:s text:c="26"/>"y": 656</text:p>
      <text:p text:style-name="P1"><text:s text:c="24"/>},</text:p>
      <text:p text:style-name="P1"><text:s text:c="24"/>{</text:p>
      <text:p text:style-name="P1"><text:s text:c="26"/>"x": 854,</text:p>
      <text:p text:style-name="P1"><text:s text:c="26"/>"y": 656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854,</text:p>
      <text:p text:style-name="P1"><text:s text:c="30"/>"y": 631</text:p>
      <text:p text:style-name="P1"><text:s text:c="28"/>},</text:p>
      <text:p text:style-name="P1"><text:s text:c="28"/>{</text:p>
      <text:p text:style-name="P1"><text:s text:c="30"/>"x": 948,</text:p>
      <text:p text:style-name="P1"><text:s text:c="30"/>"y": 624</text:p>
      <text:p text:style-name="P1"><text:s text:c="28"/>},</text:p>
      <text:p text:style-name="P1"><text:s text:c="28"/>{</text:p>
      <text:p text:style-name="P1"><text:s text:c="30"/>"x": 950,</text:p>
      <text:p text:style-name="P1"><text:s text:c="30"/>"y": 649</text:p>
      <text:p text:style-name="P1"><text:s text:c="28"/>},</text:p>
      <text:p text:style-name="P1"><text:s text:c="28"/>{</text:p>
      <text:p text:style-name="P1"><text:s text:c="30"/>"x": 856,</text:p>
      <text:p text:style-name="P1"><text:s text:c="30"/>"y": 656</text:p>
      <text:p text:style-name="P1"><text:s text:c="28"/>}</text:p>
      <text:p text:style-name="P1"><text:s text:c="26"/>]</text:p>
      <text:p text:style-name="P1"><text:s text:c="24"/>},</text:p>
      <text:p text:style-name="P1"><text:soft-page-break/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854,</text:p>
      <text:p text:style-name="P1"><text:s text:c="34"/>"y": 631</text:p>
      <text:p text:style-name="P1"><text:s text:c="32"/>},</text:p>
      <text:p text:style-name="P1"><text:s text:c="32"/>{</text:p>
      <text:p text:style-name="P1"><text:s text:c="34"/>"x": 867,</text:p>
      <text:p text:style-name="P1"><text:s text:c="34"/>"y": 630</text:p>
      <text:p text:style-name="P1"><text:s text:c="32"/>},</text:p>
      <text:p text:style-name="P1"><text:s text:c="32"/>{</text:p>
      <text:p text:style-name="P1"><text:s text:c="34"/>"x": 869,</text:p>
      <text:p text:style-name="P1"><text:s text:c="34"/>"y": 655</text:p>
      <text:p text:style-name="P1"><text:s text:c="32"/>},</text:p>
      <text:p text:style-name="P1"><text:s text:c="32"/>{</text:p>
      <text:p text:style-name="P1"><text:s text:c="34"/>"x": 856,</text:p>
      <text:p text:style-name="P1"><text:s text:c="34"/>"y": 656</text:p>
      <text:p text:style-name="P1"><text:s text:c="32"/>}</text:p>
      <text:p text:style-name="P1"><text:s text:c="30"/>]</text:p>
      <text:p text:style-name="P1"><text:s text:c="28"/>},</text:p>
      <text:p text:style-name="P1"><text:s text:c="28"/>"text": "P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869,</text:p>
      <text:p text:style-name="P1"><text:s text:c="34"/>"y": 630</text:p>
      <text:p text:style-name="P1"><text:s text:c="32"/>},</text:p>
      <text:p text:style-name="P1"><text:s text:c="32"/>{</text:p>
      <text:p text:style-name="P1"><text:s text:c="34"/>"x": 884,</text:p>
      <text:p text:style-name="P1"><text:s text:c="34"/>"y": 629</text:p>
      <text:p text:style-name="P1"><text:s text:c="32"/>},</text:p>
      <text:p text:style-name="P1"><text:s text:c="32"/>{</text:p>
      <text:p text:style-name="P1"><text:s text:c="34"/>"x": 886,</text:p>
      <text:p text:style-name="P1"><text:s text:c="34"/>"y": 654</text:p>
      <text:p text:style-name="P1"><text:soft-page-break/><text:s text:c="32"/>},</text:p>
      <text:p text:style-name="P1"><text:s text:c="32"/>{</text:p>
      <text:p text:style-name="P1"><text:s text:c="34"/>"x": 871,</text:p>
      <text:p text:style-name="P1"><text:s text:c="34"/>"y": 655</text:p>
      <text:p text:style-name="P1"><text:s text:c="32"/>}</text:p>
      <text:p text:style-name="P1"><text:s text:c="30"/>]</text:p>
      <text:p text:style-name="P1"><text:s text:c="28"/>},</text:p>
      <text:p text:style-name="P1"><text:s text:c="28"/>"text": "l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886,</text:p>
      <text:p text:style-name="P1"><text:s text:c="34"/>"y": 628</text:p>
      <text:p text:style-name="P1"><text:s text:c="32"/>},</text:p>
      <text:p text:style-name="P1"><text:s text:c="32"/>{</text:p>
      <text:p text:style-name="P1"><text:s text:c="34"/>"x": 900,</text:p>
      <text:p text:style-name="P1"><text:s text:c="34"/>"y": 627</text:p>
      <text:p text:style-name="P1"><text:s text:c="32"/>},</text:p>
      <text:p text:style-name="P1"><text:s text:c="32"/>{</text:p>
      <text:p text:style-name="P1"><text:s text:c="34"/>"x": 902,</text:p>
      <text:p text:style-name="P1"><text:s text:c="34"/>"y": 652</text:p>
      <text:p text:style-name="P1"><text:s text:c="32"/>},</text:p>
      <text:p text:style-name="P1"><text:s text:c="32"/>{</text:p>
      <text:p text:style-name="P1"><text:s text:c="34"/>"x": 888,</text:p>
      <text:p text:style-name="P1"><text:s text:c="34"/>"y": 653</text:p>
      <text:p text:style-name="P1"><text:s text:c="32"/>}</text:p>
      <text:p text:style-name="P1"><text:s text:c="30"/>]</text:p>
      <text:p text:style-name="P1"><text:s text:c="28"/>},</text:p>
      <text:p text:style-name="P1"><text:s text:c="28"/>"text": "a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03,</text:p>
      <text:p text:style-name="P1"><text:s text:c="34"/>"y": 632</text:p>
      <text:p text:style-name="P1"><text:soft-page-break/><text:s text:c="32"/>},</text:p>
      <text:p text:style-name="P1"><text:s text:c="32"/>{</text:p>
      <text:p text:style-name="P1"><text:s text:c="34"/>"x": 920,</text:p>
      <text:p text:style-name="P1"><text:s text:c="34"/>"y": 631</text:p>
      <text:p text:style-name="P1"><text:s text:c="32"/>},</text:p>
      <text:p text:style-name="P1"><text:s text:c="32"/>{</text:p>
      <text:p text:style-name="P1"><text:s text:c="34"/>"x": 921,</text:p>
      <text:p text:style-name="P1"><text:s text:c="34"/>"y": 650</text:p>
      <text:p text:style-name="P1"><text:s text:c="32"/>},</text:p>
      <text:p text:style-name="P1"><text:s text:c="32"/>{</text:p>
      <text:p text:style-name="P1"><text:s text:c="34"/>"x": 904,</text:p>
      <text:p text:style-name="P1"><text:s text:c="34"/>"y": 651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22,</text:p>
      <text:p text:style-name="P1"><text:s text:c="34"/>"y": 629</text:p>
      <text:p text:style-name="P1"><text:s text:c="32"/>},</text:p>
      <text:p text:style-name="P1"><text:s text:c="32"/>{</text:p>
      <text:p text:style-name="P1"><text:s text:c="34"/>"x": 934,</text:p>
      <text:p text:style-name="P1"><text:s text:c="34"/>"y": 628</text:p>
      <text:p text:style-name="P1"><text:s text:c="32"/>},</text:p>
      <text:p text:style-name="P1"><text:s text:c="32"/>{</text:p>
      <text:p text:style-name="P1"><text:s text:c="34"/>"x": 936,</text:p>
      <text:p text:style-name="P1"><text:s text:c="34"/>"y": 650</text:p>
      <text:p text:style-name="P1"><text:s text:c="32"/>},</text:p>
      <text:p text:style-name="P1"><text:s text:c="32"/>{</text:p>
      <text:p text:style-name="P1"><text:s text:c="34"/>"x": 924,</text:p>
      <text:p text:style-name="P1"><text:s text:c="34"/>"y": 651</text:p>
      <text:p text:style-name="P1"><text:s text:c="32"/>}</text:p>
      <text:p text:style-name="P1"><text:s text:c="30"/>]</text:p>
      <text:p text:style-name="P1"><text:s text:c="28"/>},</text:p>
      <text:p text:style-name="P1"><text:s text:c="28"/>"text": "e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oft-page-break/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36,</text:p>
      <text:p text:style-name="P1"><text:s text:c="34"/>"y": 628</text:p>
      <text:p text:style-name="P1"><text:s text:c="32"/>},</text:p>
      <text:p text:style-name="P1"><text:s text:c="32"/>{</text:p>
      <text:p text:style-name="P1"><text:s text:c="34"/>"x": 948,</text:p>
      <text:p text:style-name="P1"><text:s text:c="34"/>"y": 627</text:p>
      <text:p text:style-name="P1"><text:s text:c="32"/>},</text:p>
      <text:p text:style-name="P1"><text:s text:c="32"/>{</text:p>
      <text:p text:style-name="P1"><text:s text:c="34"/>"x": 950,</text:p>
      <text:p text:style-name="P1"><text:s text:c="34"/>"y": 649</text:p>
      <text:p text:style-name="P1"><text:s text:c="32"/>},</text:p>
      <text:p text:style-name="P1"><text:s text:c="32"/>{</text:p>
      <text:p text:style-name="P1"><text:s text:c="34"/>"x": 938,</text:p>
      <text:p text:style-name="P1"><text:s text:c="34"/>"y": 650</text:p>
      <text:p text:style-name="P1"><text:s text:c="32"/>}</text:p>
      <text:p text:style-name="P1"><text:s text:c="30"/>]</text:p>
      <text:p text:style-name="P1"><text:s text:c="28"/>},</text:p>
      <text:p text:style-name="P1"><text:s text:c="28"/>"text": "t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s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959,</text:p>
      <text:p text:style-name="P1"><text:s text:c="30"/>"y": 622</text:p>
      <text:p text:style-name="P1"><text:s text:c="28"/>},</text:p>
      <text:p text:style-name="P1"><text:s text:c="28"/>{</text:p>
      <text:p text:style-name="P1"><text:s text:c="30"/>"x": 1020,</text:p>
      <text:p text:style-name="P1"><text:s text:c="30"/>"y": 617</text:p>
      <text:p text:style-name="P1"><text:s text:c="28"/>},</text:p>
      <text:p text:style-name="P1"><text:s text:c="28"/>{</text:p>
      <text:p text:style-name="P1"><text:s text:c="30"/>"x": 1022,</text:p>
      <text:p text:style-name="P1"><text:s text:c="30"/>"y": 643</text:p>
      <text:p text:style-name="P1"><text:s text:c="28"/>},</text:p>
      <text:p text:style-name="P1"><text:soft-page-break/><text:s text:c="28"/>{</text:p>
      <text:p text:style-name="P1"><text:s text:c="30"/>"x": 961,</text:p>
      <text:p text:style-name="P1"><text:s text:c="30"/>"y": 648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59,</text:p>
      <text:p text:style-name="P1"><text:s text:c="34"/>"y": 622</text:p>
      <text:p text:style-name="P1"><text:s text:c="32"/>},</text:p>
      <text:p text:style-name="P1"><text:s text:c="32"/>{</text:p>
      <text:p text:style-name="P1"><text:s text:c="34"/>"x": 974,</text:p>
      <text:p text:style-name="P1"><text:s text:c="34"/>"y": 621</text:p>
      <text:p text:style-name="P1"><text:s text:c="32"/>},</text:p>
      <text:p text:style-name="P1"><text:s text:c="32"/>{</text:p>
      <text:p text:style-name="P1"><text:s text:c="34"/>"x": 976,</text:p>
      <text:p text:style-name="P1"><text:s text:c="34"/>"y": 645</text:p>
      <text:p text:style-name="P1"><text:s text:c="32"/>},</text:p>
      <text:p text:style-name="P1"><text:s text:c="32"/>{</text:p>
      <text:p text:style-name="P1"><text:s text:c="34"/>"x": 961,</text:p>
      <text:p text:style-name="P1"><text:s text:c="34"/>"y": 646</text:p>
      <text:p text:style-name="P1"><text:s text:c="32"/>}</text:p>
      <text:p text:style-name="P1"><text:s text:c="30"/>]</text:p>
      <text:p text:style-name="P1"><text:s text:c="28"/>},</text:p>
      <text:p text:style-name="P1"><text:s text:c="28"/>"text": "F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75,</text:p>
      <text:p text:style-name="P1"><text:s text:c="34"/>"y": 626</text:p>
      <text:p text:style-name="P1"><text:s text:c="32"/>},</text:p>
      <text:p text:style-name="P1"><text:s text:c="32"/>{</text:p>
      <text:p text:style-name="P1"><text:soft-page-break/><text:s text:c="34"/>"x": 994,</text:p>
      <text:p text:style-name="P1"><text:s text:c="34"/>"y": 625</text:p>
      <text:p text:style-name="P1"><text:s text:c="32"/>},</text:p>
      <text:p text:style-name="P1"><text:s text:c="32"/>{</text:p>
      <text:p text:style-name="P1"><text:s text:c="34"/>"x": 996,</text:p>
      <text:p text:style-name="P1"><text:s text:c="34"/>"y": 644</text:p>
      <text:p text:style-name="P1"><text:s text:c="32"/>},</text:p>
      <text:p text:style-name="P1"><text:s text:c="32"/>{</text:p>
      <text:p text:style-name="P1"><text:s text:c="34"/>"x": 977,</text:p>
      <text:p text:style-name="P1"><text:s text:c="34"/>"y": 646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96,</text:p>
      <text:p text:style-name="P1"><text:s text:c="34"/>"y": 625</text:p>
      <text:p text:style-name="P1"><text:s text:c="32"/>},</text:p>
      <text:p text:style-name="P1"><text:s text:c="32"/>{</text:p>
      <text:p text:style-name="P1"><text:s text:c="34"/>"x": 1005,</text:p>
      <text:p text:style-name="P1"><text:s text:c="34"/>"y": 624</text:p>
      <text:p text:style-name="P1"><text:s text:c="32"/>},</text:p>
      <text:p text:style-name="P1"><text:s text:c="32"/>{</text:p>
      <text:p text:style-name="P1"><text:s text:c="34"/>"x": 1006,</text:p>
      <text:p text:style-name="P1"><text:s text:c="34"/>"y": 641</text:p>
      <text:p text:style-name="P1"><text:s text:c="32"/>},</text:p>
      <text:p text:style-name="P1"><text:s text:c="32"/>{</text:p>
      <text:p text:style-name="P1"><text:s text:c="34"/>"x": 997,</text:p>
      <text:p text:style-name="P1"><text:s text:c="34"/>"y": 642</text:p>
      <text:p text:style-name="P1"><text:s text:c="32"/>}</text:p>
      <text:p text:style-name="P1"><text:s text:c="30"/>]</text:p>
      <text:p text:style-name="P1"><text:s text:c="28"/>},</text:p>
      <text:p text:style-name="P1"><text:s text:c="28"/>"text": "r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,</text:p>
      <text:p text:style-name="P1"><text:soft-page-break/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006,</text:p>
      <text:p text:style-name="P1"><text:s text:c="34"/>"y": 624</text:p>
      <text:p text:style-name="P1"><text:s text:c="32"/>},</text:p>
      <text:p text:style-name="P1"><text:s text:c="32"/>{</text:p>
      <text:p text:style-name="P1"><text:s text:c="34"/>"x": 1021,</text:p>
      <text:p text:style-name="P1"><text:s text:c="34"/>"y": 623</text:p>
      <text:p text:style-name="P1"><text:s text:c="32"/>},</text:p>
      <text:p text:style-name="P1"><text:s text:c="32"/>{</text:p>
      <text:p text:style-name="P1"><text:s text:c="34"/>"x": 1022,</text:p>
      <text:p text:style-name="P1"><text:s text:c="34"/>"y": 642</text:p>
      <text:p text:style-name="P1"><text:s text:c="32"/>},</text:p>
      <text:p text:style-name="P1"><text:s text:c="32"/>{</text:p>
      <text:p text:style-name="P1"><text:s text:c="34"/>"x": 1007,</text:p>
      <text:p text:style-name="P1"><text:s text:c="34"/>"y": 643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5,</text:p>
      <text:p text:style-name="P1"><text:s text:c="22"/>"y": 740</text:p>
      <text:p text:style-name="P1"><text:s text:c="20"/>},</text:p>
      <text:p text:style-name="P1"><text:s text:c="20"/>{</text:p>
      <text:p text:style-name="P1"><text:s text:c="22"/>"x": 72,</text:p>
      <text:p text:style-name="P1"><text:s text:c="22"/>"y": 740</text:p>
      <text:p text:style-name="P1"><text:s text:c="20"/>},</text:p>
      <text:p text:style-name="P1"><text:s text:c="20"/>{</text:p>
      <text:p text:style-name="P1"><text:soft-page-break/><text:s text:c="22"/>"x": 72,</text:p>
      <text:p text:style-name="P1"><text:s text:c="22"/>"y": 751</text:p>
      <text:p text:style-name="P1"><text:s text:c="20"/>},</text:p>
      <text:p text:style-name="P1"><text:s text:c="20"/>{</text:p>
      <text:p text:style-name="P1"><text:s text:c="22"/>"x": 5,</text:p>
      <text:p text:style-name="P1"><text:s text:c="22"/>"y": 751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5,</text:p>
      <text:p text:style-name="P1"><text:s text:c="26"/>"y": 740</text:p>
      <text:p text:style-name="P1"><text:s text:c="24"/>},</text:p>
      <text:p text:style-name="P1"><text:s text:c="24"/>{</text:p>
      <text:p text:style-name="P1"><text:s text:c="26"/>"x": 72,</text:p>
      <text:p text:style-name="P1"><text:s text:c="26"/>"y": 740</text:p>
      <text:p text:style-name="P1"><text:s text:c="24"/>},</text:p>
      <text:p text:style-name="P1"><text:s text:c="24"/>{</text:p>
      <text:p text:style-name="P1"><text:s text:c="26"/>"x": 72,</text:p>
      <text:p text:style-name="P1"><text:s text:c="26"/>"y": 751</text:p>
      <text:p text:style-name="P1"><text:s text:c="24"/>},</text:p>
      <text:p text:style-name="P1"><text:s text:c="24"/>{</text:p>
      <text:p text:style-name="P1"><text:s text:c="26"/>"x": 5,</text:p>
      <text:p text:style-name="P1"><text:s text:c="26"/>"y": 751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5,</text:p>
      <text:p text:style-name="P1"><text:s text:c="30"/>"y": 740</text:p>
      <text:p text:style-name="P1"><text:soft-page-break/><text:s text:c="28"/>},</text:p>
      <text:p text:style-name="P1"><text:s text:c="28"/>{</text:p>
      <text:p text:style-name="P1"><text:s text:c="30"/>"x": 72,</text:p>
      <text:p text:style-name="P1"><text:s text:c="30"/>"y": 740</text:p>
      <text:p text:style-name="P1"><text:s text:c="28"/>},</text:p>
      <text:p text:style-name="P1"><text:s text:c="28"/>{</text:p>
      <text:p text:style-name="P1"><text:s text:c="30"/>"x": 72,</text:p>
      <text:p text:style-name="P1"><text:s text:c="30"/>"y": 751</text:p>
      <text:p text:style-name="P1"><text:s text:c="28"/>},</text:p>
      <text:p text:style-name="P1"><text:s text:c="28"/>{</text:p>
      <text:p text:style-name="P1"><text:s text:c="30"/>"x": 5,</text:p>
      <text:p text:style-name="P1"><text:s text:c="30"/>"y": 751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,</text:p>
      <text:p text:style-name="P1"><text:s text:c="34"/>"y": 740</text:p>
      <text:p text:style-name="P1"><text:s text:c="32"/>},</text:p>
      <text:p text:style-name="P1"><text:s text:c="32"/>{</text:p>
      <text:p text:style-name="P1"><text:s text:c="34"/>"x": 14,</text:p>
      <text:p text:style-name="P1"><text:s text:c="34"/>"y": 740</text:p>
      <text:p text:style-name="P1"><text:s text:c="32"/>},</text:p>
      <text:p text:style-name="P1"><text:s text:c="32"/>{</text:p>
      <text:p text:style-name="P1"><text:s text:c="34"/>"x": 14,</text:p>
      <text:p text:style-name="P1"><text:s text:c="34"/>"y": 751</text:p>
      <text:p text:style-name="P1"><text:s text:c="32"/>},</text:p>
      <text:p text:style-name="P1"><text:s text:c="32"/>{</text:p>
      <text:p text:style-name="P1"><text:s text:c="34"/>"x": 5,</text:p>
      <text:p text:style-name="P1"><text:s text:c="34"/>"y": 751</text:p>
      <text:p text:style-name="P1"><text:s text:c="32"/>}</text:p>
      <text:p text:style-name="P1"><text:s text:c="30"/>]</text:p>
      <text:p text:style-name="P1"><text:s text:c="28"/>},</text:p>
      <text:p text:style-name="P1"><text:s text:c="28"/>"text": "T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oft-page-break/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6,</text:p>
      <text:p text:style-name="P1"><text:s text:c="34"/>"y": 740</text:p>
      <text:p text:style-name="P1"><text:s text:c="32"/>},</text:p>
      <text:p text:style-name="P1"><text:s text:c="32"/>{</text:p>
      <text:p text:style-name="P1"><text:s text:c="34"/>"x": 26,</text:p>
      <text:p text:style-name="P1"><text:s text:c="34"/>"y": 740</text:p>
      <text:p text:style-name="P1"><text:s text:c="32"/>},</text:p>
      <text:p text:style-name="P1"><text:s text:c="32"/>{</text:p>
      <text:p text:style-name="P1"><text:s text:c="34"/>"x": 26,</text:p>
      <text:p text:style-name="P1"><text:s text:c="34"/>"y": 751</text:p>
      <text:p text:style-name="P1"><text:s text:c="32"/>},</text:p>
      <text:p text:style-name="P1"><text:s text:c="32"/>{</text:p>
      <text:p text:style-name="P1"><text:s text:c="34"/>"x": 16,</text:p>
      <text:p text:style-name="P1"><text:s text:c="34"/>"y": 751</text:p>
      <text:p text:style-name="P1"><text:s text:c="32"/>}</text:p>
      <text:p text:style-name="P1"><text:s text:c="30"/>]</text:p>
      <text:p text:style-name="P1"><text:s text:c="28"/>},</text:p>
      <text:p text:style-name="P1"><text:s text:c="28"/>"text": "e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0,</text:p>
      <text:p text:style-name="P1"><text:s text:c="34"/>"y": 743</text:p>
      <text:p text:style-name="P1"><text:s text:c="32"/>},</text:p>
      <text:p text:style-name="P1"><text:s text:c="32"/>{</text:p>
      <text:p text:style-name="P1"><text:s text:c="34"/>"x": 41,</text:p>
      <text:p text:style-name="P1"><text:s text:c="34"/>"y": 743</text:p>
      <text:p text:style-name="P1"><text:s text:c="32"/>},</text:p>
      <text:p text:style-name="P1"><text:s text:c="32"/>{</text:p>
      <text:p text:style-name="P1"><text:s text:c="34"/>"x": 41,</text:p>
      <text:p text:style-name="P1"><text:s text:c="34"/>"y": 751</text:p>
      <text:p text:style-name="P1"><text:s text:c="32"/>},</text:p>
      <text:p text:style-name="P1"><text:s text:c="32"/>{</text:p>
      <text:p text:style-name="P1"><text:s text:c="34"/>"x": 30,</text:p>
      <text:p text:style-name="P1"><text:s text:c="34"/>"y": 751</text:p>
      <text:p text:style-name="P1"><text:s text:c="32"/>}</text:p>
      <text:p text:style-name="P1"><text:s text:c="30"/>]</text:p>
      <text:p text:style-name="P1"><text:s text:c="28"/>},</text:p>
      <text:p text:style-name="P1"><text:soft-page-break/><text:s text:c="28"/>"text": "a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6,</text:p>
      <text:p text:style-name="P1"><text:s text:c="34"/>"y": 743</text:p>
      <text:p text:style-name="P1"><text:s text:c="32"/>},</text:p>
      <text:p text:style-name="P1"><text:s text:c="32"/>{</text:p>
      <text:p text:style-name="P1"><text:s text:c="34"/>"x": 63,</text:p>
      <text:p text:style-name="P1"><text:s text:c="34"/>"y": 743</text:p>
      <text:p text:style-name="P1"><text:s text:c="32"/>},</text:p>
      <text:p text:style-name="P1"><text:s text:c="32"/>{</text:p>
      <text:p text:style-name="P1"><text:s text:c="34"/>"x": 63,</text:p>
      <text:p text:style-name="P1"><text:s text:c="34"/>"y": 751</text:p>
      <text:p text:style-name="P1"><text:s text:c="32"/>},</text:p>
      <text:p text:style-name="P1"><text:s text:c="32"/>{</text:p>
      <text:p text:style-name="P1"><text:s text:c="34"/>"x": 46,</text:p>
      <text:p text:style-name="P1"><text:s text:c="34"/>"y": 751</text:p>
      <text:p text:style-name="P1"><text:s text:c="32"/>}</text:p>
      <text:p text:style-name="P1"><text:s text:c="30"/>]</text:p>
      <text:p text:style-name="P1"><text:s text:c="28"/>},</text:p>
      <text:p text:style-name="P1"><text:s text:c="28"/>"text": "m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s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66,</text:p>
      <text:p text:style-name="P1"><text:s text:c="34"/>"y": 746</text:p>
      <text:p text:style-name="P1"><text:s text:c="32"/>},</text:p>
      <text:p text:style-name="P1"><text:s text:c="32"/>{</text:p>
      <text:p text:style-name="P1"><text:s text:c="34"/>"x": 72,</text:p>
      <text:p text:style-name="P1"><text:s text:c="34"/>"y": 746</text:p>
      <text:p text:style-name="P1"><text:soft-page-break/><text:s text:c="32"/>},</text:p>
      <text:p text:style-name="P1"><text:s text:c="32"/>{</text:p>
      <text:p text:style-name="P1"><text:s text:c="34"/>"x": 72,</text:p>
      <text:p text:style-name="P1"><text:s text:c="34"/>"y": 748</text:p>
      <text:p text:style-name="P1"><text:s text:c="32"/>},</text:p>
      <text:p text:style-name="P1"><text:s text:c="32"/>{</text:p>
      <text:p text:style-name="P1"><text:s text:c="34"/>"x": 66,</text:p>
      <text:p text:style-name="P1"><text:s text:c="34"/>"y": 748</text:p>
      <text:p text:style-name="P1"><text:s text:c="32"/>}</text:p>
      <text:p text:style-name="P1"><text:s text:c="30"/>]</text:p>
      <text:p text:style-name="P1"><text:s text:c="28"/>},</text:p>
      <text:p text:style-name="P1"><text:s text:c="28"/>"text": "-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MH 12DE 1433\nPlanet Foro\nTeam-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ca",</text:p>
      <text:p text:style-name="P2"><text:s text:c="10"/>"description": "AJ 8008\nNCR\n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23,</text:p>
      <text:p text:style-name="P1"><text:s text:c="16"/>"y": 129</text:p>
      <text:p text:style-name="P1"><text:s text:c="14"/>},</text:p>
      <text:p text:style-name="P1"><text:s text:c="14"/>{</text:p>
      <text:p text:style-name="P1"><text:s text:c="16"/>"x": 527,</text:p>
      <text:p text:style-name="P1"><text:s text:c="16"/>"y": 129</text:p>
      <text:p text:style-name="P1"><text:s text:c="14"/>},</text:p>
      <text:p text:style-name="P1"><text:s text:c="14"/>{</text:p>
      <text:p text:style-name="P1"><text:s text:c="16"/>"x": 527,</text:p>
      <text:p text:style-name="P1"><text:s text:c="16"/>"y": 282</text:p>
      <text:p text:style-name="P1"><text:s text:c="14"/>},</text:p>
      <text:p text:style-name="P1"><text:s text:c="14"/>{</text:p>
      <text:p text:style-name="P1"><text:s text:c="16"/>"x": 123,</text:p>
      <text:p text:style-name="P1"><text:s text:c="16"/>"y": 282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oft-page-break/><text:s text:c="8"/>{</text:p>
      <text:p text:style-name="P1"><text:s text:c="10"/>"description": "AJ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23,</text:p>
      <text:p text:style-name="P1"><text:s text:c="16"/>"y": 181</text:p>
      <text:p text:style-name="P1"><text:s text:c="14"/>},</text:p>
      <text:p text:style-name="P1"><text:s text:c="14"/>{</text:p>
      <text:p text:style-name="P1"><text:s text:c="16"/>"x": 274,</text:p>
      <text:p text:style-name="P1"><text:s text:c="16"/>"y": 161</text:p>
      <text:p text:style-name="P1"><text:s text:c="14"/>},</text:p>
      <text:p text:style-name="P1"><text:s text:c="14"/>{</text:p>
      <text:p text:style-name="P1"><text:s text:c="16"/>"x": 287,</text:p>
      <text:p text:style-name="P1"><text:s text:c="16"/>"y": 263</text:p>
      <text:p text:style-name="P1"><text:s text:c="14"/>},</text:p>
      <text:p text:style-name="P1"><text:s text:c="14"/>{</text:p>
      <text:p text:style-name="P1"><text:s text:c="16"/>"x": 136,</text:p>
      <text:p text:style-name="P1"><text:s text:c="16"/>"y": 282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8008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327,</text:p>
      <text:p text:style-name="P1"><text:s text:c="16"/>"y": 153</text:p>
      <text:p text:style-name="P1"><text:s text:c="14"/>},</text:p>
      <text:p text:style-name="P1"><text:s text:c="14"/>{</text:p>
      <text:p text:style-name="P1"><text:s text:c="16"/>"x": 513,</text:p>
      <text:p text:style-name="P1"><text:s text:c="16"/>"y": 129</text:p>
      <text:p text:style-name="P1"><text:s text:c="14"/>},</text:p>
      <text:p text:style-name="P1"><text:s text:c="14"/>{</text:p>
      <text:p text:style-name="P1"><text:s text:c="16"/>"x": 527,</text:p>
      <text:p text:style-name="P1"><text:s text:c="16"/>"y": 230</text:p>
      <text:p text:style-name="P1"><text:s text:c="14"/>},</text:p>
      <text:p text:style-name="P1"><text:s text:c="14"/>{</text:p>
      <text:p text:style-name="P1"><text:s text:c="16"/>"x": 340,</text:p>
      <text:p text:style-name="P1"><text:s text:c="16"/>"y": 254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NCR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308,</text:p>
      <text:p text:style-name="P1"><text:soft-page-break/><text:s text:c="16"/>"y": 243</text:p>
      <text:p text:style-name="P1"><text:s text:c="14"/>},</text:p>
      <text:p text:style-name="P1"><text:s text:c="14"/>{</text:p>
      <text:p text:style-name="P1"><text:s text:c="16"/>"x": 357,</text:p>
      <text:p text:style-name="P1"><text:s text:c="16"/>"y": 234</text:p>
      <text:p text:style-name="P1"><text:s text:c="14"/>},</text:p>
      <text:p text:style-name="P1"><text:s text:c="14"/>{</text:p>
      <text:p text:style-name="P1"><text:s text:c="16"/>"x": 360,</text:p>
      <text:p text:style-name="P1"><text:s text:c="16"/>"y": 250</text:p>
      <text:p text:style-name="P1"><text:s text:c="14"/>},</text:p>
      <text:p text:style-name="P1"><text:s text:c="14"/>{</text:p>
      <text:p text:style-name="P1"><text:s text:c="16"/>"x": 311,</text:p>
      <text:p text:style-name="P1"><text:s text:c="16"/>"y": 259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ca"</text:p>
      <text:p text:style-name="P1"><text:s text:c="16"/>}</text:p>
      <text:p text:style-name="P1"><text:s text:c="14"/>]</text:p>
      <text:p text:style-name="P1"><text:s text:c="12"/>},</text:p>
      <text:p text:style-name="P1"><text:s text:c="12"/>"width": 600,</text:p>
      <text:p text:style-name="P1"><text:s text:c="12"/>"height": 410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o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123,</text:p>
      <text:p text:style-name="P1"><text:s text:c="22"/>"y": 129</text:p>
      <text:p text:style-name="P1"><text:s text:c="20"/>},</text:p>
      <text:p text:style-name="P1"><text:s text:c="20"/>{</text:p>
      <text:p text:style-name="P1"><text:s text:c="22"/>"x": 527,</text:p>
      <text:p text:style-name="P1"><text:s text:c="22"/>"y": 129</text:p>
      <text:p text:style-name="P1"><text:s text:c="20"/>},</text:p>
      <text:p text:style-name="P1"><text:s text:c="20"/>{</text:p>
      <text:p text:style-name="P1"><text:s text:c="22"/>"x": 527,</text:p>
      <text:p text:style-name="P1"><text:s text:c="22"/>"y": 282</text:p>
      <text:p text:style-name="P1"><text:soft-page-break/><text:s text:c="20"/>},</text:p>
      <text:p text:style-name="P1"><text:s text:c="20"/>{</text:p>
      <text:p text:style-name="P1"><text:s text:c="22"/>"x": 123,</text:p>
      <text:p text:style-name="P1"><text:s text:c="22"/>"y": 282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o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123,</text:p>
      <text:p text:style-name="P1"><text:s text:c="26"/>"y": 129</text:p>
      <text:p text:style-name="P1"><text:s text:c="24"/>},</text:p>
      <text:p text:style-name="P1"><text:s text:c="24"/>{</text:p>
      <text:p text:style-name="P1"><text:s text:c="26"/>"x": 527,</text:p>
      <text:p text:style-name="P1"><text:s text:c="26"/>"y": 129</text:p>
      <text:p text:style-name="P1"><text:s text:c="24"/>},</text:p>
      <text:p text:style-name="P1"><text:s text:c="24"/>{</text:p>
      <text:p text:style-name="P1"><text:s text:c="26"/>"x": 527,</text:p>
      <text:p text:style-name="P1"><text:s text:c="26"/>"y": 282</text:p>
      <text:p text:style-name="P1"><text:s text:c="24"/>},</text:p>
      <text:p text:style-name="P1"><text:s text:c="24"/>{</text:p>
      <text:p text:style-name="P1"><text:s text:c="26"/>"x": 123,</text:p>
      <text:p text:style-name="P1"><text:s text:c="26"/>"y": 282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o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123,</text:p>
      <text:p text:style-name="P1"><text:s text:c="30"/>"y": 181</text:p>
      <text:p text:style-name="P1"><text:s text:c="28"/>},</text:p>
      <text:p text:style-name="P1"><text:s text:c="28"/>{</text:p>
      <text:p text:style-name="P1"><text:soft-page-break/><text:s text:c="30"/>"x": 274,</text:p>
      <text:p text:style-name="P1"><text:s text:c="30"/>"y": 161</text:p>
      <text:p text:style-name="P1"><text:s text:c="28"/>},</text:p>
      <text:p text:style-name="P1"><text:s text:c="28"/>{</text:p>
      <text:p text:style-name="P1"><text:s text:c="30"/>"x": 287,</text:p>
      <text:p text:style-name="P1"><text:s text:c="30"/>"y": 263</text:p>
      <text:p text:style-name="P1"><text:s text:c="28"/>},</text:p>
      <text:p text:style-name="P1"><text:s text:c="28"/>{</text:p>
      <text:p text:style-name="P1"><text:s text:c="30"/>"x": 136,</text:p>
      <text:p text:style-name="P1"><text:s text:c="30"/>"y": 282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23,</text:p>
      <text:p text:style-name="P1"><text:s text:c="34"/>"y": 181</text:p>
      <text:p text:style-name="P1"><text:s text:c="32"/>},</text:p>
      <text:p text:style-name="P1"><text:s text:c="32"/>{</text:p>
      <text:p text:style-name="P1"><text:s text:c="34"/>"x": 207,</text:p>
      <text:p text:style-name="P1"><text:s text:c="34"/>"y": 170</text:p>
      <text:p text:style-name="P1"><text:s text:c="32"/>},</text:p>
      <text:p text:style-name="P1"><text:s text:c="32"/>{</text:p>
      <text:p text:style-name="P1"><text:s text:c="34"/>"x": 220,</text:p>
      <text:p text:style-name="P1"><text:s text:c="34"/>"y": 271</text:p>
      <text:p text:style-name="P1"><text:s text:c="32"/>},</text:p>
      <text:p text:style-name="P1"><text:s text:c="32"/>{</text:p>
      <text:p text:style-name="P1"><text:s text:c="34"/>"x": 136,</text:p>
      <text:p text:style-name="P1"><text:s text:c="34"/>"y": 282</text:p>
      <text:p text:style-name="P1"><text:s text:c="32"/>}</text:p>
      <text:p text:style-name="P1"><text:s text:c="30"/>]</text:p>
      <text:p text:style-name="P1"><text:s text:c="28"/>},</text:p>
      <text:p text:style-name="P1"><text:s text:c="28"/>"text": "A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,</text:p>
      <text:p text:style-name="P1"><text:s text:c="30"/>"detectedBreak": {</text:p>
      <text:p text:style-name="P1"><text:soft-page-break/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09,</text:p>
      <text:p text:style-name="P1"><text:s text:c="34"/>"y": 169</text:p>
      <text:p text:style-name="P1"><text:s text:c="32"/>},</text:p>
      <text:p text:style-name="P1"><text:s text:c="32"/>{</text:p>
      <text:p text:style-name="P1"><text:s text:c="34"/>"x": 273,</text:p>
      <text:p text:style-name="P1"><text:s text:c="34"/>"y": 161</text:p>
      <text:p text:style-name="P1"><text:s text:c="32"/>},</text:p>
      <text:p text:style-name="P1"><text:s text:c="32"/>{</text:p>
      <text:p text:style-name="P1"><text:s text:c="34"/>"x": 287,</text:p>
      <text:p text:style-name="P1"><text:s text:c="34"/>"y": 262</text:p>
      <text:p text:style-name="P1"><text:s text:c="32"/>},</text:p>
      <text:p text:style-name="P1"><text:s text:c="32"/>{</text:p>
      <text:p text:style-name="P1"><text:s text:c="34"/>"x": 222,</text:p>
      <text:p text:style-name="P1"><text:s text:c="34"/>"y": 270</text:p>
      <text:p text:style-name="P1"><text:s text:c="32"/>}</text:p>
      <text:p text:style-name="P1"><text:s text:c="30"/>]</text:p>
      <text:p text:style-name="P1"><text:s text:c="28"/>},</text:p>
      <text:p text:style-name="P1"><text:s text:c="28"/>"text": "J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327,</text:p>
      <text:p text:style-name="P1"><text:s text:c="30"/>"y": 153</text:p>
      <text:p text:style-name="P1"><text:s text:c="28"/>},</text:p>
      <text:p text:style-name="P1"><text:s text:c="28"/>{</text:p>
      <text:p text:style-name="P1"><text:s text:c="30"/>"x": 513,</text:p>
      <text:p text:style-name="P1"><text:s text:c="30"/>"y": 129</text:p>
      <text:p text:style-name="P1"><text:s text:c="28"/>},</text:p>
      <text:p text:style-name="P1"><text:s text:c="28"/>{</text:p>
      <text:p text:style-name="P1"><text:s text:c="30"/>"x": 527,</text:p>
      <text:p text:style-name="P1"><text:s text:c="30"/>"y": 230</text:p>
      <text:p text:style-name="P1"><text:s text:c="28"/>},</text:p>
      <text:p text:style-name="P1"><text:s text:c="28"/>{</text:p>
      <text:p text:style-name="P1"><text:s text:c="30"/>"x": 340,</text:p>
      <text:p text:style-name="P1"><text:s text:c="30"/>"y": 254</text:p>
      <text:p text:style-name="P1"><text:soft-page-break/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27,</text:p>
      <text:p text:style-name="P1"><text:s text:c="34"/>"y": 153</text:p>
      <text:p text:style-name="P1"><text:s text:c="32"/>},</text:p>
      <text:p text:style-name="P1"><text:s text:c="32"/>{</text:p>
      <text:p text:style-name="P1"><text:s text:c="34"/>"x": 376,</text:p>
      <text:p text:style-name="P1"><text:s text:c="34"/>"y": 147</text:p>
      <text:p text:style-name="P1"><text:s text:c="32"/>},</text:p>
      <text:p text:style-name="P1"><text:s text:c="32"/>{</text:p>
      <text:p text:style-name="P1"><text:s text:c="34"/>"x": 389,</text:p>
      <text:p text:style-name="P1"><text:s text:c="34"/>"y": 248</text:p>
      <text:p text:style-name="P1"><text:s text:c="32"/>},</text:p>
      <text:p text:style-name="P1"><text:s text:c="32"/>{</text:p>
      <text:p text:style-name="P1"><text:s text:c="34"/>"x": 340,</text:p>
      <text:p text:style-name="P1"><text:s text:c="34"/>"y": 254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77,</text:p>
      <text:p text:style-name="P1"><text:s text:c="34"/>"y": 147</text:p>
      <text:p text:style-name="P1"><text:s text:c="32"/>},</text:p>
      <text:p text:style-name="P1"><text:s text:c="32"/>{</text:p>
      <text:p text:style-name="P1"><text:s text:c="34"/>"x": 428,</text:p>
      <text:p text:style-name="P1"><text:s text:c="34"/>"y": 140</text:p>
      <text:p text:style-name="P1"><text:s text:c="32"/>},</text:p>
      <text:p text:style-name="P1"><text:soft-page-break/><text:s text:c="32"/>{</text:p>
      <text:p text:style-name="P1"><text:s text:c="34"/>"x": 441,</text:p>
      <text:p text:style-name="P1"><text:s text:c="34"/>"y": 242</text:p>
      <text:p text:style-name="P1"><text:s text:c="32"/>},</text:p>
      <text:p text:style-name="P1"><text:s text:c="32"/>{</text:p>
      <text:p text:style-name="P1"><text:s text:c="34"/>"x": 390,</text:p>
      <text:p text:style-name="P1"><text:s text:c="34"/>"y": 248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30,</text:p>
      <text:p text:style-name="P1"><text:s text:c="34"/>"y": 140</text:p>
      <text:p text:style-name="P1"><text:s text:c="32"/>},</text:p>
      <text:p text:style-name="P1"><text:s text:c="32"/>{</text:p>
      <text:p text:style-name="P1"><text:s text:c="34"/>"x": 461,</text:p>
      <text:p text:style-name="P1"><text:s text:c="34"/>"y": 136</text:p>
      <text:p text:style-name="P1"><text:s text:c="32"/>},</text:p>
      <text:p text:style-name="P1"><text:s text:c="32"/>{</text:p>
      <text:p text:style-name="P1"><text:s text:c="34"/>"x": 474,</text:p>
      <text:p text:style-name="P1"><text:s text:c="34"/>"y": 237</text:p>
      <text:p text:style-name="P1"><text:s text:c="32"/>},</text:p>
      <text:p text:style-name="P1"><text:s text:c="32"/>{</text:p>
      <text:p text:style-name="P1"><text:s text:c="34"/>"x": 443,</text:p>
      <text:p text:style-name="P1"><text:s text:c="34"/>"y": 241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oft-page-break/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63,</text:p>
      <text:p text:style-name="P1"><text:s text:c="34"/>"y": 136</text:p>
      <text:p text:style-name="P1"><text:s text:c="32"/>},</text:p>
      <text:p text:style-name="P1"><text:s text:c="32"/>{</text:p>
      <text:p text:style-name="P1"><text:s text:c="34"/>"x": 514,</text:p>
      <text:p text:style-name="P1"><text:s text:c="34"/>"y": 129</text:p>
      <text:p text:style-name="P1"><text:s text:c="32"/>},</text:p>
      <text:p text:style-name="P1"><text:s text:c="32"/>{</text:p>
      <text:p text:style-name="P1"><text:s text:c="34"/>"x": 527,</text:p>
      <text:p text:style-name="P1"><text:s text:c="34"/>"y": 231</text:p>
      <text:p text:style-name="P1"><text:s text:c="32"/>},</text:p>
      <text:p text:style-name="P1"><text:s text:c="32"/>{</text:p>
      <text:p text:style-name="P1"><text:s text:c="34"/>"x": 476,</text:p>
      <text:p text:style-name="P1"><text:s text:c="34"/>"y": 237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ca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308,</text:p>
      <text:p text:style-name="P1"><text:s text:c="22"/>"y": 234</text:p>
      <text:p text:style-name="P1"><text:s text:c="20"/>},</text:p>
      <text:p text:style-name="P1"><text:s text:c="20"/>{</text:p>
      <text:p text:style-name="P1"><text:s text:c="22"/>"x": 360,</text:p>
      <text:p text:style-name="P1"><text:s text:c="22"/>"y": 234</text:p>
      <text:p text:style-name="P1"><text:s text:c="20"/>},</text:p>
      <text:p text:style-name="P1"><text:s text:c="20"/>{</text:p>
      <text:p text:style-name="P1"><text:s text:c="22"/>"x": 360,</text:p>
      <text:p text:style-name="P1"><text:s text:c="22"/>"y": 259</text:p>
      <text:p text:style-name="P1"><text:s text:c="20"/>},</text:p>
      <text:p text:style-name="P1"><text:soft-page-break/><text:s text:c="20"/>{</text:p>
      <text:p text:style-name="P1"><text:s text:c="22"/>"x": 308,</text:p>
      <text:p text:style-name="P1"><text:s text:c="22"/>"y": 259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ca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308,</text:p>
      <text:p text:style-name="P1"><text:s text:c="26"/>"y": 234</text:p>
      <text:p text:style-name="P1"><text:s text:c="24"/>},</text:p>
      <text:p text:style-name="P1"><text:s text:c="24"/>{</text:p>
      <text:p text:style-name="P1"><text:s text:c="26"/>"x": 360,</text:p>
      <text:p text:style-name="P1"><text:s text:c="26"/>"y": 234</text:p>
      <text:p text:style-name="P1"><text:s text:c="24"/>},</text:p>
      <text:p text:style-name="P1"><text:s text:c="24"/>{</text:p>
      <text:p text:style-name="P1"><text:s text:c="26"/>"x": 360,</text:p>
      <text:p text:style-name="P1"><text:s text:c="26"/>"y": 259</text:p>
      <text:p text:style-name="P1"><text:s text:c="24"/>},</text:p>
      <text:p text:style-name="P1"><text:s text:c="24"/>{</text:p>
      <text:p text:style-name="P1"><text:s text:c="26"/>"x": 308,</text:p>
      <text:p text:style-name="P1"><text:s text:c="26"/>"y": 259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ca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308,</text:p>
      <text:p text:style-name="P1"><text:s text:c="30"/>"y": 243</text:p>
      <text:p text:style-name="P1"><text:s text:c="28"/>},</text:p>
      <text:p text:style-name="P1"><text:s text:c="28"/>{</text:p>
      <text:p text:style-name="P1"><text:s text:c="30"/>"x": 357,</text:p>
      <text:p text:style-name="P1"><text:soft-page-break/><text:s text:c="30"/>"y": 234</text:p>
      <text:p text:style-name="P1"><text:s text:c="28"/>},</text:p>
      <text:p text:style-name="P1"><text:s text:c="28"/>{</text:p>
      <text:p text:style-name="P1"><text:s text:c="30"/>"x": 360,</text:p>
      <text:p text:style-name="P1"><text:s text:c="30"/>"y": 250</text:p>
      <text:p text:style-name="P1"><text:s text:c="28"/>},</text:p>
      <text:p text:style-name="P1"><text:s text:c="28"/>{</text:p>
      <text:p text:style-name="P1"><text:s text:c="30"/>"x": 311,</text:p>
      <text:p text:style-name="P1"><text:s text:c="30"/>"y": 259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08,</text:p>
      <text:p text:style-name="P1"><text:s text:c="34"/>"y": 243</text:p>
      <text:p text:style-name="P1"><text:s text:c="32"/>},</text:p>
      <text:p text:style-name="P1"><text:s text:c="32"/>{</text:p>
      <text:p text:style-name="P1"><text:s text:c="34"/>"x": 322,</text:p>
      <text:p text:style-name="P1"><text:s text:c="34"/>"y": 241</text:p>
      <text:p text:style-name="P1"><text:s text:c="32"/>},</text:p>
      <text:p text:style-name="P1"><text:s text:c="32"/>{</text:p>
      <text:p text:style-name="P1"><text:s text:c="34"/>"x": 324,</text:p>
      <text:p text:style-name="P1"><text:s text:c="34"/>"y": 255</text:p>
      <text:p text:style-name="P1"><text:s text:c="32"/>},</text:p>
      <text:p text:style-name="P1"><text:s text:c="32"/>{</text:p>
      <text:p text:style-name="P1"><text:s text:c="34"/>"x": 311,</text:p>
      <text:p text:style-name="P1"><text:s text:c="34"/>"y": 258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oft-page-break/><text:s text:c="30"/>"vertices": [</text:p>
      <text:p text:style-name="P1"><text:s text:c="32"/>{</text:p>
      <text:p text:style-name="P1"><text:s text:c="34"/>"x": 327,</text:p>
      <text:p text:style-name="P1"><text:s text:c="34"/>"y": 240</text:p>
      <text:p text:style-name="P1"><text:s text:c="32"/>},</text:p>
      <text:p text:style-name="P1"><text:s text:c="32"/>{</text:p>
      <text:p text:style-name="P1"><text:s text:c="34"/>"x": 340,</text:p>
      <text:p text:style-name="P1"><text:s text:c="34"/>"y": 238</text:p>
      <text:p text:style-name="P1"><text:s text:c="32"/>},</text:p>
      <text:p text:style-name="P1"><text:s text:c="32"/>{</text:p>
      <text:p text:style-name="P1"><text:s text:c="34"/>"x": 343,</text:p>
      <text:p text:style-name="P1"><text:s text:c="34"/>"y": 253</text:p>
      <text:p text:style-name="P1"><text:s text:c="32"/>},</text:p>
      <text:p text:style-name="P1"><text:s text:c="32"/>{</text:p>
      <text:p text:style-name="P1"><text:s text:c="34"/>"x": 330,</text:p>
      <text:p text:style-name="P1"><text:s text:c="34"/>"y": 256</text:p>
      <text:p text:style-name="P1"><text:s text:c="32"/>}</text:p>
      <text:p text:style-name="P1"><text:s text:c="30"/>]</text:p>
      <text:p text:style-name="P1"><text:s text:c="28"/>},</text:p>
      <text:p text:style-name="P1"><text:s text:c="28"/>"text": "C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ca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44,</text:p>
      <text:p text:style-name="P1"><text:s text:c="34"/>"y": 237</text:p>
      <text:p text:style-name="P1"><text:s text:c="32"/>},</text:p>
      <text:p text:style-name="P1"><text:s text:c="32"/>{</text:p>
      <text:p text:style-name="P1"><text:s text:c="34"/>"x": 357,</text:p>
      <text:p text:style-name="P1"><text:s text:c="34"/>"y": 235</text:p>
      <text:p text:style-name="P1"><text:s text:c="32"/>},</text:p>
      <text:p text:style-name="P1"><text:s text:c="32"/>{</text:p>
      <text:p text:style-name="P1"><text:s text:c="34"/>"x": 360,</text:p>
      <text:p text:style-name="P1"><text:s text:c="34"/>"y": 250</text:p>
      <text:p text:style-name="P1"><text:s text:c="32"/>},</text:p>
      <text:p text:style-name="P1"><text:s text:c="32"/>{</text:p>
      <text:p text:style-name="P1"><text:s text:c="34"/>"x": 347,</text:p>
      <text:p text:style-name="P1"><text:s text:c="34"/>"y": 253</text:p>
      <text:p text:style-name="P1"><text:s text:c="32"/>}</text:p>
      <text:p text:style-name="P1"><text:s text:c="30"/>]</text:p>
      <text:p text:style-name="P1"><text:s text:c="28"/>},</text:p>
      <text:p text:style-name="P1"><text:soft-page-break/><text:s text:c="28"/>"text": "R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AJ 8008\nNCR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eu",</text:p>
      <text:p text:style-name="P1"><text:s text:c="10"/><text:span text:style-name="T2">"description": "DL14CDO001\nDAUE\n",</text:span>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12,</text:p>
      <text:p text:style-name="P1"><text:s text:c="16"/>"y": 370</text:p>
      <text:p text:style-name="P1"><text:s text:c="14"/>},</text:p>
      <text:p text:style-name="P1"><text:s text:c="14"/>{</text:p>
      <text:p text:style-name="P1"><text:s text:c="16"/>"x": 597,</text:p>
      <text:p text:style-name="P1"><text:s text:c="16"/>"y": 370</text:p>
      <text:p text:style-name="P1"><text:s text:c="14"/>},</text:p>
      <text:p text:style-name="P1"><text:s text:c="14"/>{</text:p>
      <text:p text:style-name="P1"><text:s text:c="16"/>"x": 597,</text:p>
      <text:p text:style-name="P1"><text:s text:c="16"/>"y": 812</text:p>
      <text:p text:style-name="P1"><text:s text:c="14"/>},</text:p>
      <text:p text:style-name="P1"><text:s text:c="14"/>{</text:p>
      <text:p text:style-name="P1"><text:s text:c="16"/>"x": 212,</text:p>
      <text:p text:style-name="P1"><text:s text:c="16"/>"y": 812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DL14CDO001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20,</text:p>
      <text:p text:style-name="P1"><text:s text:c="16"/>"y": 370</text:p>
      <text:p text:style-name="P1"><text:s text:c="14"/>},</text:p>
      <text:p text:style-name="P1"><text:s text:c="14"/>{</text:p>
      <text:p text:style-name="P1"><text:s text:c="16"/>"x": 597,</text:p>
      <text:p text:style-name="P1"><text:s text:c="16"/>"y": 416</text:p>
      <text:p text:style-name="P1"><text:soft-page-break/><text:s text:c="14"/>},</text:p>
      <text:p text:style-name="P1"><text:s text:c="14"/>{</text:p>
      <text:p text:style-name="P1"><text:s text:c="16"/>"x": 589,</text:p>
      <text:p text:style-name="P1"><text:s text:c="16"/>"y": 480</text:p>
      <text:p text:style-name="P1"><text:s text:c="14"/>},</text:p>
      <text:p text:style-name="P1"><text:s text:c="14"/>{</text:p>
      <text:p text:style-name="P1"><text:s text:c="16"/>"x": 212,</text:p>
      <text:p text:style-name="P1"><text:s text:c="16"/>"y": 434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DAUE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83,</text:p>
      <text:p text:style-name="P1"><text:s text:c="16"/>"y": 789</text:p>
      <text:p text:style-name="P1"><text:s text:c="14"/>},</text:p>
      <text:p text:style-name="P1"><text:s text:c="14"/>{</text:p>
      <text:p text:style-name="P1"><text:s text:c="16"/>"x": 332,</text:p>
      <text:p text:style-name="P1"><text:s text:c="16"/>"y": 802</text:p>
      <text:p text:style-name="P1"><text:s text:c="14"/>},</text:p>
      <text:p text:style-name="P1"><text:s text:c="14"/>{</text:p>
      <text:p text:style-name="P1"><text:s text:c="16"/>"x": 330,</text:p>
      <text:p text:style-name="P1"><text:s text:c="16"/>"y": 812</text:p>
      <text:p text:style-name="P1"><text:s text:c="14"/>},</text:p>
      <text:p text:style-name="P1"><text:s text:c="14"/>{</text:p>
      <text:p text:style-name="P1"><text:s text:c="16"/>"x": 280,</text:p>
      <text:p text:style-name="P1"><text:s text:c="16"/>"y": 799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eu"</text:p>
      <text:p text:style-name="P1"><text:s text:c="16"/>}</text:p>
      <text:p text:style-name="P1"><text:s text:c="14"/>]</text:p>
      <text:p text:style-name="P1"><text:s text:c="12"/>},</text:p>
      <text:p text:style-name="P1"><text:s text:c="12"/>"width": 768,</text:p>
      <text:p text:style-name="P1"><text:s text:c="12"/>"height": 1024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oft-page-break/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212,</text:p>
      <text:p text:style-name="P1"><text:s text:c="22"/>"y": 370</text:p>
      <text:p text:style-name="P1"><text:s text:c="20"/>},</text:p>
      <text:p text:style-name="P1"><text:s text:c="20"/>{</text:p>
      <text:p text:style-name="P1"><text:s text:c="22"/>"x": 597,</text:p>
      <text:p text:style-name="P1"><text:s text:c="22"/>"y": 370</text:p>
      <text:p text:style-name="P1"><text:s text:c="20"/>},</text:p>
      <text:p text:style-name="P1"><text:s text:c="20"/>{</text:p>
      <text:p text:style-name="P1"><text:s text:c="22"/>"x": 597,</text:p>
      <text:p text:style-name="P1"><text:s text:c="22"/>"y": 480</text:p>
      <text:p text:style-name="P1"><text:s text:c="20"/>},</text:p>
      <text:p text:style-name="P1"><text:s text:c="20"/>{</text:p>
      <text:p text:style-name="P1"><text:s text:c="22"/>"x": 212,</text:p>
      <text:p text:style-name="P1"><text:s text:c="22"/>"y": 480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212,</text:p>
      <text:p text:style-name="P1"><text:s text:c="26"/>"y": 370</text:p>
      <text:p text:style-name="P1"><text:s text:c="24"/>},</text:p>
      <text:p text:style-name="P1"><text:s text:c="24"/>{</text:p>
      <text:p text:style-name="P1"><text:s text:c="26"/>"x": 597,</text:p>
      <text:p text:style-name="P1"><text:s text:c="26"/>"y": 370</text:p>
      <text:p text:style-name="P1"><text:s text:c="24"/>},</text:p>
      <text:p text:style-name="P1"><text:s text:c="24"/>{</text:p>
      <text:p text:style-name="P1"><text:s text:c="26"/>"x": 597,</text:p>
      <text:p text:style-name="P1"><text:s text:c="26"/>"y": 480</text:p>
      <text:p text:style-name="P1"><text:s text:c="24"/>},</text:p>
      <text:p text:style-name="P1"><text:s text:c="24"/>{</text:p>
      <text:p text:style-name="P1"><text:s text:c="26"/>"x": 212,</text:p>
      <text:p text:style-name="P1"><text:s text:c="26"/>"y": 480</text:p>
      <text:p text:style-name="P1"><text:s text:c="24"/>}</text:p>
      <text:p text:style-name="P1"><text:soft-page-break/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220,</text:p>
      <text:p text:style-name="P1"><text:s text:c="30"/>"y": 370</text:p>
      <text:p text:style-name="P1"><text:s text:c="28"/>},</text:p>
      <text:p text:style-name="P1"><text:s text:c="28"/>{</text:p>
      <text:p text:style-name="P1"><text:s text:c="30"/>"x": 597,</text:p>
      <text:p text:style-name="P1"><text:s text:c="30"/>"y": 416</text:p>
      <text:p text:style-name="P1"><text:s text:c="28"/>},</text:p>
      <text:p text:style-name="P1"><text:s text:c="28"/>{</text:p>
      <text:p text:style-name="P1"><text:s text:c="30"/>"x": 589,</text:p>
      <text:p text:style-name="P1"><text:s text:c="30"/>"y": 480</text:p>
      <text:p text:style-name="P1"><text:s text:c="28"/>},</text:p>
      <text:p text:style-name="P1"><text:s text:c="28"/>{</text:p>
      <text:p text:style-name="P1"><text:s text:c="30"/>"x": 212,</text:p>
      <text:p text:style-name="P1"><text:s text:c="30"/>"y": 434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19,</text:p>
      <text:p text:style-name="P1"><text:s text:c="34"/>"y": 380</text:p>
      <text:p text:style-name="P1"><text:s text:c="32"/>},</text:p>
      <text:p text:style-name="P1"><text:s text:c="32"/>{</text:p>
      <text:p text:style-name="P1"><text:s text:c="34"/>"x": 254,</text:p>
      <text:p text:style-name="P1"><text:s text:c="34"/>"y": 384</text:p>
      <text:p text:style-name="P1"><text:s text:c="32"/>},</text:p>
      <text:p text:style-name="P1"><text:s text:c="32"/>{</text:p>
      <text:p text:style-name="P1"><text:s text:c="34"/>"x": 247,</text:p>
      <text:p text:style-name="P1"><text:soft-page-break/><text:s text:c="34"/>"y": 436</text:p>
      <text:p text:style-name="P1"><text:s text:c="32"/>},</text:p>
      <text:p text:style-name="P1"><text:s text:c="32"/>{</text:p>
      <text:p text:style-name="P1"><text:s text:c="34"/>"x": 213,</text:p>
      <text:p text:style-name="P1"><text:s text:c="34"/>"y": 432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55,</text:p>
      <text:p text:style-name="P1"><text:s text:c="34"/>"y": 384</text:p>
      <text:p text:style-name="P1"><text:s text:c="32"/>},</text:p>
      <text:p text:style-name="P1"><text:s text:c="32"/>{</text:p>
      <text:p text:style-name="P1"><text:s text:c="34"/>"x": 288,</text:p>
      <text:p text:style-name="P1"><text:s text:c="34"/>"y": 388</text:p>
      <text:p text:style-name="P1"><text:s text:c="32"/>},</text:p>
      <text:p text:style-name="P1"><text:s text:c="32"/>{</text:p>
      <text:p text:style-name="P1"><text:s text:c="34"/>"x": 281,</text:p>
      <text:p text:style-name="P1"><text:s text:c="34"/>"y": 440</text:p>
      <text:p text:style-name="P1"><text:s text:c="32"/>},</text:p>
      <text:p text:style-name="P1"><text:s text:c="32"/>{</text:p>
      <text:p text:style-name="P1"><text:s text:c="34"/>"x": 249,</text:p>
      <text:p text:style-name="P1"><text:s text:c="34"/>"y": 436</text:p>
      <text:p text:style-name="P1"><text:s text:c="32"/>}</text:p>
      <text:p text:style-name="P1"><text:s text:c="30"/>]</text:p>
      <text:p text:style-name="P1"><text:s text:c="28"/>},</text:p>
      <text:p text:style-name="P1"><text:s text:c="28"/>"text": "L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94,</text:p>
      <text:p text:style-name="P1"><text:soft-page-break/><text:s text:c="34"/>"y": 379</text:p>
      <text:p text:style-name="P1"><text:s text:c="32"/>},</text:p>
      <text:p text:style-name="P1"><text:s text:c="32"/>{</text:p>
      <text:p text:style-name="P1"><text:s text:c="34"/>"x": 319,</text:p>
      <text:p text:style-name="P1"><text:s text:c="34"/>"y": 382</text:p>
      <text:p text:style-name="P1"><text:s text:c="32"/>},</text:p>
      <text:p text:style-name="P1"><text:s text:c="32"/>{</text:p>
      <text:p text:style-name="P1"><text:s text:c="34"/>"x": 311,</text:p>
      <text:p text:style-name="P1"><text:s text:c="34"/>"y": 444</text:p>
      <text:p text:style-name="P1"><text:s text:c="32"/>},</text:p>
      <text:p text:style-name="P1"><text:s text:c="32"/>{</text:p>
      <text:p text:style-name="P1"><text:s text:c="34"/>"x": 286,</text:p>
      <text:p text:style-name="P1"><text:s text:c="34"/>"y": 441</text:p>
      <text:p text:style-name="P1"><text:s text:c="32"/>}</text:p>
      <text:p text:style-name="P1"><text:s text:c="30"/>]</text:p>
      <text:p text:style-name="P1"><text:s text:c="28"/>},</text:p>
      <text:p text:style-name="P1"><text:s text:c="28"/>"text": "1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32,</text:p>
      <text:p text:style-name="P1"><text:s text:c="34"/>"y": 393</text:p>
      <text:p text:style-name="P1"><text:s text:c="32"/>},</text:p>
      <text:p text:style-name="P1"><text:s text:c="32"/>{</text:p>
      <text:p text:style-name="P1"><text:s text:c="34"/>"x": 361,</text:p>
      <text:p text:style-name="P1"><text:s text:c="34"/>"y": 397</text:p>
      <text:p text:style-name="P1"><text:s text:c="32"/>},</text:p>
      <text:p text:style-name="P1"><text:s text:c="32"/>{</text:p>
      <text:p text:style-name="P1"><text:s text:c="34"/>"x": 354,</text:p>
      <text:p text:style-name="P1"><text:s text:c="34"/>"y": 448</text:p>
      <text:p text:style-name="P1"><text:s text:c="32"/>},</text:p>
      <text:p text:style-name="P1"><text:s text:c="32"/>{</text:p>
      <text:p text:style-name="P1"><text:s text:c="34"/>"x": 326,</text:p>
      <text:p text:style-name="P1"><text:s text:c="34"/>"y": 445</text:p>
      <text:p text:style-name="P1"><text:s text:c="32"/>}</text:p>
      <text:p text:style-name="P1"><text:s text:c="30"/>]</text:p>
      <text:p text:style-name="P1"><text:s text:c="28"/>},</text:p>
      <text:p text:style-name="P1"><text:s text:c="28"/>"text": "4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oft-page-break/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62,</text:p>
      <text:p text:style-name="P1"><text:s text:c="34"/>"y": 397</text:p>
      <text:p text:style-name="P1"><text:s text:c="32"/>},</text:p>
      <text:p text:style-name="P1"><text:s text:c="32"/>{</text:p>
      <text:p text:style-name="P1"><text:s text:c="34"/>"x": 392,</text:p>
      <text:p text:style-name="P1"><text:s text:c="34"/>"y": 401</text:p>
      <text:p text:style-name="P1"><text:s text:c="32"/>},</text:p>
      <text:p text:style-name="P1"><text:s text:c="32"/>{</text:p>
      <text:p text:style-name="P1"><text:s text:c="34"/>"x": 385,</text:p>
      <text:p text:style-name="P1"><text:s text:c="34"/>"y": 452</text:p>
      <text:p text:style-name="P1"><text:s text:c="32"/>},</text:p>
      <text:p text:style-name="P1"><text:s text:c="32"/>{</text:p>
      <text:p text:style-name="P1"><text:s text:c="34"/>"x": 356,</text:p>
      <text:p text:style-name="P1"><text:s text:c="34"/>"y": 449</text:p>
      <text:p text:style-name="P1"><text:s text:c="32"/>}</text:p>
      <text:p text:style-name="P1"><text:s text:c="30"/>]</text:p>
      <text:p text:style-name="P1"><text:s text:c="28"/>},</text:p>
      <text:p text:style-name="P1"><text:s text:c="28"/>"text": "C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99,</text:p>
      <text:p text:style-name="P1"><text:s text:c="34"/>"y": 402</text:p>
      <text:p text:style-name="P1"><text:s text:c="32"/>},</text:p>
      <text:p text:style-name="P1"><text:s text:c="32"/>{</text:p>
      <text:p text:style-name="P1"><text:s text:c="34"/>"x": 430,</text:p>
      <text:p text:style-name="P1"><text:s text:c="34"/>"y": 406</text:p>
      <text:p text:style-name="P1"><text:s text:c="32"/>},</text:p>
      <text:p text:style-name="P1"><text:s text:c="32"/>{</text:p>
      <text:p text:style-name="P1"><text:s text:c="34"/>"x": 423,</text:p>
      <text:p text:style-name="P1"><text:s text:c="34"/>"y": 457</text:p>
      <text:p text:style-name="P1"><text:s text:c="32"/>},</text:p>
      <text:p text:style-name="P1"><text:s text:c="32"/>{</text:p>
      <text:p text:style-name="P1"><text:s text:c="34"/>"x": 393,</text:p>
      <text:p text:style-name="P1"><text:s text:c="34"/>"y": 454</text:p>
      <text:p text:style-name="P1"><text:s text:c="32"/>}</text:p>
      <text:p text:style-name="P1"><text:soft-page-break/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32,</text:p>
      <text:p text:style-name="P1"><text:s text:c="34"/>"y": 406</text:p>
      <text:p text:style-name="P1"><text:s text:c="32"/>},</text:p>
      <text:p text:style-name="P1"><text:s text:c="32"/>{</text:p>
      <text:p text:style-name="P1"><text:s text:c="34"/>"x": 465,</text:p>
      <text:p text:style-name="P1"><text:s text:c="34"/>"y": 410</text:p>
      <text:p text:style-name="P1"><text:s text:c="32"/>},</text:p>
      <text:p text:style-name="P1"><text:s text:c="32"/>{</text:p>
      <text:p text:style-name="P1"><text:s text:c="34"/>"x": 458,</text:p>
      <text:p text:style-name="P1"><text:s text:c="34"/>"y": 462</text:p>
      <text:p text:style-name="P1"><text:s text:c="32"/>},</text:p>
      <text:p text:style-name="P1"><text:s text:c="32"/>{</text:p>
      <text:p text:style-name="P1"><text:s text:c="34"/>"x": 426,</text:p>
      <text:p text:style-name="P1"><text:s text:c="34"/>"y": 458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65,</text:p>
      <text:p text:style-name="P1"><text:s text:c="34"/>"y": 408</text:p>
      <text:p text:style-name="P1"><text:s text:c="32"/>},</text:p>
      <text:p text:style-name="P1"><text:s text:c="32"/>{</text:p>
      <text:p text:style-name="P1"><text:s text:c="34"/>"x": 503,</text:p>
      <text:p text:style-name="P1"><text:s text:c="34"/>"y": 413</text:p>
      <text:p text:style-name="P1"><text:s text:c="32"/>},</text:p>
      <text:p text:style-name="P1"><text:soft-page-break/><text:s text:c="32"/>{</text:p>
      <text:p text:style-name="P1"><text:s text:c="34"/>"x": 496,</text:p>
      <text:p text:style-name="P1"><text:s text:c="34"/>"y": 466</text:p>
      <text:p text:style-name="P1"><text:s text:c="32"/>},</text:p>
      <text:p text:style-name="P1"><text:s text:c="32"/>{</text:p>
      <text:p text:style-name="P1"><text:s text:c="34"/>"x": 458,</text:p>
      <text:p text:style-name="P1"><text:s text:c="34"/>"y": 462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12,</text:p>
      <text:p text:style-name="P1"><text:s text:c="34"/>"y": 413</text:p>
      <text:p text:style-name="P1"><text:s text:c="32"/>},</text:p>
      <text:p text:style-name="P1"><text:s text:c="32"/>{</text:p>
      <text:p text:style-name="P1"><text:s text:c="34"/>"x": 553,</text:p>
      <text:p text:style-name="P1"><text:s text:c="34"/>"y": 418</text:p>
      <text:p text:style-name="P1"><text:s text:c="32"/>},</text:p>
      <text:p text:style-name="P1"><text:s text:c="32"/>{</text:p>
      <text:p text:style-name="P1"><text:s text:c="34"/>"x": 546,</text:p>
      <text:p text:style-name="P1"><text:s text:c="34"/>"y": 475</text:p>
      <text:p text:style-name="P1"><text:s text:c="32"/>},</text:p>
      <text:p text:style-name="P1"><text:s text:c="32"/>{</text:p>
      <text:p text:style-name="P1"><text:s text:c="34"/>"x": 505,</text:p>
      <text:p text:style-name="P1"><text:s text:c="34"/>"y": 470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oft-page-break/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54,</text:p>
      <text:p text:style-name="P1"><text:s text:c="34"/>"y": 418</text:p>
      <text:p text:style-name="P1"><text:s text:c="32"/>},</text:p>
      <text:p text:style-name="P1"><text:s text:c="32"/>{</text:p>
      <text:p text:style-name="P1"><text:s text:c="34"/>"x": 596,</text:p>
      <text:p text:style-name="P1"><text:s text:c="34"/>"y": 423</text:p>
      <text:p text:style-name="P1"><text:s text:c="32"/>},</text:p>
      <text:p text:style-name="P1"><text:s text:c="32"/>{</text:p>
      <text:p text:style-name="P1"><text:s text:c="34"/>"x": 589,</text:p>
      <text:p text:style-name="P1"><text:s text:c="34"/>"y": 480</text:p>
      <text:p text:style-name="P1"><text:s text:c="32"/>},</text:p>
      <text:p text:style-name="P1"><text:s text:c="32"/>{</text:p>
      <text:p text:style-name="P1"><text:s text:c="34"/>"x": 547,</text:p>
      <text:p text:style-name="P1"><text:s text:c="34"/>"y": 475</text:p>
      <text:p text:style-name="P1"><text:s text:c="32"/>}</text:p>
      <text:p text:style-name="P1"><text:s text:c="30"/>]</text:p>
      <text:p text:style-name="P1"><text:s text:c="28"/>},</text:p>
      <text:p text:style-name="P1"><text:s text:c="28"/>"text": "1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u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280,</text:p>
      <text:p text:style-name="P1"><text:s text:c="22"/>"y": 789</text:p>
      <text:p text:style-name="P1"><text:s text:c="20"/>},</text:p>
      <text:p text:style-name="P1"><text:s text:c="20"/>{</text:p>
      <text:p text:style-name="P1"><text:s text:c="22"/>"x": 332,</text:p>
      <text:p text:style-name="P1"><text:s text:c="22"/>"y": 789</text:p>
      <text:p text:style-name="P1"><text:s text:c="20"/>},</text:p>
      <text:p text:style-name="P1"><text:s text:c="20"/>{</text:p>
      <text:p text:style-name="P1"><text:s text:c="22"/>"x": 332,</text:p>
      <text:p text:style-name="P1"><text:s text:c="22"/>"y": 812</text:p>
      <text:p text:style-name="P1"><text:s text:c="20"/>},</text:p>
      <text:p text:style-name="P1"><text:soft-page-break/><text:s text:c="20"/>{</text:p>
      <text:p text:style-name="P1"><text:s text:c="22"/>"x": 280,</text:p>
      <text:p text:style-name="P1"><text:s text:c="22"/>"y": 812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u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280,</text:p>
      <text:p text:style-name="P1"><text:s text:c="26"/>"y": 789</text:p>
      <text:p text:style-name="P1"><text:s text:c="24"/>},</text:p>
      <text:p text:style-name="P1"><text:s text:c="24"/>{</text:p>
      <text:p text:style-name="P1"><text:s text:c="26"/>"x": 332,</text:p>
      <text:p text:style-name="P1"><text:s text:c="26"/>"y": 789</text:p>
      <text:p text:style-name="P1"><text:s text:c="24"/>},</text:p>
      <text:p text:style-name="P1"><text:s text:c="24"/>{</text:p>
      <text:p text:style-name="P1"><text:s text:c="26"/>"x": 332,</text:p>
      <text:p text:style-name="P1"><text:s text:c="26"/>"y": 812</text:p>
      <text:p text:style-name="P1"><text:s text:c="24"/>},</text:p>
      <text:p text:style-name="P1"><text:s text:c="24"/>{</text:p>
      <text:p text:style-name="P1"><text:s text:c="26"/>"x": 280,</text:p>
      <text:p text:style-name="P1"><text:s text:c="26"/>"y": 812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u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283,</text:p>
      <text:p text:style-name="P1"><text:s text:c="30"/>"y": 789</text:p>
      <text:p text:style-name="P1"><text:s text:c="28"/>},</text:p>
      <text:p text:style-name="P1"><text:s text:c="28"/>{</text:p>
      <text:p text:style-name="P1"><text:s text:c="30"/>"x": 332,</text:p>
      <text:p text:style-name="P1"><text:soft-page-break/><text:s text:c="30"/>"y": 802</text:p>
      <text:p text:style-name="P1"><text:s text:c="28"/>},</text:p>
      <text:p text:style-name="P1"><text:s text:c="28"/>{</text:p>
      <text:p text:style-name="P1"><text:s text:c="30"/>"x": 330,</text:p>
      <text:p text:style-name="P1"><text:s text:c="30"/>"y": 812</text:p>
      <text:p text:style-name="P1"><text:s text:c="28"/>},</text:p>
      <text:p text:style-name="P1"><text:s text:c="28"/>{</text:p>
      <text:p text:style-name="P1"><text:s text:c="30"/>"x": 280,</text:p>
      <text:p text:style-name="P1"><text:s text:c="30"/>"y": 799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83,</text:p>
      <text:p text:style-name="P1"><text:s text:c="34"/>"y": 789</text:p>
      <text:p text:style-name="P1"><text:s text:c="32"/>},</text:p>
      <text:p text:style-name="P1"><text:s text:c="32"/>{</text:p>
      <text:p text:style-name="P1"><text:s text:c="34"/>"x": 290,</text:p>
      <text:p text:style-name="P1"><text:s text:c="34"/>"y": 791</text:p>
      <text:p text:style-name="P1"><text:s text:c="32"/>},</text:p>
      <text:p text:style-name="P1"><text:s text:c="32"/>{</text:p>
      <text:p text:style-name="P1"><text:s text:c="34"/>"x": 287,</text:p>
      <text:p text:style-name="P1"><text:s text:c="34"/>"y": 800</text:p>
      <text:p text:style-name="P1"><text:s text:c="32"/>},</text:p>
      <text:p text:style-name="P1"><text:s text:c="32"/>{</text:p>
      <text:p text:style-name="P1"><text:s text:c="34"/>"x": 280,</text:p>
      <text:p text:style-name="P1"><text:s text:c="34"/>"y": 799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oft-page-break/><text:s text:c="30"/>"vertices": [</text:p>
      <text:p text:style-name="P1"><text:s text:c="32"/>{</text:p>
      <text:p text:style-name="P1"><text:s text:c="34"/>"x": 292,</text:p>
      <text:p text:style-name="P1"><text:s text:c="34"/>"y": 791</text:p>
      <text:p text:style-name="P1"><text:s text:c="32"/>},</text:p>
      <text:p text:style-name="P1"><text:s text:c="32"/>{</text:p>
      <text:p text:style-name="P1"><text:s text:c="34"/>"x": 304,</text:p>
      <text:p text:style-name="P1"><text:s text:c="34"/>"y": 794</text:p>
      <text:p text:style-name="P1"><text:s text:c="32"/>},</text:p>
      <text:p text:style-name="P1"><text:s text:c="32"/>{</text:p>
      <text:p text:style-name="P1"><text:s text:c="34"/>"x": 301,</text:p>
      <text:p text:style-name="P1"><text:s text:c="34"/>"y": 804</text:p>
      <text:p text:style-name="P1"><text:s text:c="32"/>},</text:p>
      <text:p text:style-name="P1"><text:s text:c="32"/>{</text:p>
      <text:p text:style-name="P1"><text:s text:c="34"/>"x": 289,</text:p>
      <text:p text:style-name="P1"><text:s text:c="34"/>"y": 801</text:p>
      <text:p text:style-name="P1"><text:s text:c="32"/>}</text:p>
      <text:p text:style-name="P1"><text:s text:c="30"/>]</text:p>
      <text:p text:style-name="P1"><text:s text:c="28"/>},</text:p>
      <text:p text:style-name="P1"><text:s text:c="28"/>"text": "A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05,</text:p>
      <text:p text:style-name="P1"><text:s text:c="34"/>"y": 794</text:p>
      <text:p text:style-name="P1"><text:s text:c="32"/>},</text:p>
      <text:p text:style-name="P1"><text:s text:c="32"/>{</text:p>
      <text:p text:style-name="P1"><text:s text:c="34"/>"x": 319,</text:p>
      <text:p text:style-name="P1"><text:s text:c="34"/>"y": 798</text:p>
      <text:p text:style-name="P1"><text:s text:c="32"/>},</text:p>
      <text:p text:style-name="P1"><text:s text:c="32"/>{</text:p>
      <text:p text:style-name="P1"><text:s text:c="34"/>"x": 317,</text:p>
      <text:p text:style-name="P1"><text:s text:c="34"/>"y": 808</text:p>
      <text:p text:style-name="P1"><text:s text:c="32"/>},</text:p>
      <text:p text:style-name="P1"><text:s text:c="32"/>{</text:p>
      <text:p text:style-name="P1"><text:s text:c="34"/>"x": 302,</text:p>
      <text:p text:style-name="P1"><text:s text:c="34"/>"y": 804</text:p>
      <text:p text:style-name="P1"><text:s text:c="32"/>}</text:p>
      <text:p text:style-name="P1"><text:s text:c="30"/>]</text:p>
      <text:p text:style-name="P1"><text:s text:c="28"/>},</text:p>
      <text:p text:style-name="P1"><text:s text:c="28"/>"text": "U"</text:p>
      <text:p text:style-name="P1"><text:s text:c="26"/>},</text:p>
      <text:p text:style-name="P1"><text:s text:c="26"/>{</text:p>
      <text:p text:style-name="P1"><text:soft-page-break/><text:s text:c="28"/>"property": {</text:p>
      <text:p text:style-name="P1"><text:s text:c="30"/>"detectedLanguages": [</text:p>
      <text:p text:style-name="P1"><text:s text:c="32"/>{</text:p>
      <text:p text:style-name="P1"><text:s text:c="34"/>"languageCode": "eu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22,</text:p>
      <text:p text:style-name="P1"><text:s text:c="34"/>"y": 799</text:p>
      <text:p text:style-name="P1"><text:s text:c="32"/>},</text:p>
      <text:p text:style-name="P1"><text:s text:c="32"/>{</text:p>
      <text:p text:style-name="P1"><text:s text:c="34"/>"x": 333,</text:p>
      <text:p text:style-name="P1"><text:s text:c="34"/>"y": 802</text:p>
      <text:p text:style-name="P1"><text:s text:c="32"/>},</text:p>
      <text:p text:style-name="P1"><text:s text:c="32"/>{</text:p>
      <text:p text:style-name="P1"><text:s text:c="34"/>"x": 330,</text:p>
      <text:p text:style-name="P1"><text:s text:c="34"/>"y": 812</text:p>
      <text:p text:style-name="P1"><text:s text:c="32"/>},</text:p>
      <text:p text:style-name="P1"><text:s text:c="32"/>{</text:p>
      <text:p text:style-name="P1"><text:s text:c="34"/>"x": 319,</text:p>
      <text:p text:style-name="P1"><text:s text:c="34"/>"y": 809</text:p>
      <text:p text:style-name="P1"><text:s text:c="32"/>}</text:p>
      <text:p text:style-name="P1"><text:s text:c="30"/>]</text:p>
      <text:p text:style-name="P1"><text:s text:c="28"/>},</text:p>
      <text:p text:style-name="P1"><text:s text:c="28"/>"text": "E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DL14CDO001\nDAUE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en",</text:p>
      <text:p text:style-name="P2"><text:s text:c="10"/>"description": "GOVT. OF INDIA\nDL2C M7660\n",</text:p>
      <text:p text:style-name="P1"><text:s text:c="10"/>"boundingPoly": {</text:p>
      <text:p text:style-name="P1"><text:s text:c="12"/>"vertices": [</text:p>
      <text:p text:style-name="P1"><text:soft-page-break/><text:s text:c="14"/>{</text:p>
      <text:p text:style-name="P1"><text:s text:c="16"/>"x": 95,</text:p>
      <text:p text:style-name="P1"><text:s text:c="16"/>"y": 168</text:p>
      <text:p text:style-name="P1"><text:s text:c="14"/>},</text:p>
      <text:p text:style-name="P1"><text:s text:c="14"/>{</text:p>
      <text:p text:style-name="P1"><text:s text:c="16"/>"x": 537,</text:p>
      <text:p text:style-name="P1"><text:s text:c="16"/>"y": 168</text:p>
      <text:p text:style-name="P1"><text:s text:c="14"/>},</text:p>
      <text:p text:style-name="P1"><text:s text:c="14"/>{</text:p>
      <text:p text:style-name="P1"><text:s text:c="16"/>"x": 537,</text:p>
      <text:p text:style-name="P1"><text:s text:c="16"/>"y": 262</text:p>
      <text:p text:style-name="P1"><text:s text:c="14"/>},</text:p>
      <text:p text:style-name="P1"><text:s text:c="14"/>{</text:p>
      <text:p text:style-name="P1"><text:s text:c="16"/>"x": 95,</text:p>
      <text:p text:style-name="P1"><text:s text:c="16"/>"y": 262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GOVT.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10,</text:p>
      <text:p text:style-name="P1"><text:s text:c="16"/>"y": 168</text:p>
      <text:p text:style-name="P1"><text:s text:c="14"/>},</text:p>
      <text:p text:style-name="P1"><text:s text:c="14"/>{</text:p>
      <text:p text:style-name="P1"><text:s text:c="16"/>"x": 280,</text:p>
      <text:p text:style-name="P1"><text:s text:c="16"/>"y": 171</text:p>
      <text:p text:style-name="P1"><text:s text:c="14"/>},</text:p>
      <text:p text:style-name="P1"><text:s text:c="14"/>{</text:p>
      <text:p text:style-name="P1"><text:s text:c="16"/>"x": 279,</text:p>
      <text:p text:style-name="P1"><text:s text:c="16"/>"y": 186</text:p>
      <text:p text:style-name="P1"><text:s text:c="14"/>},</text:p>
      <text:p text:style-name="P1"><text:s text:c="14"/>{</text:p>
      <text:p text:style-name="P1"><text:s text:c="16"/>"x": 209,</text:p>
      <text:p text:style-name="P1"><text:s text:c="16"/>"y": 183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OF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94,</text:p>
      <text:p text:style-name="P1"><text:s text:c="16"/>"y": 172</text:p>
      <text:p text:style-name="P1"><text:s text:c="14"/>},</text:p>
      <text:p text:style-name="P1"><text:s text:c="14"/>{</text:p>
      <text:p text:style-name="P1"><text:s text:c="16"/>"x": 325,</text:p>
      <text:p text:style-name="P1"><text:soft-page-break/><text:s text:c="16"/>"y": 173</text:p>
      <text:p text:style-name="P1"><text:s text:c="14"/>},</text:p>
      <text:p text:style-name="P1"><text:s text:c="14"/>{</text:p>
      <text:p text:style-name="P1"><text:s text:c="16"/>"x": 324,</text:p>
      <text:p text:style-name="P1"><text:s text:c="16"/>"y": 188</text:p>
      <text:p text:style-name="P1"><text:s text:c="14"/>},</text:p>
      <text:p text:style-name="P1"><text:s text:c="14"/>{</text:p>
      <text:p text:style-name="P1"><text:s text:c="16"/>"x": 293,</text:p>
      <text:p text:style-name="P1"><text:s text:c="16"/>"y": 187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INDIA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340,</text:p>
      <text:p text:style-name="P1"><text:s text:c="16"/>"y": 174</text:p>
      <text:p text:style-name="P1"><text:s text:c="14"/>},</text:p>
      <text:p text:style-name="P1"><text:s text:c="14"/>{</text:p>
      <text:p text:style-name="P1"><text:s text:c="16"/>"x": 410,</text:p>
      <text:p text:style-name="P1"><text:s text:c="16"/>"y": 177</text:p>
      <text:p text:style-name="P1"><text:s text:c="14"/>},</text:p>
      <text:p text:style-name="P1"><text:s text:c="14"/>{</text:p>
      <text:p text:style-name="P1"><text:s text:c="16"/>"x": 409,</text:p>
      <text:p text:style-name="P1"><text:s text:c="16"/>"y": 192</text:p>
      <text:p text:style-name="P1"><text:s text:c="14"/>},</text:p>
      <text:p text:style-name="P1"><text:s text:c="14"/>{</text:p>
      <text:p text:style-name="P1"><text:s text:c="16"/>"x": 339,</text:p>
      <text:p text:style-name="P1"><text:s text:c="16"/>"y": 189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DL2C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97,</text:p>
      <text:p text:style-name="P1"><text:s text:c="16"/>"y": 179</text:p>
      <text:p text:style-name="P1"><text:s text:c="14"/>},</text:p>
      <text:p text:style-name="P1"><text:s text:c="14"/>{</text:p>
      <text:p text:style-name="P1"><text:s text:c="16"/>"x": 254,</text:p>
      <text:p text:style-name="P1"><text:s text:c="16"/>"y": 186</text:p>
      <text:p text:style-name="P1"><text:s text:c="14"/>},</text:p>
      <text:p text:style-name="P1"><text:s text:c="14"/>{</text:p>
      <text:p text:style-name="P1"><text:s text:c="16"/>"x": 251,</text:p>
      <text:p text:style-name="P1"><text:s text:c="16"/>"y": 243</text:p>
      <text:p text:style-name="P1"><text:s text:c="14"/>},</text:p>
      <text:p text:style-name="P1"><text:soft-page-break/><text:s text:c="14"/>{</text:p>
      <text:p text:style-name="P1"><text:s text:c="16"/>"x": 95,</text:p>
      <text:p text:style-name="P1"><text:s text:c="16"/>"y": 236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M7660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96,</text:p>
      <text:p text:style-name="P1"><text:s text:c="16"/>"y": 188</text:p>
      <text:p text:style-name="P1"><text:s text:c="14"/>},</text:p>
      <text:p text:style-name="P1"><text:s text:c="14"/>{</text:p>
      <text:p text:style-name="P1"><text:s text:c="16"/>"x": 537,</text:p>
      <text:p text:style-name="P1"><text:s text:c="16"/>"y": 199</text:p>
      <text:p text:style-name="P1"><text:s text:c="14"/>},</text:p>
      <text:p text:style-name="P1"><text:s text:c="14"/>{</text:p>
      <text:p text:style-name="P1"><text:s text:c="16"/>"x": 534,</text:p>
      <text:p text:style-name="P1"><text:s text:c="16"/>"y": 262</text:p>
      <text:p text:style-name="P1"><text:s text:c="14"/>},</text:p>
      <text:p text:style-name="P1"><text:s text:c="14"/>{</text:p>
      <text:p text:style-name="P1"><text:s text:c="16"/>"x": 293,</text:p>
      <text:p text:style-name="P1"><text:s text:c="16"/>"y": 252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en"</text:p>
      <text:p text:style-name="P1"><text:s text:c="16"/>}</text:p>
      <text:p text:style-name="P1"><text:s text:c="14"/>]</text:p>
      <text:p text:style-name="P1"><text:s text:c="12"/>},</text:p>
      <text:p text:style-name="P1"><text:s text:c="12"/>"width": 600,</text:p>
      <text:p text:style-name="P1"><text:s text:c="12"/>"height": 400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oft-page-break/><text:s text:c="16"/>"boundingBox": {</text:p>
      <text:p text:style-name="P1"><text:s text:c="18"/>"vertices": [</text:p>
      <text:p text:style-name="P1"><text:s text:c="20"/>{</text:p>
      <text:p text:style-name="P1"><text:s text:c="22"/>"x": 209,</text:p>
      <text:p text:style-name="P1"><text:s text:c="22"/>"y": 168</text:p>
      <text:p text:style-name="P1"><text:s text:c="20"/>},</text:p>
      <text:p text:style-name="P1"><text:s text:c="20"/>{</text:p>
      <text:p text:style-name="P1"><text:s text:c="22"/>"x": 410,</text:p>
      <text:p text:style-name="P1"><text:s text:c="22"/>"y": 168</text:p>
      <text:p text:style-name="P1"><text:s text:c="20"/>},</text:p>
      <text:p text:style-name="P1"><text:s text:c="20"/>{</text:p>
      <text:p text:style-name="P1"><text:s text:c="22"/>"x": 410,</text:p>
      <text:p text:style-name="P1"><text:s text:c="22"/>"y": 192</text:p>
      <text:p text:style-name="P1"><text:s text:c="20"/>},</text:p>
      <text:p text:style-name="P1"><text:s text:c="20"/>{</text:p>
      <text:p text:style-name="P1"><text:s text:c="22"/>"x": 209,</text:p>
      <text:p text:style-name="P1"><text:s text:c="22"/>"y": 192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209,</text:p>
      <text:p text:style-name="P1"><text:s text:c="26"/>"y": 168</text:p>
      <text:p text:style-name="P1"><text:s text:c="24"/>},</text:p>
      <text:p text:style-name="P1"><text:s text:c="24"/>{</text:p>
      <text:p text:style-name="P1"><text:s text:c="26"/>"x": 410,</text:p>
      <text:p text:style-name="P1"><text:s text:c="26"/>"y": 168</text:p>
      <text:p text:style-name="P1"><text:s text:c="24"/>},</text:p>
      <text:p text:style-name="P1"><text:s text:c="24"/>{</text:p>
      <text:p text:style-name="P1"><text:s text:c="26"/>"x": 410,</text:p>
      <text:p text:style-name="P1"><text:s text:c="26"/>"y": 192</text:p>
      <text:p text:style-name="P1"><text:s text:c="24"/>},</text:p>
      <text:p text:style-name="P1"><text:s text:c="24"/>{</text:p>
      <text:p text:style-name="P1"><text:s text:c="26"/>"x": 209,</text:p>
      <text:p text:style-name="P1"><text:s text:c="26"/>"y": 192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oft-page-break/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210,</text:p>
      <text:p text:style-name="P1"><text:s text:c="30"/>"y": 168</text:p>
      <text:p text:style-name="P1"><text:s text:c="28"/>},</text:p>
      <text:p text:style-name="P1"><text:s text:c="28"/>{</text:p>
      <text:p text:style-name="P1"><text:s text:c="30"/>"x": 280,</text:p>
      <text:p text:style-name="P1"><text:s text:c="30"/>"y": 171</text:p>
      <text:p text:style-name="P1"><text:s text:c="28"/>},</text:p>
      <text:p text:style-name="P1"><text:s text:c="28"/>{</text:p>
      <text:p text:style-name="P1"><text:s text:c="30"/>"x": 279,</text:p>
      <text:p text:style-name="P1"><text:s text:c="30"/>"y": 186</text:p>
      <text:p text:style-name="P1"><text:s text:c="28"/>},</text:p>
      <text:p text:style-name="P1"><text:s text:c="28"/>{</text:p>
      <text:p text:style-name="P1"><text:s text:c="30"/>"x": 209,</text:p>
      <text:p text:style-name="P1"><text:s text:c="30"/>"y": 183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10,</text:p>
      <text:p text:style-name="P1"><text:s text:c="34"/>"y": 169</text:p>
      <text:p text:style-name="P1"><text:s text:c="32"/>},</text:p>
      <text:p text:style-name="P1"><text:s text:c="32"/>{</text:p>
      <text:p text:style-name="P1"><text:s text:c="34"/>"x": 224,</text:p>
      <text:p text:style-name="P1"><text:s text:c="34"/>"y": 170</text:p>
      <text:p text:style-name="P1"><text:s text:c="32"/>},</text:p>
      <text:p text:style-name="P1"><text:s text:c="32"/>{</text:p>
      <text:p text:style-name="P1"><text:s text:c="34"/>"x": 223,</text:p>
      <text:p text:style-name="P1"><text:s text:c="34"/>"y": 183</text:p>
      <text:p text:style-name="P1"><text:s text:c="32"/>},</text:p>
      <text:p text:style-name="P1"><text:s text:c="32"/>{</text:p>
      <text:p text:style-name="P1"><text:s text:c="34"/>"x": 209,</text:p>
      <text:p text:style-name="P1"><text:s text:c="34"/>"y": 182</text:p>
      <text:p text:style-name="P1"><text:soft-page-break/><text:s text:c="32"/>}</text:p>
      <text:p text:style-name="P1"><text:s text:c="30"/>]</text:p>
      <text:p text:style-name="P1"><text:s text:c="28"/>},</text:p>
      <text:p text:style-name="P1"><text:s text:c="28"/>"text": "G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27,</text:p>
      <text:p text:style-name="P1"><text:s text:c="34"/>"y": 169</text:p>
      <text:p text:style-name="P1"><text:s text:c="32"/>},</text:p>
      <text:p text:style-name="P1"><text:s text:c="32"/>{</text:p>
      <text:p text:style-name="P1"><text:s text:c="34"/>"x": 241,</text:p>
      <text:p text:style-name="P1"><text:s text:c="34"/>"y": 170</text:p>
      <text:p text:style-name="P1"><text:s text:c="32"/>},</text:p>
      <text:p text:style-name="P1"><text:s text:c="32"/>{</text:p>
      <text:p text:style-name="P1"><text:s text:c="34"/>"x": 240,</text:p>
      <text:p text:style-name="P1"><text:s text:c="34"/>"y": 185</text:p>
      <text:p text:style-name="P1"><text:s text:c="32"/>},</text:p>
      <text:p text:style-name="P1"><text:s text:c="32"/>{</text:p>
      <text:p text:style-name="P1"><text:s text:c="34"/>"x": 226,</text:p>
      <text:p text:style-name="P1"><text:s text:c="34"/>"y": 184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44,</text:p>
      <text:p text:style-name="P1"><text:s text:c="34"/>"y": 170</text:p>
      <text:p text:style-name="P1"><text:s text:c="32"/>},</text:p>
      <text:p text:style-name="P1"><text:s text:c="32"/>{</text:p>
      <text:p text:style-name="P1"><text:s text:c="34"/>"x": 257,</text:p>
      <text:p text:style-name="P1"><text:s text:c="34"/>"y": 171</text:p>
      <text:p text:style-name="P1"><text:soft-page-break/><text:s text:c="32"/>},</text:p>
      <text:p text:style-name="P1"><text:s text:c="32"/>{</text:p>
      <text:p text:style-name="P1"><text:s text:c="34"/>"x": 256,</text:p>
      <text:p text:style-name="P1"><text:s text:c="34"/>"y": 184</text:p>
      <text:p text:style-name="P1"><text:s text:c="32"/>},</text:p>
      <text:p text:style-name="P1"><text:s text:c="32"/>{</text:p>
      <text:p text:style-name="P1"><text:s text:c="34"/>"x": 243,</text:p>
      <text:p text:style-name="P1"><text:s text:c="34"/>"y": 183</text:p>
      <text:p text:style-name="P1"><text:s text:c="32"/>}</text:p>
      <text:p text:style-name="P1"><text:s text:c="30"/>]</text:p>
      <text:p text:style-name="P1"><text:s text:c="28"/>},</text:p>
      <text:p text:style-name="P1"><text:s text:c="28"/>"text": "V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60,</text:p>
      <text:p text:style-name="P1"><text:s text:c="34"/>"y": 169</text:p>
      <text:p text:style-name="P1"><text:s text:c="32"/>},</text:p>
      <text:p text:style-name="P1"><text:s text:c="32"/>{</text:p>
      <text:p text:style-name="P1"><text:s text:c="34"/>"x": 269,</text:p>
      <text:p text:style-name="P1"><text:s text:c="34"/>"y": 169</text:p>
      <text:p text:style-name="P1"><text:s text:c="32"/>},</text:p>
      <text:p text:style-name="P1"><text:s text:c="32"/>{</text:p>
      <text:p text:style-name="P1"><text:s text:c="34"/>"x": 268,</text:p>
      <text:p text:style-name="P1"><text:s text:c="34"/>"y": 184</text:p>
      <text:p text:style-name="P1"><text:s text:c="32"/>},</text:p>
      <text:p text:style-name="P1"><text:s text:c="32"/>{</text:p>
      <text:p text:style-name="P1"><text:s text:c="34"/>"x": 259,</text:p>
      <text:p text:style-name="P1"><text:s text:c="34"/>"y": 184</text:p>
      <text:p text:style-name="P1"><text:s text:c="32"/>}</text:p>
      <text:p text:style-name="P1"><text:s text:c="30"/>]</text:p>
      <text:p text:style-name="P1"><text:s text:c="28"/>},</text:p>
      <text:p text:style-name="P1"><text:s text:c="28"/>"text": "T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oft-page-break/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71,</text:p>
      <text:p text:style-name="P1"><text:s text:c="34"/>"y": 171</text:p>
      <text:p text:style-name="P1"><text:s text:c="32"/>},</text:p>
      <text:p text:style-name="P1"><text:s text:c="32"/>{</text:p>
      <text:p text:style-name="P1"><text:s text:c="34"/>"x": 280,</text:p>
      <text:p text:style-name="P1"><text:s text:c="34"/>"y": 171</text:p>
      <text:p text:style-name="P1"><text:s text:c="32"/>},</text:p>
      <text:p text:style-name="P1"><text:s text:c="32"/>{</text:p>
      <text:p text:style-name="P1"><text:s text:c="34"/>"x": 279,</text:p>
      <text:p text:style-name="P1"><text:s text:c="34"/>"y": 186</text:p>
      <text:p text:style-name="P1"><text:s text:c="32"/>},</text:p>
      <text:p text:style-name="P1"><text:s text:c="32"/>{</text:p>
      <text:p text:style-name="P1"><text:s text:c="34"/>"x": 270,</text:p>
      <text:p text:style-name="P1"><text:s text:c="34"/>"y": 186</text:p>
      <text:p text:style-name="P1"><text:s text:c="32"/>}</text:p>
      <text:p text:style-name="P1"><text:s text:c="30"/>]</text:p>
      <text:p text:style-name="P1"><text:s text:c="28"/>},</text:p>
      <text:p text:style-name="P1"><text:s text:c="28"/>"text": ".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294,</text:p>
      <text:p text:style-name="P1"><text:s text:c="30"/>"y": 172</text:p>
      <text:p text:style-name="P1"><text:s text:c="28"/>},</text:p>
      <text:p text:style-name="P1"><text:s text:c="28"/>{</text:p>
      <text:p text:style-name="P1"><text:s text:c="30"/>"x": 325,</text:p>
      <text:p text:style-name="P1"><text:s text:c="30"/>"y": 173</text:p>
      <text:p text:style-name="P1"><text:s text:c="28"/>},</text:p>
      <text:p text:style-name="P1"><text:s text:c="28"/>{</text:p>
      <text:p text:style-name="P1"><text:s text:c="30"/>"x": 324,</text:p>
      <text:p text:style-name="P1"><text:s text:c="30"/>"y": 188</text:p>
      <text:p text:style-name="P1"><text:s text:c="28"/>},</text:p>
      <text:p text:style-name="P1"><text:s text:c="28"/>{</text:p>
      <text:p text:style-name="P1"><text:s text:c="30"/>"x": 293,</text:p>
      <text:p text:style-name="P1"><text:s text:c="30"/>"y": 187</text:p>
      <text:p text:style-name="P1"><text:s text:c="28"/>}</text:p>
      <text:p text:style-name="P1"><text:soft-page-break/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94,</text:p>
      <text:p text:style-name="P1"><text:s text:c="34"/>"y": 172</text:p>
      <text:p text:style-name="P1"><text:s text:c="32"/>},</text:p>
      <text:p text:style-name="P1"><text:s text:c="32"/>{</text:p>
      <text:p text:style-name="P1"><text:s text:c="34"/>"x": 310,</text:p>
      <text:p text:style-name="P1"><text:s text:c="34"/>"y": 173</text:p>
      <text:p text:style-name="P1"><text:s text:c="32"/>},</text:p>
      <text:p text:style-name="P1"><text:s text:c="32"/>{</text:p>
      <text:p text:style-name="P1"><text:s text:c="34"/>"x": 309,</text:p>
      <text:p text:style-name="P1"><text:s text:c="34"/>"y": 188</text:p>
      <text:p text:style-name="P1"><text:s text:c="32"/>},</text:p>
      <text:p text:style-name="P1"><text:s text:c="32"/>{</text:p>
      <text:p text:style-name="P1"><text:s text:c="34"/>"x": 293,</text:p>
      <text:p text:style-name="P1"><text:s text:c="34"/>"y": 187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13,</text:p>
      <text:p text:style-name="P1"><text:s text:c="34"/>"y": 172</text:p>
      <text:p text:style-name="P1"><text:s text:c="32"/>},</text:p>
      <text:p text:style-name="P1"><text:s text:c="32"/>{</text:p>
      <text:p text:style-name="P1"><text:s text:c="34"/>"x": 325,</text:p>
      <text:p text:style-name="P1"><text:soft-page-break/><text:s text:c="34"/>"y": 173</text:p>
      <text:p text:style-name="P1"><text:s text:c="32"/>},</text:p>
      <text:p text:style-name="P1"><text:s text:c="32"/>{</text:p>
      <text:p text:style-name="P1"><text:s text:c="34"/>"x": 324,</text:p>
      <text:p text:style-name="P1"><text:s text:c="34"/>"y": 187</text:p>
      <text:p text:style-name="P1"><text:s text:c="32"/>},</text:p>
      <text:p text:style-name="P1"><text:s text:c="32"/>{</text:p>
      <text:p text:style-name="P1"><text:s text:c="34"/>"x": 312,</text:p>
      <text:p text:style-name="P1"><text:s text:c="34"/>"y": 186</text:p>
      <text:p text:style-name="P1"><text:s text:c="32"/>}</text:p>
      <text:p text:style-name="P1"><text:s text:c="30"/>]</text:p>
      <text:p text:style-name="P1"><text:s text:c="28"/>},</text:p>
      <text:p text:style-name="P1"><text:s text:c="28"/>"text": "F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340,</text:p>
      <text:p text:style-name="P1"><text:s text:c="30"/>"y": 174</text:p>
      <text:p text:style-name="P1"><text:s text:c="28"/>},</text:p>
      <text:p text:style-name="P1"><text:s text:c="28"/>{</text:p>
      <text:p text:style-name="P1"><text:s text:c="30"/>"x": 410,</text:p>
      <text:p text:style-name="P1"><text:s text:c="30"/>"y": 177</text:p>
      <text:p text:style-name="P1"><text:s text:c="28"/>},</text:p>
      <text:p text:style-name="P1"><text:s text:c="28"/>{</text:p>
      <text:p text:style-name="P1"><text:s text:c="30"/>"x": 409,</text:p>
      <text:p text:style-name="P1"><text:s text:c="30"/>"y": 192</text:p>
      <text:p text:style-name="P1"><text:s text:c="28"/>},</text:p>
      <text:p text:style-name="P1"><text:s text:c="28"/>{</text:p>
      <text:p text:style-name="P1"><text:s text:c="30"/>"x": 339,</text:p>
      <text:p text:style-name="P1"><text:s text:c="30"/>"y": 189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oft-page-break/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40,</text:p>
      <text:p text:style-name="P1"><text:s text:c="34"/>"y": 174</text:p>
      <text:p text:style-name="P1"><text:s text:c="32"/>},</text:p>
      <text:p text:style-name="P1"><text:s text:c="32"/>{</text:p>
      <text:p text:style-name="P1"><text:s text:c="34"/>"x": 351,</text:p>
      <text:p text:style-name="P1"><text:s text:c="34"/>"y": 174</text:p>
      <text:p text:style-name="P1"><text:s text:c="32"/>},</text:p>
      <text:p text:style-name="P1"><text:s text:c="32"/>{</text:p>
      <text:p text:style-name="P1"><text:s text:c="34"/>"x": 350,</text:p>
      <text:p text:style-name="P1"><text:s text:c="34"/>"y": 189</text:p>
      <text:p text:style-name="P1"><text:s text:c="32"/>},</text:p>
      <text:p text:style-name="P1"><text:s text:c="32"/>{</text:p>
      <text:p text:style-name="P1"><text:s text:c="34"/>"x": 339,</text:p>
      <text:p text:style-name="P1"><text:s text:c="34"/>"y": 189</text:p>
      <text:p text:style-name="P1"><text:s text:c="32"/>}</text:p>
      <text:p text:style-name="P1"><text:s text:c="30"/>]</text:p>
      <text:p text:style-name="P1"><text:s text:c="28"/>},</text:p>
      <text:p text:style-name="P1"><text:s text:c="28"/>"text": "I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53,</text:p>
      <text:p text:style-name="P1"><text:s text:c="34"/>"y": 174</text:p>
      <text:p text:style-name="P1"><text:s text:c="32"/>},</text:p>
      <text:p text:style-name="P1"><text:s text:c="32"/>{</text:p>
      <text:p text:style-name="P1"><text:s text:c="34"/>"x": 364,</text:p>
      <text:p text:style-name="P1"><text:s text:c="34"/>"y": 174</text:p>
      <text:p text:style-name="P1"><text:s text:c="32"/>},</text:p>
      <text:p text:style-name="P1"><text:s text:c="32"/>{</text:p>
      <text:p text:style-name="P1"><text:s text:c="34"/>"x": 363,</text:p>
      <text:p text:style-name="P1"><text:s text:c="34"/>"y": 189</text:p>
      <text:p text:style-name="P1"><text:s text:c="32"/>},</text:p>
      <text:p text:style-name="P1"><text:s text:c="32"/>{</text:p>
      <text:p text:style-name="P1"><text:s text:c="34"/>"x": 352,</text:p>
      <text:p text:style-name="P1"><text:s text:c="34"/>"y": 189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oft-page-break/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68,</text:p>
      <text:p text:style-name="P1"><text:s text:c="34"/>"y": 175</text:p>
      <text:p text:style-name="P1"><text:s text:c="32"/>},</text:p>
      <text:p text:style-name="P1"><text:s text:c="32"/>{</text:p>
      <text:p text:style-name="P1"><text:s text:c="34"/>"x": 378,</text:p>
      <text:p text:style-name="P1"><text:s text:c="34"/>"y": 175</text:p>
      <text:p text:style-name="P1"><text:s text:c="32"/>},</text:p>
      <text:p text:style-name="P1"><text:s text:c="32"/>{</text:p>
      <text:p text:style-name="P1"><text:s text:c="34"/>"x": 377,</text:p>
      <text:p text:style-name="P1"><text:s text:c="34"/>"y": 190</text:p>
      <text:p text:style-name="P1"><text:s text:c="32"/>},</text:p>
      <text:p text:style-name="P1"><text:s text:c="32"/>{</text:p>
      <text:p text:style-name="P1"><text:s text:c="34"/>"x": 367,</text:p>
      <text:p text:style-name="P1"><text:s text:c="34"/>"y": 190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80,</text:p>
      <text:p text:style-name="P1"><text:s text:c="34"/>"y": 175</text:p>
      <text:p text:style-name="P1"><text:s text:c="32"/>},</text:p>
      <text:p text:style-name="P1"><text:s text:c="32"/>{</text:p>
      <text:p text:style-name="P1"><text:s text:c="34"/>"x": 391,</text:p>
      <text:p text:style-name="P1"><text:s text:c="34"/>"y": 175</text:p>
      <text:p text:style-name="P1"><text:s text:c="32"/>},</text:p>
      <text:p text:style-name="P1"><text:s text:c="32"/>{</text:p>
      <text:p text:style-name="P1"><text:s text:c="34"/>"x": 390,</text:p>
      <text:p text:style-name="P1"><text:s text:c="34"/>"y": 190</text:p>
      <text:p text:style-name="P1"><text:soft-page-break/><text:s text:c="32"/>},</text:p>
      <text:p text:style-name="P1"><text:s text:c="32"/>{</text:p>
      <text:p text:style-name="P1"><text:s text:c="34"/>"x": 379,</text:p>
      <text:p text:style-name="P1"><text:s text:c="34"/>"y": 190</text:p>
      <text:p text:style-name="P1"><text:s text:c="32"/>}</text:p>
      <text:p text:style-name="P1"><text:s text:c="30"/>]</text:p>
      <text:p text:style-name="P1"><text:s text:c="28"/>},</text:p>
      <text:p text:style-name="P1"><text:s text:c="28"/>"text": "I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95,</text:p>
      <text:p text:style-name="P1"><text:s text:c="34"/>"y": 176</text:p>
      <text:p text:style-name="P1"><text:s text:c="32"/>},</text:p>
      <text:p text:style-name="P1"><text:s text:c="32"/>{</text:p>
      <text:p text:style-name="P1"><text:s text:c="34"/>"x": 410,</text:p>
      <text:p text:style-name="P1"><text:s text:c="34"/>"y": 177</text:p>
      <text:p text:style-name="P1"><text:s text:c="32"/>},</text:p>
      <text:p text:style-name="P1"><text:s text:c="32"/>{</text:p>
      <text:p text:style-name="P1"><text:s text:c="34"/>"x": 409,</text:p>
      <text:p text:style-name="P1"><text:s text:c="34"/>"y": 192</text:p>
      <text:p text:style-name="P1"><text:s text:c="32"/>},</text:p>
      <text:p text:style-name="P1"><text:s text:c="32"/>{</text:p>
      <text:p text:style-name="P1"><text:s text:c="34"/>"x": 394,</text:p>
      <text:p text:style-name="P1"><text:s text:c="34"/>"y": 191</text:p>
      <text:p text:style-name="P1"><text:s text:c="32"/>}</text:p>
      <text:p text:style-name="P1"><text:s text:c="30"/>]</text:p>
      <text:p text:style-name="P1"><text:s text:c="28"/>},</text:p>
      <text:p text:style-name="P1"><text:s text:c="28"/>"text": "A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oft-page-break/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95,</text:p>
      <text:p text:style-name="P1"><text:s text:c="22"/>"y": 179</text:p>
      <text:p text:style-name="P1"><text:s text:c="20"/>},</text:p>
      <text:p text:style-name="P1"><text:s text:c="20"/>{</text:p>
      <text:p text:style-name="P1"><text:s text:c="22"/>"x": 537,</text:p>
      <text:p text:style-name="P1"><text:s text:c="22"/>"y": 179</text:p>
      <text:p text:style-name="P1"><text:s text:c="20"/>},</text:p>
      <text:p text:style-name="P1"><text:s text:c="20"/>{</text:p>
      <text:p text:style-name="P1"><text:s text:c="22"/>"x": 537,</text:p>
      <text:p text:style-name="P1"><text:s text:c="22"/>"y": 262</text:p>
      <text:p text:style-name="P1"><text:s text:c="20"/>},</text:p>
      <text:p text:style-name="P1"><text:s text:c="20"/>{</text:p>
      <text:p text:style-name="P1"><text:s text:c="22"/>"x": 95,</text:p>
      <text:p text:style-name="P1"><text:s text:c="22"/>"y": 262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95,</text:p>
      <text:p text:style-name="P1"><text:s text:c="26"/>"y": 179</text:p>
      <text:p text:style-name="P1"><text:s text:c="24"/>},</text:p>
      <text:p text:style-name="P1"><text:s text:c="24"/>{</text:p>
      <text:p text:style-name="P1"><text:s text:c="26"/>"x": 537,</text:p>
      <text:p text:style-name="P1"><text:s text:c="26"/>"y": 179</text:p>
      <text:p text:style-name="P1"><text:s text:c="24"/>},</text:p>
      <text:p text:style-name="P1"><text:s text:c="24"/>{</text:p>
      <text:p text:style-name="P1"><text:s text:c="26"/>"x": 537,</text:p>
      <text:p text:style-name="P1"><text:s text:c="26"/>"y": 262</text:p>
      <text:p text:style-name="P1"><text:s text:c="24"/>},</text:p>
      <text:p text:style-name="P1"><text:s text:c="24"/>{</text:p>
      <text:p text:style-name="P1"><text:s text:c="26"/>"x": 95,</text:p>
      <text:p text:style-name="P1"><text:s text:c="26"/>"y": 262</text:p>
      <text:p text:style-name="P1"><text:s text:c="24"/>}</text:p>
      <text:p text:style-name="P1"><text:soft-page-break/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97,</text:p>
      <text:p text:style-name="P1"><text:s text:c="30"/>"y": 179</text:p>
      <text:p text:style-name="P1"><text:s text:c="28"/>},</text:p>
      <text:p text:style-name="P1"><text:s text:c="28"/>{</text:p>
      <text:p text:style-name="P1"><text:s text:c="30"/>"x": 254,</text:p>
      <text:p text:style-name="P1"><text:s text:c="30"/>"y": 186</text:p>
      <text:p text:style-name="P1"><text:s text:c="28"/>},</text:p>
      <text:p text:style-name="P1"><text:s text:c="28"/>{</text:p>
      <text:p text:style-name="P1"><text:s text:c="30"/>"x": 251,</text:p>
      <text:p text:style-name="P1"><text:s text:c="30"/>"y": 243</text:p>
      <text:p text:style-name="P1"><text:s text:c="28"/>},</text:p>
      <text:p text:style-name="P1"><text:s text:c="28"/>{</text:p>
      <text:p text:style-name="P1"><text:s text:c="30"/>"x": 95,</text:p>
      <text:p text:style-name="P1"><text:s text:c="30"/>"y": 236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7,</text:p>
      <text:p text:style-name="P1"><text:s text:c="34"/>"y": 179</text:p>
      <text:p text:style-name="P1"><text:s text:c="32"/>},</text:p>
      <text:p text:style-name="P1"><text:s text:c="32"/>{</text:p>
      <text:p text:style-name="P1"><text:s text:c="34"/>"x": 130,</text:p>
      <text:p text:style-name="P1"><text:s text:c="34"/>"y": 180</text:p>
      <text:p text:style-name="P1"><text:s text:c="32"/>},</text:p>
      <text:p text:style-name="P1"><text:s text:c="32"/>{</text:p>
      <text:p text:style-name="P1"><text:s text:c="34"/>"x": 128,</text:p>
      <text:p text:style-name="P1"><text:soft-page-break/><text:s text:c="34"/>"y": 234</text:p>
      <text:p text:style-name="P1"><text:s text:c="32"/>},</text:p>
      <text:p text:style-name="P1"><text:s text:c="32"/>{</text:p>
      <text:p text:style-name="P1"><text:s text:c="34"/>"x": 95,</text:p>
      <text:p text:style-name="P1"><text:s text:c="34"/>"y": 233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37,</text:p>
      <text:p text:style-name="P1"><text:s text:c="34"/>"y": 181</text:p>
      <text:p text:style-name="P1"><text:s text:c="32"/>},</text:p>
      <text:p text:style-name="P1"><text:s text:c="32"/>{</text:p>
      <text:p text:style-name="P1"><text:s text:c="34"/>"x": 168,</text:p>
      <text:p text:style-name="P1"><text:s text:c="34"/>"y": 182</text:p>
      <text:p text:style-name="P1"><text:s text:c="32"/>},</text:p>
      <text:p text:style-name="P1"><text:s text:c="32"/>{</text:p>
      <text:p text:style-name="P1"><text:s text:c="34"/>"x": 166,</text:p>
      <text:p text:style-name="P1"><text:s text:c="34"/>"y": 235</text:p>
      <text:p text:style-name="P1"><text:s text:c="32"/>},</text:p>
      <text:p text:style-name="P1"><text:s text:c="32"/>{</text:p>
      <text:p text:style-name="P1"><text:s text:c="34"/>"x": 135,</text:p>
      <text:p text:style-name="P1"><text:s text:c="34"/>"y": 234</text:p>
      <text:p text:style-name="P1"><text:s text:c="32"/>}</text:p>
      <text:p text:style-name="P1"><text:s text:c="30"/>]</text:p>
      <text:p text:style-name="P1"><text:s text:c="28"/>},</text:p>
      <text:p text:style-name="P1"><text:s text:c="28"/>"text": "L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79,</text:p>
      <text:p text:style-name="P1"><text:soft-page-break/><text:s text:c="34"/>"y": 183</text:p>
      <text:p text:style-name="P1"><text:s text:c="32"/>},</text:p>
      <text:p text:style-name="P1"><text:s text:c="32"/>{</text:p>
      <text:p text:style-name="P1"><text:s text:c="34"/>"x": 212,</text:p>
      <text:p text:style-name="P1"><text:s text:c="34"/>"y": 184</text:p>
      <text:p text:style-name="P1"><text:s text:c="32"/>},</text:p>
      <text:p text:style-name="P1"><text:s text:c="32"/>{</text:p>
      <text:p text:style-name="P1"><text:s text:c="34"/>"x": 210,</text:p>
      <text:p text:style-name="P1"><text:s text:c="34"/>"y": 240</text:p>
      <text:p text:style-name="P1"><text:s text:c="32"/>},</text:p>
      <text:p text:style-name="P1"><text:s text:c="32"/>{</text:p>
      <text:p text:style-name="P1"><text:s text:c="34"/>"x": 177,</text:p>
      <text:p text:style-name="P1"><text:s text:c="34"/>"y": 239</text:p>
      <text:p text:style-name="P1"><text:s text:c="32"/>}</text:p>
      <text:p text:style-name="P1"><text:s text:c="30"/>]</text:p>
      <text:p text:style-name="P1"><text:s text:c="28"/>},</text:p>
      <text:p text:style-name="P1"><text:s text:c="28"/>"text": "2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19,</text:p>
      <text:p text:style-name="P1"><text:s text:c="34"/>"y": 184</text:p>
      <text:p text:style-name="P1"><text:s text:c="32"/>},</text:p>
      <text:p text:style-name="P1"><text:s text:c="32"/>{</text:p>
      <text:p text:style-name="P1"><text:s text:c="34"/>"x": 254,</text:p>
      <text:p text:style-name="P1"><text:s text:c="34"/>"y": 186</text:p>
      <text:p text:style-name="P1"><text:s text:c="32"/>},</text:p>
      <text:p text:style-name="P1"><text:s text:c="32"/>{</text:p>
      <text:p text:style-name="P1"><text:s text:c="34"/>"x": 251,</text:p>
      <text:p text:style-name="P1"><text:s text:c="34"/>"y": 242</text:p>
      <text:p text:style-name="P1"><text:s text:c="32"/>},</text:p>
      <text:p text:style-name="P1"><text:s text:c="32"/>{</text:p>
      <text:p text:style-name="P1"><text:s text:c="34"/>"x": 217,</text:p>
      <text:p text:style-name="P1"><text:s text:c="34"/>"y": 241</text:p>
      <text:p text:style-name="P1"><text:s text:c="32"/>}</text:p>
      <text:p text:style-name="P1"><text:s text:c="30"/>]</text:p>
      <text:p text:style-name="P1"><text:s text:c="28"/>},</text:p>
      <text:p text:style-name="P1"><text:s text:c="28"/>"text": "C"</text:p>
      <text:p text:style-name="P1"><text:s text:c="26"/>}</text:p>
      <text:p text:style-name="P1"><text:s text:c="24"/>]</text:p>
      <text:p text:style-name="P1"><text:soft-page-break/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296,</text:p>
      <text:p text:style-name="P1"><text:s text:c="30"/>"y": 188</text:p>
      <text:p text:style-name="P1"><text:s text:c="28"/>},</text:p>
      <text:p text:style-name="P1"><text:s text:c="28"/>{</text:p>
      <text:p text:style-name="P1"><text:s text:c="30"/>"x": 537,</text:p>
      <text:p text:style-name="P1"><text:s text:c="30"/>"y": 199</text:p>
      <text:p text:style-name="P1"><text:s text:c="28"/>},</text:p>
      <text:p text:style-name="P1"><text:s text:c="28"/>{</text:p>
      <text:p text:style-name="P1"><text:s text:c="30"/>"x": 534,</text:p>
      <text:p text:style-name="P1"><text:s text:c="30"/>"y": 262</text:p>
      <text:p text:style-name="P1"><text:s text:c="28"/>},</text:p>
      <text:p text:style-name="P1"><text:s text:c="28"/>{</text:p>
      <text:p text:style-name="P1"><text:s text:c="30"/>"x": 293,</text:p>
      <text:p text:style-name="P1"><text:s text:c="30"/>"y": 252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96,</text:p>
      <text:p text:style-name="P1"><text:s text:c="34"/>"y": 188</text:p>
      <text:p text:style-name="P1"><text:s text:c="32"/>},</text:p>
      <text:p text:style-name="P1"><text:s text:c="32"/>{</text:p>
      <text:p text:style-name="P1"><text:s text:c="34"/>"x": 341,</text:p>
      <text:p text:style-name="P1"><text:s text:c="34"/>"y": 190</text:p>
      <text:p text:style-name="P1"><text:s text:c="32"/>},</text:p>
      <text:p text:style-name="P1"><text:s text:c="32"/>{</text:p>
      <text:p text:style-name="P1"><text:s text:c="34"/>"x": 338,</text:p>
      <text:p text:style-name="P1"><text:s text:c="34"/>"y": 248</text:p>
      <text:p text:style-name="P1"><text:s text:c="32"/>},</text:p>
      <text:p text:style-name="P1"><text:soft-page-break/><text:s text:c="32"/>{</text:p>
      <text:p text:style-name="P1"><text:s text:c="34"/>"x": 293,</text:p>
      <text:p text:style-name="P1"><text:s text:c="34"/>"y": 246</text:p>
      <text:p text:style-name="P1"><text:s text:c="32"/>}</text:p>
      <text:p text:style-name="P1"><text:s text:c="30"/>]</text:p>
      <text:p text:style-name="P1"><text:s text:c="28"/>},</text:p>
      <text:p text:style-name="P1"><text:s text:c="28"/>"text": "M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43,</text:p>
      <text:p text:style-name="P1"><text:s text:c="34"/>"y": 190</text:p>
      <text:p text:style-name="P1"><text:s text:c="32"/>},</text:p>
      <text:p text:style-name="P1"><text:s text:c="32"/>{</text:p>
      <text:p text:style-name="P1"><text:s text:c="34"/>"x": 389,</text:p>
      <text:p text:style-name="P1"><text:s text:c="34"/>"y": 192</text:p>
      <text:p text:style-name="P1"><text:s text:c="32"/>},</text:p>
      <text:p text:style-name="P1"><text:s text:c="32"/>{</text:p>
      <text:p text:style-name="P1"><text:s text:c="34"/>"x": 386,</text:p>
      <text:p text:style-name="P1"><text:s text:c="34"/>"y": 250</text:p>
      <text:p text:style-name="P1"><text:s text:c="32"/>},</text:p>
      <text:p text:style-name="P1"><text:s text:c="32"/>{</text:p>
      <text:p text:style-name="P1"><text:s text:c="34"/>"x": 340,</text:p>
      <text:p text:style-name="P1"><text:s text:c="34"/>"y": 248</text:p>
      <text:p text:style-name="P1"><text:s text:c="32"/>}</text:p>
      <text:p text:style-name="P1"><text:s text:c="30"/>]</text:p>
      <text:p text:style-name="P1"><text:s text:c="28"/>},</text:p>
      <text:p text:style-name="P1"><text:s text:c="28"/>"text": "7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93,</text:p>
      <text:p text:style-name="P1"><text:s text:c="34"/>"y": 193</text:p>
      <text:p text:style-name="P1"><text:s text:c="32"/>},</text:p>
      <text:p text:style-name="P1"><text:soft-page-break/><text:s text:c="32"/>{</text:p>
      <text:p text:style-name="P1"><text:s text:c="34"/>"x": 433,</text:p>
      <text:p text:style-name="P1"><text:s text:c="34"/>"y": 195</text:p>
      <text:p text:style-name="P1"><text:s text:c="32"/>},</text:p>
      <text:p text:style-name="P1"><text:s text:c="32"/>{</text:p>
      <text:p text:style-name="P1"><text:s text:c="34"/>"x": 430,</text:p>
      <text:p text:style-name="P1"><text:s text:c="34"/>"y": 256</text:p>
      <text:p text:style-name="P1"><text:s text:c="32"/>},</text:p>
      <text:p text:style-name="P1"><text:s text:c="32"/>{</text:p>
      <text:p text:style-name="P1"><text:s text:c="34"/>"x": 390,</text:p>
      <text:p text:style-name="P1"><text:s text:c="34"/>"y": 254</text:p>
      <text:p text:style-name="P1"><text:s text:c="32"/>}</text:p>
      <text:p text:style-name="P1"><text:s text:c="30"/>]</text:p>
      <text:p text:style-name="P1"><text:s text:c="28"/>},</text:p>
      <text:p text:style-name="P1"><text:s text:c="28"/>"text": "6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43,</text:p>
      <text:p text:style-name="P1"><text:s text:c="34"/>"y": 195</text:p>
      <text:p text:style-name="P1"><text:s text:c="32"/>},</text:p>
      <text:p text:style-name="P1"><text:s text:c="32"/>{</text:p>
      <text:p text:style-name="P1"><text:s text:c="34"/>"x": 488,</text:p>
      <text:p text:style-name="P1"><text:s text:c="34"/>"y": 197</text:p>
      <text:p text:style-name="P1"><text:s text:c="32"/>},</text:p>
      <text:p text:style-name="P1"><text:s text:c="32"/>{</text:p>
      <text:p text:style-name="P1"><text:s text:c="34"/>"x": 485,</text:p>
      <text:p text:style-name="P1"><text:s text:c="34"/>"y": 261</text:p>
      <text:p text:style-name="P1"><text:s text:c="32"/>},</text:p>
      <text:p text:style-name="P1"><text:s text:c="32"/>{</text:p>
      <text:p text:style-name="P1"><text:s text:c="34"/>"x": 440,</text:p>
      <text:p text:style-name="P1"><text:s text:c="34"/>"y": 259</text:p>
      <text:p text:style-name="P1"><text:s text:c="32"/>}</text:p>
      <text:p text:style-name="P1"><text:s text:c="30"/>]</text:p>
      <text:p text:style-name="P1"><text:s text:c="28"/>},</text:p>
      <text:p text:style-name="P1"><text:s text:c="28"/>"text": "6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oft-page-break/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90,</text:p>
      <text:p text:style-name="P1"><text:s text:c="34"/>"y": 197</text:p>
      <text:p text:style-name="P1"><text:s text:c="32"/>},</text:p>
      <text:p text:style-name="P1"><text:s text:c="32"/>{</text:p>
      <text:p text:style-name="P1"><text:s text:c="34"/>"x": 537,</text:p>
      <text:p text:style-name="P1"><text:s text:c="34"/>"y": 199</text:p>
      <text:p text:style-name="P1"><text:s text:c="32"/>},</text:p>
      <text:p text:style-name="P1"><text:s text:c="32"/>{</text:p>
      <text:p text:style-name="P1"><text:s text:c="34"/>"x": 534,</text:p>
      <text:p text:style-name="P1"><text:s text:c="34"/>"y": 263</text:p>
      <text:p text:style-name="P1"><text:s text:c="32"/>},</text:p>
      <text:p text:style-name="P1"><text:s text:c="32"/>{</text:p>
      <text:p text:style-name="P1"><text:s text:c="34"/>"x": 487,</text:p>
      <text:p text:style-name="P1"><text:s text:c="34"/>"y": 261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GOVT. OF INDIA\nDL2C M7660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en",</text:p>
      <text:p text:style-name="P2"><text:s text:c="10"/>"description": "MH.03\nCB\n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83,</text:p>
      <text:p text:style-name="P1"><text:s text:c="16"/>"y": 107</text:p>
      <text:p text:style-name="P1"><text:s text:c="14"/>},</text:p>
      <text:p text:style-name="P1"><text:s text:c="14"/>{</text:p>
      <text:p text:style-name="P1"><text:soft-page-break/><text:s text:c="16"/>"x": 149,</text:p>
      <text:p text:style-name="P1"><text:s text:c="16"/>"y": 107</text:p>
      <text:p text:style-name="P1"><text:s text:c="14"/>},</text:p>
      <text:p text:style-name="P1"><text:s text:c="14"/>{</text:p>
      <text:p text:style-name="P1"><text:s text:c="16"/>"x": 149,</text:p>
      <text:p text:style-name="P1"><text:s text:c="16"/>"y": 136</text:p>
      <text:p text:style-name="P1"><text:s text:c="14"/>},</text:p>
      <text:p text:style-name="P1"><text:s text:c="14"/>{</text:p>
      <text:p text:style-name="P1"><text:s text:c="16"/>"x": 83,</text:p>
      <text:p text:style-name="P1"><text:s text:c="16"/>"y": 136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MH.03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83,</text:p>
      <text:p text:style-name="P1"><text:s text:c="16"/>"y": 107</text:p>
      <text:p text:style-name="P1"><text:s text:c="14"/>},</text:p>
      <text:p text:style-name="P1"><text:s text:c="14"/>{</text:p>
      <text:p text:style-name="P1"><text:s text:c="16"/>"x": 149,</text:p>
      <text:p text:style-name="P1"><text:s text:c="16"/>"y": 107</text:p>
      <text:p text:style-name="P1"><text:s text:c="14"/>},</text:p>
      <text:p text:style-name="P1"><text:s text:c="14"/>{</text:p>
      <text:p text:style-name="P1"><text:s text:c="16"/>"x": 149,</text:p>
      <text:p text:style-name="P1"><text:s text:c="16"/>"y": 120</text:p>
      <text:p text:style-name="P1"><text:s text:c="14"/>},</text:p>
      <text:p text:style-name="P1"><text:s text:c="14"/>{</text:p>
      <text:p text:style-name="P1"><text:s text:c="16"/>"x": 83,</text:p>
      <text:p text:style-name="P1"><text:s text:c="16"/>"y": 120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CB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05,</text:p>
      <text:p text:style-name="P1"><text:s text:c="16"/>"y": 124</text:p>
      <text:p text:style-name="P1"><text:s text:c="14"/>},</text:p>
      <text:p text:style-name="P1"><text:s text:c="14"/>{</text:p>
      <text:p text:style-name="P1"><text:s text:c="16"/>"x": 130,</text:p>
      <text:p text:style-name="P1"><text:s text:c="16"/>"y": 124</text:p>
      <text:p text:style-name="P1"><text:s text:c="14"/>},</text:p>
      <text:p text:style-name="P1"><text:s text:c="14"/>{</text:p>
      <text:p text:style-name="P1"><text:s text:c="16"/>"x": 130,</text:p>
      <text:p text:style-name="P1"><text:s text:c="16"/>"y": 136</text:p>
      <text:p text:style-name="P1"><text:soft-page-break/><text:s text:c="14"/>},</text:p>
      <text:p text:style-name="P1"><text:s text:c="14"/>{</text:p>
      <text:p text:style-name="P1"><text:s text:c="16"/>"x": 105,</text:p>
      <text:p text:style-name="P1"><text:s text:c="16"/>"y": 136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en"</text:p>
      <text:p text:style-name="P1"><text:s text:c="16"/>}</text:p>
      <text:p text:style-name="P1"><text:s text:c="14"/>]</text:p>
      <text:p text:style-name="P1"><text:s text:c="12"/>},</text:p>
      <text:p text:style-name="P1"><text:s text:c="12"/>"width": 400,</text:p>
      <text:p text:style-name="P1"><text:s text:c="12"/>"height": 300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83,</text:p>
      <text:p text:style-name="P1"><text:s text:c="22"/>"y": 107</text:p>
      <text:p text:style-name="P1"><text:s text:c="20"/>},</text:p>
      <text:p text:style-name="P1"><text:s text:c="20"/>{</text:p>
      <text:p text:style-name="P1"><text:s text:c="22"/>"x": 149,</text:p>
      <text:p text:style-name="P1"><text:s text:c="22"/>"y": 107</text:p>
      <text:p text:style-name="P1"><text:s text:c="20"/>},</text:p>
      <text:p text:style-name="P1"><text:s text:c="20"/>{</text:p>
      <text:p text:style-name="P1"><text:s text:c="22"/>"x": 149,</text:p>
      <text:p text:style-name="P1"><text:s text:c="22"/>"y": 136</text:p>
      <text:p text:style-name="P1"><text:s text:c="20"/>},</text:p>
      <text:p text:style-name="P1"><text:s text:c="20"/>{</text:p>
      <text:p text:style-name="P1"><text:s text:c="22"/>"x": 83,</text:p>
      <text:p text:style-name="P1"><text:s text:c="22"/>"y": 136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oft-page-break/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83,</text:p>
      <text:p text:style-name="P1"><text:s text:c="26"/>"y": 107</text:p>
      <text:p text:style-name="P1"><text:s text:c="24"/>},</text:p>
      <text:p text:style-name="P1"><text:s text:c="24"/>{</text:p>
      <text:p text:style-name="P1"><text:s text:c="26"/>"x": 149,</text:p>
      <text:p text:style-name="P1"><text:s text:c="26"/>"y": 107</text:p>
      <text:p text:style-name="P1"><text:s text:c="24"/>},</text:p>
      <text:p text:style-name="P1"><text:s text:c="24"/>{</text:p>
      <text:p text:style-name="P1"><text:s text:c="26"/>"x": 149,</text:p>
      <text:p text:style-name="P1"><text:s text:c="26"/>"y": 136</text:p>
      <text:p text:style-name="P1"><text:s text:c="24"/>},</text:p>
      <text:p text:style-name="P1"><text:s text:c="24"/>{</text:p>
      <text:p text:style-name="P1"><text:s text:c="26"/>"x": 83,</text:p>
      <text:p text:style-name="P1"><text:s text:c="26"/>"y": 136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83,</text:p>
      <text:p text:style-name="P1"><text:s text:c="30"/>"y": 107</text:p>
      <text:p text:style-name="P1"><text:s text:c="28"/>},</text:p>
      <text:p text:style-name="P1"><text:s text:c="28"/>{</text:p>
      <text:p text:style-name="P1"><text:s text:c="30"/>"x": 149,</text:p>
      <text:p text:style-name="P1"><text:s text:c="30"/>"y": 107</text:p>
      <text:p text:style-name="P1"><text:s text:c="28"/>},</text:p>
      <text:p text:style-name="P1"><text:s text:c="28"/>{</text:p>
      <text:p text:style-name="P1"><text:s text:c="30"/>"x": 149,</text:p>
      <text:p text:style-name="P1"><text:s text:c="30"/>"y": 120</text:p>
      <text:p text:style-name="P1"><text:s text:c="28"/>},</text:p>
      <text:p text:style-name="P1"><text:s text:c="28"/>{</text:p>
      <text:p text:style-name="P1"><text:s text:c="30"/>"x": 83,</text:p>
      <text:p text:style-name="P1"><text:soft-page-break/><text:s text:c="30"/>"y": 120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83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99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99,</text:p>
      <text:p text:style-name="P1"><text:s text:c="34"/>"y": 120</text:p>
      <text:p text:style-name="P1"><text:s text:c="32"/>},</text:p>
      <text:p text:style-name="P1"><text:s text:c="32"/>{</text:p>
      <text:p text:style-name="P1"><text:s text:c="34"/>"x": 83,</text:p>
      <text:p text:style-name="P1"><text:s text:c="34"/>"y": 120</text:p>
      <text:p text:style-name="P1"><text:s text:c="32"/>}</text:p>
      <text:p text:style-name="P1"><text:s text:c="30"/>]</text:p>
      <text:p text:style-name="P1"><text:s text:c="28"/>},</text:p>
      <text:p text:style-name="P1"><text:s text:c="28"/>"text": "M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02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10,</text:p>
      <text:p text:style-name="P1"><text:s text:c="34"/>"y": 107</text:p>
      <text:p text:style-name="P1"><text:soft-page-break/><text:s text:c="32"/>},</text:p>
      <text:p text:style-name="P1"><text:s text:c="32"/>{</text:p>
      <text:p text:style-name="P1"><text:s text:c="34"/>"x": 110,</text:p>
      <text:p text:style-name="P1"><text:s text:c="34"/>"y": 120</text:p>
      <text:p text:style-name="P1"><text:s text:c="32"/>},</text:p>
      <text:p text:style-name="P1"><text:s text:c="32"/>{</text:p>
      <text:p text:style-name="P1"><text:s text:c="34"/>"x": 102,</text:p>
      <text:p text:style-name="P1"><text:s text:c="34"/>"y": 120</text:p>
      <text:p text:style-name="P1"><text:s text:c="32"/>}</text:p>
      <text:p text:style-name="P1"><text:s text:c="30"/>]</text:p>
      <text:p text:style-name="P1"><text:s text:c="28"/>},</text:p>
      <text:p text:style-name="P1"><text:s text:c="28"/>"text": "H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12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19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19,</text:p>
      <text:p text:style-name="P1"><text:s text:c="34"/>"y": 120</text:p>
      <text:p text:style-name="P1"><text:s text:c="32"/>},</text:p>
      <text:p text:style-name="P1"><text:s text:c="32"/>{</text:p>
      <text:p text:style-name="P1"><text:s text:c="34"/>"x": 112,</text:p>
      <text:p text:style-name="P1"><text:s text:c="34"/>"y": 120</text:p>
      <text:p text:style-name="P1"><text:s text:c="32"/>}</text:p>
      <text:p text:style-name="P1"><text:s text:c="30"/>]</text:p>
      <text:p text:style-name="P1"><text:s text:c="28"/>},</text:p>
      <text:p text:style-name="P1"><text:s text:c="28"/>"text": ".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oft-page-break/><text:s text:c="30"/>"vertices": [</text:p>
      <text:p text:style-name="P1"><text:s text:c="32"/>{</text:p>
      <text:p text:style-name="P1"><text:s text:c="34"/>"x": 123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34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34,</text:p>
      <text:p text:style-name="P1"><text:s text:c="34"/>"y": 120</text:p>
      <text:p text:style-name="P1"><text:s text:c="32"/>},</text:p>
      <text:p text:style-name="P1"><text:s text:c="32"/>{</text:p>
      <text:p text:style-name="P1"><text:s text:c="34"/>"x": 123,</text:p>
      <text:p text:style-name="P1"><text:s text:c="34"/>"y": 120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38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49,</text:p>
      <text:p text:style-name="P1"><text:s text:c="34"/>"y": 107</text:p>
      <text:p text:style-name="P1"><text:s text:c="32"/>},</text:p>
      <text:p text:style-name="P1"><text:s text:c="32"/>{</text:p>
      <text:p text:style-name="P1"><text:s text:c="34"/>"x": 149,</text:p>
      <text:p text:style-name="P1"><text:s text:c="34"/>"y": 120</text:p>
      <text:p text:style-name="P1"><text:s text:c="32"/>},</text:p>
      <text:p text:style-name="P1"><text:s text:c="32"/>{</text:p>
      <text:p text:style-name="P1"><text:s text:c="34"/>"x": 138,</text:p>
      <text:p text:style-name="P1"><text:s text:c="34"/>"y": 120</text:p>
      <text:p text:style-name="P1"><text:s text:c="32"/>}</text:p>
      <text:p text:style-name="P1"><text:s text:c="30"/>]</text:p>
      <text:p text:style-name="P1"><text:s text:c="28"/>},</text:p>
      <text:p text:style-name="P1"><text:soft-page-break/><text:s text:c="28"/>"text": "3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105,</text:p>
      <text:p text:style-name="P1"><text:s text:c="30"/>"y": 124</text:p>
      <text:p text:style-name="P1"><text:s text:c="28"/>},</text:p>
      <text:p text:style-name="P1"><text:s text:c="28"/>{</text:p>
      <text:p text:style-name="P1"><text:s text:c="30"/>"x": 130,</text:p>
      <text:p text:style-name="P1"><text:s text:c="30"/>"y": 124</text:p>
      <text:p text:style-name="P1"><text:s text:c="28"/>},</text:p>
      <text:p text:style-name="P1"><text:s text:c="28"/>{</text:p>
      <text:p text:style-name="P1"><text:s text:c="30"/>"x": 130,</text:p>
      <text:p text:style-name="P1"><text:s text:c="30"/>"y": 136</text:p>
      <text:p text:style-name="P1"><text:s text:c="28"/>},</text:p>
      <text:p text:style-name="P1"><text:s text:c="28"/>{</text:p>
      <text:p text:style-name="P1"><text:s text:c="30"/>"x": 105,</text:p>
      <text:p text:style-name="P1"><text:s text:c="30"/>"y": 136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05,</text:p>
      <text:p text:style-name="P1"><text:s text:c="34"/>"y": 124</text:p>
      <text:p text:style-name="P1"><text:s text:c="32"/>},</text:p>
      <text:p text:style-name="P1"><text:s text:c="32"/>{</text:p>
      <text:p text:style-name="P1"><text:s text:c="34"/>"x": 116,</text:p>
      <text:p text:style-name="P1"><text:s text:c="34"/>"y": 124</text:p>
      <text:p text:style-name="P1"><text:s text:c="32"/>},</text:p>
      <text:p text:style-name="P1"><text:s text:c="32"/>{</text:p>
      <text:p text:style-name="P1"><text:soft-page-break/><text:s text:c="34"/>"x": 116,</text:p>
      <text:p text:style-name="P1"><text:s text:c="34"/>"y": 136</text:p>
      <text:p text:style-name="P1"><text:s text:c="32"/>},</text:p>
      <text:p text:style-name="P1"><text:s text:c="32"/>{</text:p>
      <text:p text:style-name="P1"><text:s text:c="34"/>"x": 105,</text:p>
      <text:p text:style-name="P1"><text:s text:c="34"/>"y": 136</text:p>
      <text:p text:style-name="P1"><text:s text:c="32"/>}</text:p>
      <text:p text:style-name="P1"><text:s text:c="30"/>]</text:p>
      <text:p text:style-name="P1"><text:s text:c="28"/>},</text:p>
      <text:p text:style-name="P1"><text:s text:c="28"/>"text": "C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19,</text:p>
      <text:p text:style-name="P1"><text:s text:c="34"/>"y": 124</text:p>
      <text:p text:style-name="P1"><text:s text:c="32"/>},</text:p>
      <text:p text:style-name="P1"><text:s text:c="32"/>{</text:p>
      <text:p text:style-name="P1"><text:s text:c="34"/>"x": 130,</text:p>
      <text:p text:style-name="P1"><text:s text:c="34"/>"y": 124</text:p>
      <text:p text:style-name="P1"><text:s text:c="32"/>},</text:p>
      <text:p text:style-name="P1"><text:s text:c="32"/>{</text:p>
      <text:p text:style-name="P1"><text:s text:c="34"/>"x": 130,</text:p>
      <text:p text:style-name="P1"><text:s text:c="34"/>"y": 136</text:p>
      <text:p text:style-name="P1"><text:s text:c="32"/>},</text:p>
      <text:p text:style-name="P1"><text:s text:c="32"/>{</text:p>
      <text:p text:style-name="P1"><text:s text:c="34"/>"x": 119,</text:p>
      <text:p text:style-name="P1"><text:s text:c="34"/>"y": 136</text:p>
      <text:p text:style-name="P1"><text:s text:c="32"/>}</text:p>
      <text:p text:style-name="P1"><text:s text:c="30"/>]</text:p>
      <text:p text:style-name="P1"><text:s text:c="28"/>},</text:p>
      <text:p text:style-name="P1"><text:s text:c="28"/>"text": "B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oft-page-break/><text:s text:c="10"/>}</text:p>
      <text:p text:style-name="P1"><text:s text:c="8"/>],</text:p>
      <text:p text:style-name="P1"><text:s text:c="8"/>"text": "MH.03\nCB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da",</text:p>
      <text:p text:style-name="P1"><text:s text:c="10"/><text:span text:style-name="T2">"description": "A05MD4943\nIND\n",</text:span>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40,</text:p>
      <text:p text:style-name="P1"><text:s text:c="16"/>"y": 286</text:p>
      <text:p text:style-name="P1"><text:s text:c="14"/>},</text:p>
      <text:p text:style-name="P1"><text:s text:c="14"/>{</text:p>
      <text:p text:style-name="P1"><text:s text:c="16"/>"x": 691,</text:p>
      <text:p text:style-name="P1"><text:s text:c="16"/>"y": 286</text:p>
      <text:p text:style-name="P1"><text:s text:c="14"/>},</text:p>
      <text:p text:style-name="P1"><text:s text:c="14"/>{</text:p>
      <text:p text:style-name="P1"><text:s text:c="16"/>"x": 691,</text:p>
      <text:p text:style-name="P1"><text:s text:c="16"/>"y": 378</text:p>
      <text:p text:style-name="P1"><text:s text:c="14"/>},</text:p>
      <text:p text:style-name="P1"><text:s text:c="14"/>{</text:p>
      <text:p text:style-name="P1"><text:s text:c="16"/>"x": 40,</text:p>
      <text:p text:style-name="P1"><text:s text:c="16"/>"y": 378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A05MD4943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66,</text:p>
      <text:p text:style-name="P1"><text:s text:c="16"/>"y": 286</text:p>
      <text:p text:style-name="P1"><text:s text:c="14"/>},</text:p>
      <text:p text:style-name="P1"><text:s text:c="14"/>{</text:p>
      <text:p text:style-name="P1"><text:s text:c="16"/>"x": 691,</text:p>
      <text:p text:style-name="P1"><text:s text:c="16"/>"y": 295</text:p>
      <text:p text:style-name="P1"><text:s text:c="14"/>},</text:p>
      <text:p text:style-name="P1"><text:s text:c="14"/>{</text:p>
      <text:p text:style-name="P1"><text:s text:c="16"/>"x": 690,</text:p>
      <text:p text:style-name="P1"><text:s text:c="16"/>"y": 378</text:p>
      <text:p text:style-name="P1"><text:s text:c="14"/>},</text:p>
      <text:p text:style-name="P1"><text:s text:c="14"/>{</text:p>
      <text:p text:style-name="P1"><text:s text:c="16"/>"x": 165,</text:p>
      <text:p text:style-name="P1"><text:s text:c="16"/>"y": 369</text:p>
      <text:p text:style-name="P1"><text:s text:c="14"/>}</text:p>
      <text:p text:style-name="P1"><text:s text:c="12"/>]</text:p>
      <text:p text:style-name="P1"><text:soft-page-break/><text:s text:c="10"/>}</text:p>
      <text:p text:style-name="P1"><text:s text:c="8"/>},</text:p>
      <text:p text:style-name="P1"><text:s text:c="8"/>{</text:p>
      <text:p text:style-name="P1"><text:s text:c="10"/>"description": "IND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41,</text:p>
      <text:p text:style-name="P1"><text:s text:c="16"/>"y": 309</text:p>
      <text:p text:style-name="P1"><text:s text:c="14"/>},</text:p>
      <text:p text:style-name="P1"><text:s text:c="14"/>{</text:p>
      <text:p text:style-name="P1"><text:s text:c="16"/>"x": 89,</text:p>
      <text:p text:style-name="P1"><text:s text:c="16"/>"y": 311</text:p>
      <text:p text:style-name="P1"><text:s text:c="14"/>},</text:p>
      <text:p text:style-name="P1"><text:s text:c="14"/>{</text:p>
      <text:p text:style-name="P1"><text:s text:c="16"/>"x": 88,</text:p>
      <text:p text:style-name="P1"><text:s text:c="16"/>"y": 330</text:p>
      <text:p text:style-name="P1"><text:s text:c="14"/>},</text:p>
      <text:p text:style-name="P1"><text:s text:c="14"/>{</text:p>
      <text:p text:style-name="P1"><text:s text:c="16"/>"x": 40,</text:p>
      <text:p text:style-name="P1"><text:s text:c="16"/>"y": 328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da"</text:p>
      <text:p text:style-name="P1"><text:s text:c="16"/>}</text:p>
      <text:p text:style-name="P1"><text:s text:c="14"/>]</text:p>
      <text:p text:style-name="P1"><text:s text:c="12"/>},</text:p>
      <text:p text:style-name="P1"><text:s text:c="12"/>"width": 800,</text:p>
      <text:p text:style-name="P1"><text:s text:c="12"/>"height": 576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165,</text:p>
      <text:p text:style-name="P1"><text:s text:c="22"/>"y": 286</text:p>
      <text:p text:style-name="P1"><text:soft-page-break/><text:s text:c="20"/>},</text:p>
      <text:p text:style-name="P1"><text:s text:c="20"/>{</text:p>
      <text:p text:style-name="P1"><text:s text:c="22"/>"x": 691,</text:p>
      <text:p text:style-name="P1"><text:s text:c="22"/>"y": 286</text:p>
      <text:p text:style-name="P1"><text:s text:c="20"/>},</text:p>
      <text:p text:style-name="P1"><text:s text:c="20"/>{</text:p>
      <text:p text:style-name="P1"><text:s text:c="22"/>"x": 691,</text:p>
      <text:p text:style-name="P1"><text:s text:c="22"/>"y": 378</text:p>
      <text:p text:style-name="P1"><text:s text:c="20"/>},</text:p>
      <text:p text:style-name="P1"><text:s text:c="20"/>{</text:p>
      <text:p text:style-name="P1"><text:s text:c="22"/>"x": 165,</text:p>
      <text:p text:style-name="P1"><text:s text:c="22"/>"y": 378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165,</text:p>
      <text:p text:style-name="P1"><text:s text:c="26"/>"y": 286</text:p>
      <text:p text:style-name="P1"><text:s text:c="24"/>},</text:p>
      <text:p text:style-name="P1"><text:s text:c="24"/>{</text:p>
      <text:p text:style-name="P1"><text:s text:c="26"/>"x": 691,</text:p>
      <text:p text:style-name="P1"><text:s text:c="26"/>"y": 286</text:p>
      <text:p text:style-name="P1"><text:s text:c="24"/>},</text:p>
      <text:p text:style-name="P1"><text:s text:c="24"/>{</text:p>
      <text:p text:style-name="P1"><text:s text:c="26"/>"x": 691,</text:p>
      <text:p text:style-name="P1"><text:s text:c="26"/>"y": 378</text:p>
      <text:p text:style-name="P1"><text:s text:c="24"/>},</text:p>
      <text:p text:style-name="P1"><text:s text:c="24"/>{</text:p>
      <text:p text:style-name="P1"><text:s text:c="26"/>"x": 165,</text:p>
      <text:p text:style-name="P1"><text:s text:c="26"/>"y": 378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oft-page-break/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166,</text:p>
      <text:p text:style-name="P1"><text:s text:c="30"/>"y": 286</text:p>
      <text:p text:style-name="P1"><text:s text:c="28"/>},</text:p>
      <text:p text:style-name="P1"><text:s text:c="28"/>{</text:p>
      <text:p text:style-name="P1"><text:s text:c="30"/>"x": 691,</text:p>
      <text:p text:style-name="P1"><text:s text:c="30"/>"y": 295</text:p>
      <text:p text:style-name="P1"><text:s text:c="28"/>},</text:p>
      <text:p text:style-name="P1"><text:s text:c="28"/>{</text:p>
      <text:p text:style-name="P1"><text:s text:c="30"/>"x": 690,</text:p>
      <text:p text:style-name="P1"><text:s text:c="30"/>"y": 378</text:p>
      <text:p text:style-name="P1"><text:s text:c="28"/>},</text:p>
      <text:p text:style-name="P1"><text:s text:c="28"/>{</text:p>
      <text:p text:style-name="P1"><text:s text:c="30"/>"x": 165,</text:p>
      <text:p text:style-name="P1"><text:s text:c="30"/>"y": 369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66,</text:p>
      <text:p text:style-name="P1"><text:s text:c="34"/>"y": 286</text:p>
      <text:p text:style-name="P1"><text:s text:c="32"/>},</text:p>
      <text:p text:style-name="P1"><text:s text:c="32"/>{</text:p>
      <text:p text:style-name="P1"><text:s text:c="34"/>"x": 217,</text:p>
      <text:p text:style-name="P1"><text:s text:c="34"/>"y": 287</text:p>
      <text:p text:style-name="P1"><text:s text:c="32"/>},</text:p>
      <text:p text:style-name="P1"><text:s text:c="32"/>{</text:p>
      <text:p text:style-name="P1"><text:s text:c="34"/>"x": 216,</text:p>
      <text:p text:style-name="P1"><text:s text:c="34"/>"y": 368</text:p>
      <text:p text:style-name="P1"><text:s text:c="32"/>},</text:p>
      <text:p text:style-name="P1"><text:s text:c="32"/>{</text:p>
      <text:p text:style-name="P1"><text:s text:c="34"/>"x": 165,</text:p>
      <text:p text:style-name="P1"><text:s text:c="34"/>"y": 367</text:p>
      <text:p text:style-name="P1"><text:s text:c="32"/>}</text:p>
      <text:p text:style-name="P1"><text:s text:c="30"/>]</text:p>
      <text:p text:style-name="P1"><text:s text:c="28"/>},</text:p>
      <text:p text:style-name="P1"><text:s text:c="28"/>"text": "A"</text:p>
      <text:p text:style-name="P1"><text:s text:c="26"/>},</text:p>
      <text:p text:style-name="P1"><text:soft-page-break/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19,</text:p>
      <text:p text:style-name="P1"><text:s text:c="34"/>"y": 287</text:p>
      <text:p text:style-name="P1"><text:s text:c="32"/>},</text:p>
      <text:p text:style-name="P1"><text:s text:c="32"/>{</text:p>
      <text:p text:style-name="P1"><text:s text:c="34"/>"x": 272,</text:p>
      <text:p text:style-name="P1"><text:s text:c="34"/>"y": 288</text:p>
      <text:p text:style-name="P1"><text:s text:c="32"/>},</text:p>
      <text:p text:style-name="P1"><text:s text:c="32"/>{</text:p>
      <text:p text:style-name="P1"><text:s text:c="34"/>"x": 271,</text:p>
      <text:p text:style-name="P1"><text:s text:c="34"/>"y": 369</text:p>
      <text:p text:style-name="P1"><text:s text:c="32"/>},</text:p>
      <text:p text:style-name="P1"><text:s text:c="32"/>{</text:p>
      <text:p text:style-name="P1"><text:s text:c="34"/>"x": 218,</text:p>
      <text:p text:style-name="P1"><text:s text:c="34"/>"y": 368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83,</text:p>
      <text:p text:style-name="P1"><text:s text:c="34"/>"y": 288</text:p>
      <text:p text:style-name="P1"><text:s text:c="32"/>},</text:p>
      <text:p text:style-name="P1"><text:s text:c="32"/>{</text:p>
      <text:p text:style-name="P1"><text:s text:c="34"/>"x": 337,</text:p>
      <text:p text:style-name="P1"><text:s text:c="34"/>"y": 289</text:p>
      <text:p text:style-name="P1"><text:s text:c="32"/>},</text:p>
      <text:p text:style-name="P1"><text:s text:c="32"/>{</text:p>
      <text:p text:style-name="P1"><text:s text:c="34"/>"x": 336,</text:p>
      <text:p text:style-name="P1"><text:s text:c="34"/>"y": 370</text:p>
      <text:p text:style-name="P1"><text:s text:c="32"/>},</text:p>
      <text:p text:style-name="P1"><text:soft-page-break/><text:s text:c="32"/>{</text:p>
      <text:p text:style-name="P1"><text:s text:c="34"/>"x": 282,</text:p>
      <text:p text:style-name="P1"><text:s text:c="34"/>"y": 369</text:p>
      <text:p text:style-name="P1"><text:s text:c="32"/>}</text:p>
      <text:p text:style-name="P1"><text:s text:c="30"/>]</text:p>
      <text:p text:style-name="P1"><text:s text:c="28"/>},</text:p>
      <text:p text:style-name="P1"><text:s text:c="28"/>"text": "5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39,</text:p>
      <text:p text:style-name="P1"><text:s text:c="34"/>"y": 289</text:p>
      <text:p text:style-name="P1"><text:s text:c="32"/>},</text:p>
      <text:p text:style-name="P1"><text:s text:c="32"/>{</text:p>
      <text:p text:style-name="P1"><text:s text:c="34"/>"x": 393,</text:p>
      <text:p text:style-name="P1"><text:s text:c="34"/>"y": 290</text:p>
      <text:p text:style-name="P1"><text:s text:c="32"/>},</text:p>
      <text:p text:style-name="P1"><text:s text:c="32"/>{</text:p>
      <text:p text:style-name="P1"><text:s text:c="34"/>"x": 392,</text:p>
      <text:p text:style-name="P1"><text:s text:c="34"/>"y": 371</text:p>
      <text:p text:style-name="P1"><text:s text:c="32"/>},</text:p>
      <text:p text:style-name="P1"><text:s text:c="32"/>{</text:p>
      <text:p text:style-name="P1"><text:s text:c="34"/>"x": 338,</text:p>
      <text:p text:style-name="P1"><text:s text:c="34"/>"y": 370</text:p>
      <text:p text:style-name="P1"><text:s text:c="32"/>}</text:p>
      <text:p text:style-name="P1"><text:s text:c="30"/>]</text:p>
      <text:p text:style-name="P1"><text:s text:c="28"/>},</text:p>
      <text:p text:style-name="P1"><text:s text:c="28"/>"text": "M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03,</text:p>
      <text:p text:style-name="P1"><text:s text:c="34"/>"y": 292</text:p>
      <text:p text:style-name="P1"><text:s text:c="32"/>},</text:p>
      <text:p text:style-name="P1"><text:soft-page-break/><text:s text:c="32"/>{</text:p>
      <text:p text:style-name="P1"><text:s text:c="34"/>"x": 453,</text:p>
      <text:p text:style-name="P1"><text:s text:c="34"/>"y": 293</text:p>
      <text:p text:style-name="P1"><text:s text:c="32"/>},</text:p>
      <text:p text:style-name="P1"><text:s text:c="32"/>{</text:p>
      <text:p text:style-name="P1"><text:s text:c="34"/>"x": 452,</text:p>
      <text:p text:style-name="P1"><text:s text:c="34"/>"y": 374</text:p>
      <text:p text:style-name="P1"><text:s text:c="32"/>},</text:p>
      <text:p text:style-name="P1"><text:s text:c="32"/>{</text:p>
      <text:p text:style-name="P1"><text:s text:c="34"/>"x": 402,</text:p>
      <text:p text:style-name="P1"><text:s text:c="34"/>"y": 373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61,</text:p>
      <text:p text:style-name="P1"><text:s text:c="34"/>"y": 293</text:p>
      <text:p text:style-name="P1"><text:s text:c="32"/>},</text:p>
      <text:p text:style-name="P1"><text:s text:c="32"/>{</text:p>
      <text:p text:style-name="P1"><text:s text:c="34"/>"x": 517,</text:p>
      <text:p text:style-name="P1"><text:s text:c="34"/>"y": 294</text:p>
      <text:p text:style-name="P1"><text:s text:c="32"/>},</text:p>
      <text:p text:style-name="P1"><text:s text:c="32"/>{</text:p>
      <text:p text:style-name="P1"><text:s text:c="34"/>"x": 516,</text:p>
      <text:p text:style-name="P1"><text:s text:c="34"/>"y": 373</text:p>
      <text:p text:style-name="P1"><text:s text:c="32"/>},</text:p>
      <text:p text:style-name="P1"><text:s text:c="32"/>{</text:p>
      <text:p text:style-name="P1"><text:s text:c="34"/>"x": 460,</text:p>
      <text:p text:style-name="P1"><text:s text:c="34"/>"y": 372</text:p>
      <text:p text:style-name="P1"><text:s text:c="32"/>}</text:p>
      <text:p text:style-name="P1"><text:s text:c="30"/>]</text:p>
      <text:p text:style-name="P1"><text:s text:c="28"/>},</text:p>
      <text:p text:style-name="P1"><text:s text:c="28"/>"text": "4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oft-page-break/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19,</text:p>
      <text:p text:style-name="P1"><text:s text:c="34"/>"y": 294</text:p>
      <text:p text:style-name="P1"><text:s text:c="32"/>},</text:p>
      <text:p text:style-name="P1"><text:s text:c="32"/>{</text:p>
      <text:p text:style-name="P1"><text:s text:c="34"/>"x": 573,</text:p>
      <text:p text:style-name="P1"><text:s text:c="34"/>"y": 295</text:p>
      <text:p text:style-name="P1"><text:s text:c="32"/>},</text:p>
      <text:p text:style-name="P1"><text:s text:c="32"/>{</text:p>
      <text:p text:style-name="P1"><text:s text:c="34"/>"x": 572,</text:p>
      <text:p text:style-name="P1"><text:s text:c="34"/>"y": 374</text:p>
      <text:p text:style-name="P1"><text:s text:c="32"/>},</text:p>
      <text:p text:style-name="P1"><text:s text:c="32"/>{</text:p>
      <text:p text:style-name="P1"><text:s text:c="34"/>"x": 518,</text:p>
      <text:p text:style-name="P1"><text:s text:c="34"/>"y": 373</text:p>
      <text:p text:style-name="P1"><text:s text:c="32"/>}</text:p>
      <text:p text:style-name="P1"><text:s text:c="30"/>]</text:p>
      <text:p text:style-name="P1"><text:s text:c="28"/>},</text:p>
      <text:p text:style-name="P1"><text:s text:c="28"/>"text": "9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79,</text:p>
      <text:p text:style-name="P1"><text:s text:c="34"/>"y": 295</text:p>
      <text:p text:style-name="P1"><text:s text:c="32"/>},</text:p>
      <text:p text:style-name="P1"><text:s text:c="32"/>{</text:p>
      <text:p text:style-name="P1"><text:s text:c="34"/>"x": 635,</text:p>
      <text:p text:style-name="P1"><text:s text:c="34"/>"y": 296</text:p>
      <text:p text:style-name="P1"><text:s text:c="32"/>},</text:p>
      <text:p text:style-name="P1"><text:s text:c="32"/>{</text:p>
      <text:p text:style-name="P1"><text:s text:c="34"/>"x": 634,</text:p>
      <text:p text:style-name="P1"><text:s text:c="34"/>"y": 377</text:p>
      <text:p text:style-name="P1"><text:s text:c="32"/>},</text:p>
      <text:p text:style-name="P1"><text:s text:c="32"/>{</text:p>
      <text:p text:style-name="P1"><text:s text:c="34"/>"x": 578,</text:p>
      <text:p text:style-name="P1"><text:s text:c="34"/>"y": 376</text:p>
      <text:p text:style-name="P1"><text:s text:c="32"/>}</text:p>
      <text:p text:style-name="P1"><text:s text:c="30"/>]</text:p>
      <text:p text:style-name="P1"><text:s text:c="28"/>},</text:p>
      <text:p text:style-name="P1"><text:soft-page-break/><text:s text:c="28"/>"text": "4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637,</text:p>
      <text:p text:style-name="P1"><text:s text:c="34"/>"y": 296</text:p>
      <text:p text:style-name="P1"><text:s text:c="32"/>},</text:p>
      <text:p text:style-name="P1"><text:s text:c="32"/>{</text:p>
      <text:p text:style-name="P1"><text:s text:c="34"/>"x": 691,</text:p>
      <text:p text:style-name="P1"><text:s text:c="34"/>"y": 297</text:p>
      <text:p text:style-name="P1"><text:s text:c="32"/>},</text:p>
      <text:p text:style-name="P1"><text:s text:c="32"/>{</text:p>
      <text:p text:style-name="P1"><text:s text:c="34"/>"x": 690,</text:p>
      <text:p text:style-name="P1"><text:s text:c="34"/>"y": 378</text:p>
      <text:p text:style-name="P1"><text:s text:c="32"/>},</text:p>
      <text:p text:style-name="P1"><text:s text:c="32"/>{</text:p>
      <text:p text:style-name="P1"><text:s text:c="34"/>"x": 636,</text:p>
      <text:p text:style-name="P1"><text:s text:c="34"/>"y": 377</text:p>
      <text:p text:style-name="P1"><text:s text:c="32"/>}</text:p>
      <text:p text:style-name="P1"><text:s text:c="30"/>]</text:p>
      <text:p text:style-name="P1"><text:s text:c="28"/>},</text:p>
      <text:p text:style-name="P1"><text:s text:c="28"/>"text": "3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da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oft-page-break/><text:s text:c="20"/>{</text:p>
      <text:p text:style-name="P1"><text:s text:c="22"/>"x": 40,</text:p>
      <text:p text:style-name="P1"><text:s text:c="22"/>"y": 309</text:p>
      <text:p text:style-name="P1"><text:s text:c="20"/>},</text:p>
      <text:p text:style-name="P1"><text:s text:c="20"/>{</text:p>
      <text:p text:style-name="P1"><text:s text:c="22"/>"x": 89,</text:p>
      <text:p text:style-name="P1"><text:s text:c="22"/>"y": 309</text:p>
      <text:p text:style-name="P1"><text:s text:c="20"/>},</text:p>
      <text:p text:style-name="P1"><text:s text:c="20"/>{</text:p>
      <text:p text:style-name="P1"><text:s text:c="22"/>"x": 89,</text:p>
      <text:p text:style-name="P1"><text:s text:c="22"/>"y": 330</text:p>
      <text:p text:style-name="P1"><text:s text:c="20"/>},</text:p>
      <text:p text:style-name="P1"><text:s text:c="20"/>{</text:p>
      <text:p text:style-name="P1"><text:s text:c="22"/>"x": 40,</text:p>
      <text:p text:style-name="P1"><text:s text:c="22"/>"y": 330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da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40,</text:p>
      <text:p text:style-name="P1"><text:s text:c="26"/>"y": 309</text:p>
      <text:p text:style-name="P1"><text:s text:c="24"/>},</text:p>
      <text:p text:style-name="P1"><text:s text:c="24"/>{</text:p>
      <text:p text:style-name="P1"><text:s text:c="26"/>"x": 89,</text:p>
      <text:p text:style-name="P1"><text:s text:c="26"/>"y": 309</text:p>
      <text:p text:style-name="P1"><text:s text:c="24"/>},</text:p>
      <text:p text:style-name="P1"><text:s text:c="24"/>{</text:p>
      <text:p text:style-name="P1"><text:s text:c="26"/>"x": 89,</text:p>
      <text:p text:style-name="P1"><text:s text:c="26"/>"y": 330</text:p>
      <text:p text:style-name="P1"><text:s text:c="24"/>},</text:p>
      <text:p text:style-name="P1"><text:s text:c="24"/>{</text:p>
      <text:p text:style-name="P1"><text:s text:c="26"/>"x": 40,</text:p>
      <text:p text:style-name="P1"><text:s text:c="26"/>"y": 330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oft-page-break/><text:s text:c="30"/>"languageCode": "da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41,</text:p>
      <text:p text:style-name="P1"><text:s text:c="30"/>"y": 309</text:p>
      <text:p text:style-name="P1"><text:s text:c="28"/>},</text:p>
      <text:p text:style-name="P1"><text:s text:c="28"/>{</text:p>
      <text:p text:style-name="P1"><text:s text:c="30"/>"x": 89,</text:p>
      <text:p text:style-name="P1"><text:s text:c="30"/>"y": 311</text:p>
      <text:p text:style-name="P1"><text:s text:c="28"/>},</text:p>
      <text:p text:style-name="P1"><text:s text:c="28"/>{</text:p>
      <text:p text:style-name="P1"><text:s text:c="30"/>"x": 88,</text:p>
      <text:p text:style-name="P1"><text:s text:c="30"/>"y": 330</text:p>
      <text:p text:style-name="P1"><text:s text:c="28"/>},</text:p>
      <text:p text:style-name="P1"><text:s text:c="28"/>{</text:p>
      <text:p text:style-name="P1"><text:s text:c="30"/>"x": 40,</text:p>
      <text:p text:style-name="P1"><text:s text:c="30"/>"y": 328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1,</text:p>
      <text:p text:style-name="P1"><text:s text:c="34"/>"y": 309</text:p>
      <text:p text:style-name="P1"><text:s text:c="32"/>},</text:p>
      <text:p text:style-name="P1"><text:s text:c="32"/>{</text:p>
      <text:p text:style-name="P1"><text:s text:c="34"/>"x": 52,</text:p>
      <text:p text:style-name="P1"><text:s text:c="34"/>"y": 309</text:p>
      <text:p text:style-name="P1"><text:s text:c="32"/>},</text:p>
      <text:p text:style-name="P1"><text:s text:c="32"/>{</text:p>
      <text:p text:style-name="P1"><text:s text:c="34"/>"x": 51,</text:p>
      <text:p text:style-name="P1"><text:s text:c="34"/>"y": 328</text:p>
      <text:p text:style-name="P1"><text:s text:c="32"/>},</text:p>
      <text:p text:style-name="P1"><text:s text:c="32"/>{</text:p>
      <text:p text:style-name="P1"><text:s text:c="34"/>"x": 40,</text:p>
      <text:p text:style-name="P1"><text:s text:c="34"/>"y": 328</text:p>
      <text:p text:style-name="P1"><text:s text:c="32"/>}</text:p>
      <text:p text:style-name="P1"><text:s text:c="30"/>]</text:p>
      <text:p text:style-name="P1"><text:soft-page-break/><text:s text:c="28"/>},</text:p>
      <text:p text:style-name="P1"><text:s text:c="28"/>"text": "I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4,</text:p>
      <text:p text:style-name="P1"><text:s text:c="34"/>"y": 310</text:p>
      <text:p text:style-name="P1"><text:s text:c="32"/>},</text:p>
      <text:p text:style-name="P1"><text:s text:c="32"/>{</text:p>
      <text:p text:style-name="P1"><text:s text:c="34"/>"x": 66,</text:p>
      <text:p text:style-name="P1"><text:s text:c="34"/>"y": 311</text:p>
      <text:p text:style-name="P1"><text:s text:c="32"/>},</text:p>
      <text:p text:style-name="P1"><text:s text:c="32"/>{</text:p>
      <text:p text:style-name="P1"><text:s text:c="34"/>"x": 65,</text:p>
      <text:p text:style-name="P1"><text:s text:c="34"/>"y": 330</text:p>
      <text:p text:style-name="P1"><text:s text:c="32"/>},</text:p>
      <text:p text:style-name="P1"><text:s text:c="32"/>{</text:p>
      <text:p text:style-name="P1"><text:s text:c="34"/>"x": 53,</text:p>
      <text:p text:style-name="P1"><text:s text:c="34"/>"y": 329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da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73,</text:p>
      <text:p text:style-name="P1"><text:s text:c="34"/>"y": 310</text:p>
      <text:p text:style-name="P1"><text:s text:c="32"/>},</text:p>
      <text:p text:style-name="P1"><text:s text:c="32"/>{</text:p>
      <text:p text:style-name="P1"><text:s text:c="34"/>"x": 89,</text:p>
      <text:p text:style-name="P1"><text:soft-page-break/><text:s text:c="34"/>"y": 311</text:p>
      <text:p text:style-name="P1"><text:s text:c="32"/>},</text:p>
      <text:p text:style-name="P1"><text:s text:c="32"/>{</text:p>
      <text:p text:style-name="P1"><text:s text:c="34"/>"x": 88,</text:p>
      <text:p text:style-name="P1"><text:s text:c="34"/>"y": 330</text:p>
      <text:p text:style-name="P1"><text:s text:c="32"/>},</text:p>
      <text:p text:style-name="P1"><text:s text:c="32"/>{</text:p>
      <text:p text:style-name="P1"><text:s text:c="34"/>"x": 72,</text:p>
      <text:p text:style-name="P1"><text:s text:c="34"/>"y": 329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A05MD4943\nIND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vi",</text:p>
      <text:p text:style-name="P1"><text:s text:c="10"/><text:span text:style-name="T2">"description": "NDT S08ER1643\n",</text:span>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y": 75</text:p>
      <text:p text:style-name="P1"><text:s text:c="14"/>},</text:p>
      <text:p text:style-name="P1"><text:s text:c="14"/>{</text:p>
      <text:p text:style-name="P1"><text:s text:c="16"/>"x": 455,</text:p>
      <text:p text:style-name="P1"><text:s text:c="16"/>"y": 75</text:p>
      <text:p text:style-name="P1"><text:s text:c="14"/>},</text:p>
      <text:p text:style-name="P1"><text:s text:c="14"/>{</text:p>
      <text:p text:style-name="P1"><text:s text:c="16"/>"x": 455,</text:p>
      <text:p text:style-name="P1"><text:s text:c="16"/>"y": 157</text:p>
      <text:p text:style-name="P1"><text:s text:c="14"/>},</text:p>
      <text:p text:style-name="P1"><text:s text:c="14"/>{</text:p>
      <text:p text:style-name="P1"><text:s text:c="16"/>"y": 157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oft-page-break/><text:s text:c="10"/>"description": "NDT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y": 94</text:p>
      <text:p text:style-name="P1"><text:s text:c="14"/>},</text:p>
      <text:p text:style-name="P1"><text:s text:c="14"/>{</text:p>
      <text:p text:style-name="P1"><text:s text:c="16"/>"x": 78,</text:p>
      <text:p text:style-name="P1"><text:s text:c="16"/>"y": 91</text:p>
      <text:p text:style-name="P1"><text:s text:c="14"/>},</text:p>
      <text:p text:style-name="P1"><text:s text:c="14"/>{</text:p>
      <text:p text:style-name="P1"><text:s text:c="16"/>"x": 81,</text:p>
      <text:p text:style-name="P1"><text:s text:c="16"/>"y": 154</text:p>
      <text:p text:style-name="P1"><text:s text:c="14"/>},</text:p>
      <text:p text:style-name="P1"><text:s text:c="14"/>{</text:p>
      <text:p text:style-name="P1"><text:s text:c="16"/>"x": 3,</text:p>
      <text:p text:style-name="P1"><text:s text:c="16"/>"y": 157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S08ER1643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87,</text:p>
      <text:p text:style-name="P1"><text:s text:c="16"/>"y": 91</text:p>
      <text:p text:style-name="P1"><text:s text:c="14"/>},</text:p>
      <text:p text:style-name="P1"><text:s text:c="14"/>{</text:p>
      <text:p text:style-name="P1"><text:s text:c="16"/>"x": 453,</text:p>
      <text:p text:style-name="P1"><text:s text:c="16"/>"y": 75</text:p>
      <text:p text:style-name="P1"><text:s text:c="14"/>},</text:p>
      <text:p text:style-name="P1"><text:s text:c="14"/>{</text:p>
      <text:p text:style-name="P1"><text:s text:c="16"/>"x": 455,</text:p>
      <text:p text:style-name="P1"><text:s text:c="16"/>"y": 137</text:p>
      <text:p text:style-name="P1"><text:s text:c="14"/>},</text:p>
      <text:p text:style-name="P1"><text:s text:c="14"/>{</text:p>
      <text:p text:style-name="P1"><text:s text:c="16"/>"x": 90,</text:p>
      <text:p text:style-name="P1"><text:s text:c="16"/>"y": 153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vi"</text:p>
      <text:p text:style-name="P1"><text:soft-page-break/><text:s text:c="16"/>}</text:p>
      <text:p text:style-name="P1"><text:s text:c="14"/>]</text:p>
      <text:p text:style-name="P1"><text:s text:c="12"/>},</text:p>
      <text:p text:style-name="P1"><text:s text:c="12"/>"width": 480,</text:p>
      <text:p text:style-name="P1"><text:s text:c="12"/>"height": 360,</text:p>
      <text:p text:style-name="P1"><text:s text:c="12"/>"blocks": [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vi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y": 75</text:p>
      <text:p text:style-name="P1"><text:s text:c="20"/>},</text:p>
      <text:p text:style-name="P1"><text:s text:c="20"/>{</text:p>
      <text:p text:style-name="P1"><text:s text:c="22"/>"x": 455,</text:p>
      <text:p text:style-name="P1"><text:s text:c="22"/>"y": 75</text:p>
      <text:p text:style-name="P1"><text:s text:c="20"/>},</text:p>
      <text:p text:style-name="P1"><text:s text:c="20"/>{</text:p>
      <text:p text:style-name="P1"><text:s text:c="22"/>"x": 455,</text:p>
      <text:p text:style-name="P1"><text:s text:c="22"/>"y": 157</text:p>
      <text:p text:style-name="P1"><text:s text:c="20"/>},</text:p>
      <text:p text:style-name="P1"><text:s text:c="20"/>{</text:p>
      <text:p text:style-name="P1"><text:s text:c="22"/>"y": 157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vi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y": 75</text:p>
      <text:p text:style-name="P1"><text:s text:c="24"/>},</text:p>
      <text:p text:style-name="P1"><text:s text:c="24"/>{</text:p>
      <text:p text:style-name="P1"><text:s text:c="26"/>"x": 455,</text:p>
      <text:p text:style-name="P1"><text:s text:c="26"/>"y": 75</text:p>
      <text:p text:style-name="P1"><text:s text:c="24"/>},</text:p>
      <text:p text:style-name="P1"><text:s text:c="24"/>{</text:p>
      <text:p text:style-name="P1"><text:s text:c="26"/>"x": 455,</text:p>
      <text:p text:style-name="P1"><text:soft-page-break/><text:s text:c="26"/>"y": 157</text:p>
      <text:p text:style-name="P1"><text:s text:c="24"/>},</text:p>
      <text:p text:style-name="P1"><text:s text:c="24"/>{</text:p>
      <text:p text:style-name="P1"><text:s text:c="26"/>"y": 157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vi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y": 94</text:p>
      <text:p text:style-name="P1"><text:s text:c="28"/>},</text:p>
      <text:p text:style-name="P1"><text:s text:c="28"/>{</text:p>
      <text:p text:style-name="P1"><text:s text:c="30"/>"x": 78,</text:p>
      <text:p text:style-name="P1"><text:s text:c="30"/>"y": 91</text:p>
      <text:p text:style-name="P1"><text:s text:c="28"/>},</text:p>
      <text:p text:style-name="P1"><text:s text:c="28"/>{</text:p>
      <text:p text:style-name="P1"><text:s text:c="30"/>"x": 81,</text:p>
      <text:p text:style-name="P1"><text:s text:c="30"/>"y": 154</text:p>
      <text:p text:style-name="P1"><text:s text:c="28"/>},</text:p>
      <text:p text:style-name="P1"><text:s text:c="28"/>{</text:p>
      <text:p text:style-name="P1"><text:s text:c="30"/>"x": 3,</text:p>
      <text:p text:style-name="P1"><text:s text:c="30"/>"y": 157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y": 94</text:p>
      <text:p text:style-name="P1"><text:s text:c="32"/>},</text:p>
      <text:p text:style-name="P1"><text:s text:c="32"/>{</text:p>
      <text:p text:style-name="P1"><text:s text:c="34"/>"x": 15,</text:p>
      <text:p text:style-name="P1"><text:s text:c="34"/>"y": 93</text:p>
      <text:p text:style-name="P1"><text:soft-page-break/><text:s text:c="32"/>},</text:p>
      <text:p text:style-name="P1"><text:s text:c="32"/>{</text:p>
      <text:p text:style-name="P1"><text:s text:c="34"/>"x": 17,</text:p>
      <text:p text:style-name="P1"><text:s text:c="34"/>"y": 134</text:p>
      <text:p text:style-name="P1"><text:s text:c="32"/>},</text:p>
      <text:p text:style-name="P1"><text:s text:c="32"/>{</text:p>
      <text:p text:style-name="P1"><text:s text:c="34"/>"x": 2,</text:p>
      <text:p text:style-name="P1"><text:s text:c="34"/>"y": 135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7,</text:p>
      <text:p text:style-name="P1"><text:s text:c="34"/>"y": 93</text:p>
      <text:p text:style-name="P1"><text:s text:c="32"/>},</text:p>
      <text:p text:style-name="P1"><text:s text:c="32"/>{</text:p>
      <text:p text:style-name="P1"><text:s text:c="34"/>"x": 34,</text:p>
      <text:p text:style-name="P1"><text:s text:c="34"/>"y": 92</text:p>
      <text:p text:style-name="P1"><text:s text:c="32"/>},</text:p>
      <text:p text:style-name="P1"><text:s text:c="32"/>{</text:p>
      <text:p text:style-name="P1"><text:s text:c="34"/>"x": 36,</text:p>
      <text:p text:style-name="P1"><text:s text:c="34"/>"y": 133</text:p>
      <text:p text:style-name="P1"><text:s text:c="32"/>},</text:p>
      <text:p text:style-name="P1"><text:s text:c="32"/>{</text:p>
      <text:p text:style-name="P1"><text:s text:c="34"/>"x": 19,</text:p>
      <text:p text:style-name="P1"><text:s text:c="34"/>"y": 134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oft-page-break/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8,</text:p>
      <text:p text:style-name="P1"><text:s text:c="34"/>"y": 93</text:p>
      <text:p text:style-name="P1"><text:s text:c="32"/>},</text:p>
      <text:p text:style-name="P1"><text:s text:c="32"/>{</text:p>
      <text:p text:style-name="P1"><text:s text:c="34"/>"x": 78,</text:p>
      <text:p text:style-name="P1"><text:s text:c="34"/>"y": 91</text:p>
      <text:p text:style-name="P1"><text:s text:c="32"/>},</text:p>
      <text:p text:style-name="P1"><text:s text:c="32"/>{</text:p>
      <text:p text:style-name="P1"><text:s text:c="34"/>"x": 81,</text:p>
      <text:p text:style-name="P1"><text:s text:c="34"/>"y": 153</text:p>
      <text:p text:style-name="P1"><text:s text:c="32"/>},</text:p>
      <text:p text:style-name="P1"><text:s text:c="32"/>{</text:p>
      <text:p text:style-name="P1"><text:s text:c="34"/>"x": 41,</text:p>
      <text:p text:style-name="P1"><text:s text:c="34"/>"y": 155</text:p>
      <text:p text:style-name="P1"><text:s text:c="32"/>}</text:p>
      <text:p text:style-name="P1"><text:s text:c="30"/>]</text:p>
      <text:p text:style-name="P1"><text:s text:c="28"/>},</text:p>
      <text:p text:style-name="P1"><text:s text:c="28"/>"text": "T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87,</text:p>
      <text:p text:style-name="P1"><text:s text:c="30"/>"y": 91</text:p>
      <text:p text:style-name="P1"><text:s text:c="28"/>},</text:p>
      <text:p text:style-name="P1"><text:s text:c="28"/>{</text:p>
      <text:p text:style-name="P1"><text:s text:c="30"/>"x": 453,</text:p>
      <text:p text:style-name="P1"><text:s text:c="30"/>"y": 75</text:p>
      <text:p text:style-name="P1"><text:s text:c="28"/>},</text:p>
      <text:p text:style-name="P1"><text:s text:c="28"/>{</text:p>
      <text:p text:style-name="P1"><text:s text:c="30"/>"x": 455,</text:p>
      <text:p text:style-name="P1"><text:s text:c="30"/>"y": 137</text:p>
      <text:p text:style-name="P1"><text:s text:c="28"/>},</text:p>
      <text:p text:style-name="P1"><text:s text:c="28"/>{</text:p>
      <text:p text:style-name="P1"><text:s text:c="30"/>"x": 90,</text:p>
      <text:p text:style-name="P1"><text:s text:c="30"/>"y": 153</text:p>
      <text:p text:style-name="P1"><text:s text:c="28"/>}</text:p>
      <text:p text:style-name="P1"><text:soft-page-break/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87,</text:p>
      <text:p text:style-name="P1"><text:s text:c="34"/>"y": 91</text:p>
      <text:p text:style-name="P1"><text:s text:c="32"/>},</text:p>
      <text:p text:style-name="P1"><text:s text:c="32"/>{</text:p>
      <text:p text:style-name="P1"><text:s text:c="34"/>"x": 124,</text:p>
      <text:p text:style-name="P1"><text:s text:c="34"/>"y": 89</text:p>
      <text:p text:style-name="P1"><text:s text:c="32"/>},</text:p>
      <text:p text:style-name="P1"><text:s text:c="32"/>{</text:p>
      <text:p text:style-name="P1"><text:s text:c="34"/>"x": 127,</text:p>
      <text:p text:style-name="P1"><text:s text:c="34"/>"y": 151</text:p>
      <text:p text:style-name="P1"><text:s text:c="32"/>},</text:p>
      <text:p text:style-name="P1"><text:s text:c="32"/>{</text:p>
      <text:p text:style-name="P1"><text:s text:c="34"/>"x": 90,</text:p>
      <text:p text:style-name="P1"><text:s text:c="34"/>"y": 153</text:p>
      <text:p text:style-name="P1"><text:s text:c="32"/>}</text:p>
      <text:p text:style-name="P1"><text:s text:c="30"/>]</text:p>
      <text:p text:style-name="P1"><text:s text:c="28"/>},</text:p>
      <text:p text:style-name="P1"><text:s text:c="28"/>"text": "S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34,</text:p>
      <text:p text:style-name="P1"><text:s text:c="34"/>"y": 89</text:p>
      <text:p text:style-name="P1"><text:s text:c="32"/>},</text:p>
      <text:p text:style-name="P1"><text:s text:c="32"/>{</text:p>
      <text:p text:style-name="P1"><text:s text:c="34"/>"x": 169,</text:p>
      <text:p text:style-name="P1"><text:s text:c="34"/>"y": 87</text:p>
      <text:p text:style-name="P1"><text:s text:c="32"/>},</text:p>
      <text:p text:style-name="P1"><text:s text:c="32"/>{</text:p>
      <text:p text:style-name="P1"><text:soft-page-break/><text:s text:c="34"/>"x": 172,</text:p>
      <text:p text:style-name="P1"><text:s text:c="34"/>"y": 147</text:p>
      <text:p text:style-name="P1"><text:s text:c="32"/>},</text:p>
      <text:p text:style-name="P1"><text:s text:c="32"/>{</text:p>
      <text:p text:style-name="P1"><text:s text:c="34"/>"x": 137,</text:p>
      <text:p text:style-name="P1"><text:s text:c="34"/>"y": 149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79,</text:p>
      <text:p text:style-name="P1"><text:s text:c="34"/>"y": 87</text:p>
      <text:p text:style-name="P1"><text:s text:c="32"/>},</text:p>
      <text:p text:style-name="P1"><text:s text:c="32"/>{</text:p>
      <text:p text:style-name="P1"><text:s text:c="34"/>"x": 213,</text:p>
      <text:p text:style-name="P1"><text:s text:c="34"/>"y": 86</text:p>
      <text:p text:style-name="P1"><text:s text:c="32"/>},</text:p>
      <text:p text:style-name="P1"><text:s text:c="32"/>{</text:p>
      <text:p text:style-name="P1"><text:s text:c="34"/>"x": 216,</text:p>
      <text:p text:style-name="P1"><text:s text:c="34"/>"y": 145</text:p>
      <text:p text:style-name="P1"><text:s text:c="32"/>},</text:p>
      <text:p text:style-name="P1"><text:s text:c="32"/>{</text:p>
      <text:p text:style-name="P1"><text:s text:c="34"/>"x": 182,</text:p>
      <text:p text:style-name="P1"><text:s text:c="34"/>"y": 147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oft-page-break/><text:s text:c="34"/>"x": 222,</text:p>
      <text:p text:style-name="P1"><text:s text:c="34"/>"y": 87</text:p>
      <text:p text:style-name="P1"><text:s text:c="32"/>},</text:p>
      <text:p text:style-name="P1"><text:s text:c="32"/>{</text:p>
      <text:p text:style-name="P1"><text:s text:c="34"/>"x": 258,</text:p>
      <text:p text:style-name="P1"><text:s text:c="34"/>"y": 85</text:p>
      <text:p text:style-name="P1"><text:s text:c="32"/>},</text:p>
      <text:p text:style-name="P1"><text:s text:c="32"/>{</text:p>
      <text:p text:style-name="P1"><text:s text:c="34"/>"x": 260,</text:p>
      <text:p text:style-name="P1"><text:s text:c="34"/>"y": 143</text:p>
      <text:p text:style-name="P1"><text:s text:c="32"/>},</text:p>
      <text:p text:style-name="P1"><text:s text:c="32"/>{</text:p>
      <text:p text:style-name="P1"><text:s text:c="34"/>"x": 225,</text:p>
      <text:p text:style-name="P1"><text:s text:c="34"/>"y": 145</text:p>
      <text:p text:style-name="P1"><text:s text:c="32"/>}</text:p>
      <text:p text:style-name="P1"><text:s text:c="30"/>]</text:p>
      <text:p text:style-name="P1"><text:s text:c="28"/>},</text:p>
      <text:p text:style-name="P1"><text:s text:c="28"/>"text": "E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64,</text:p>
      <text:p text:style-name="P1"><text:s text:c="34"/>"y": 83</text:p>
      <text:p text:style-name="P1"><text:s text:c="32"/>},</text:p>
      <text:p text:style-name="P1"><text:s text:c="32"/>{</text:p>
      <text:p text:style-name="P1"><text:s text:c="34"/>"x": 297,</text:p>
      <text:p text:style-name="P1"><text:s text:c="34"/>"y": 82</text:p>
      <text:p text:style-name="P1"><text:s text:c="32"/>},</text:p>
      <text:p text:style-name="P1"><text:s text:c="32"/>{</text:p>
      <text:p text:style-name="P1"><text:s text:c="34"/>"x": 300,</text:p>
      <text:p text:style-name="P1"><text:s text:c="34"/>"y": 141</text:p>
      <text:p text:style-name="P1"><text:s text:c="32"/>},</text:p>
      <text:p text:style-name="P1"><text:s text:c="32"/>{</text:p>
      <text:p text:style-name="P1"><text:s text:c="34"/>"x": 267,</text:p>
      <text:p text:style-name="P1"><text:s text:c="34"/>"y": 142</text:p>
      <text:p text:style-name="P1"><text:s text:c="32"/>}</text:p>
      <text:p text:style-name="P1"><text:s text:c="30"/>]</text:p>
      <text:p text:style-name="P1"><text:s text:c="28"/>},</text:p>
      <text:p text:style-name="P1"><text:s text:c="28"/>"text": "R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oft-page-break/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13,</text:p>
      <text:p text:style-name="P1"><text:s text:c="34"/>"y": 81</text:p>
      <text:p text:style-name="P1"><text:s text:c="32"/>},</text:p>
      <text:p text:style-name="P1"><text:s text:c="32"/>{</text:p>
      <text:p text:style-name="P1"><text:s text:c="34"/>"x": 333,</text:p>
      <text:p text:style-name="P1"><text:s text:c="34"/>"y": 80</text:p>
      <text:p text:style-name="P1"><text:s text:c="32"/>},</text:p>
      <text:p text:style-name="P1"><text:s text:c="32"/>{</text:p>
      <text:p text:style-name="P1"><text:s text:c="34"/>"x": 336,</text:p>
      <text:p text:style-name="P1"><text:s text:c="34"/>"y": 139</text:p>
      <text:p text:style-name="P1"><text:s text:c="32"/>},</text:p>
      <text:p text:style-name="P1"><text:s text:c="32"/>{</text:p>
      <text:p text:style-name="P1"><text:s text:c="34"/>"x": 316,</text:p>
      <text:p text:style-name="P1"><text:s text:c="34"/>"y": 140</text:p>
      <text:p text:style-name="P1"><text:s text:c="32"/>}</text:p>
      <text:p text:style-name="P1"><text:s text:c="30"/>]</text:p>
      <text:p text:style-name="P1"><text:s text:c="28"/>},</text:p>
      <text:p text:style-name="P1"><text:s text:c="28"/>"text": "1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48,</text:p>
      <text:p text:style-name="P1"><text:s text:c="34"/>"y": 82</text:p>
      <text:p text:style-name="P1"><text:s text:c="32"/>},</text:p>
      <text:p text:style-name="P1"><text:s text:c="32"/>{</text:p>
      <text:p text:style-name="P1"><text:s text:c="34"/>"x": 379,</text:p>
      <text:p text:style-name="P1"><text:s text:c="34"/>"y": 81</text:p>
      <text:p text:style-name="P1"><text:s text:c="32"/>},</text:p>
      <text:p text:style-name="P1"><text:s text:c="32"/>{</text:p>
      <text:p text:style-name="P1"><text:s text:c="34"/>"x": 381,</text:p>
      <text:p text:style-name="P1"><text:s text:c="34"/>"y": 136</text:p>
      <text:p text:style-name="P1"><text:s text:c="32"/>},</text:p>
      <text:p text:style-name="P1"><text:s text:c="32"/>{</text:p>
      <text:p text:style-name="P1"><text:s text:c="34"/>"x": 350,</text:p>
      <text:p text:style-name="P1"><text:s text:c="34"/>"y": 137</text:p>
      <text:p text:style-name="P1"><text:soft-page-break/><text:s text:c="32"/>}</text:p>
      <text:p text:style-name="P1"><text:s text:c="30"/>]</text:p>
      <text:p text:style-name="P1"><text:s text:c="28"/>},</text:p>
      <text:p text:style-name="P1"><text:s text:c="28"/>"text": "6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88,</text:p>
      <text:p text:style-name="P1"><text:s text:c="34"/>"y": 80</text:p>
      <text:p text:style-name="P1"><text:s text:c="32"/>},</text:p>
      <text:p text:style-name="P1"><text:s text:c="32"/>{</text:p>
      <text:p text:style-name="P1"><text:s text:c="34"/>"x": 418,</text:p>
      <text:p text:style-name="P1"><text:s text:c="34"/>"y": 79</text:p>
      <text:p text:style-name="P1"><text:s text:c="32"/>},</text:p>
      <text:p text:style-name="P1"><text:s text:c="32"/>{</text:p>
      <text:p text:style-name="P1"><text:s text:c="34"/>"x": 420,</text:p>
      <text:p text:style-name="P1"><text:s text:c="34"/>"y": 133</text:p>
      <text:p text:style-name="P1"><text:s text:c="32"/>},</text:p>
      <text:p text:style-name="P1"><text:s text:c="32"/>{</text:p>
      <text:p text:style-name="P1"><text:s text:c="34"/>"x": 390,</text:p>
      <text:p text:style-name="P1"><text:s text:c="34"/>"y": 134</text:p>
      <text:p text:style-name="P1"><text:s text:c="32"/>}</text:p>
      <text:p text:style-name="P1"><text:s text:c="30"/>]</text:p>
      <text:p text:style-name="P1"><text:s text:c="28"/>},</text:p>
      <text:p text:style-name="P1"><text:s text:c="28"/>"text": "4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vi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26,</text:p>
      <text:p text:style-name="P1"><text:s text:c="34"/>"y": 79</text:p>
      <text:p text:style-name="P1"><text:s text:c="32"/>},</text:p>
      <text:p text:style-name="P1"><text:soft-page-break/><text:s text:c="32"/>{</text:p>
      <text:p text:style-name="P1"><text:s text:c="34"/>"x": 453,</text:p>
      <text:p text:style-name="P1"><text:s text:c="34"/>"y": 78</text:p>
      <text:p text:style-name="P1"><text:s text:c="32"/>},</text:p>
      <text:p text:style-name="P1"><text:s text:c="32"/>{</text:p>
      <text:p text:style-name="P1"><text:s text:c="34"/>"x": 455,</text:p>
      <text:p text:style-name="P1"><text:s text:c="34"/>"y": 133</text:p>
      <text:p text:style-name="P1"><text:s text:c="32"/>},</text:p>
      <text:p text:style-name="P1"><text:s text:c="32"/>{</text:p>
      <text:p text:style-name="P1"><text:s text:c="34"/>"x": 428,</text:p>
      <text:p text:style-name="P1"><text:s text:c="34"/>"y": 134</text:p>
      <text:p text:style-name="P1"><text:s text:c="32"/>}</text:p>
      <text:p text:style-name="P1"><text:s text:c="30"/>]</text:p>
      <text:p text:style-name="P1"><text:s text:c="28"/>},</text:p>
      <text:p text:style-name="P1"><text:s text:c="28"/>"text": "3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NDT S08ER1643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en",</text:p>
      <text:p text:style-name="P2"><text:s text:c="10"/>"description": "DL8CN8726\nI N\nHOSTED ON\nBHP.Con\n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5,</text:p>
      <text:p text:style-name="P1"><text:s text:c="16"/>"y": 247</text:p>
      <text:p text:style-name="P1"><text:s text:c="14"/>},</text:p>
      <text:p text:style-name="P1"><text:s text:c="14"/>{</text:p>
      <text:p text:style-name="P1"><text:s text:c="16"/>"x": 703,</text:p>
      <text:p text:style-name="P1"><text:s text:c="16"/>"y": 247</text:p>
      <text:p text:style-name="P1"><text:s text:c="14"/>},</text:p>
      <text:p text:style-name="P1"><text:s text:c="14"/>{</text:p>
      <text:p text:style-name="P1"><text:s text:c="16"/>"x": 703,</text:p>
      <text:p text:style-name="P1"><text:s text:c="16"/>"y": 589</text:p>
      <text:p text:style-name="P1"><text:s text:c="14"/>},</text:p>
      <text:p text:style-name="P1"><text:s text:c="14"/>{</text:p>
      <text:p text:style-name="P1"><text:s text:c="16"/>"x": 5,</text:p>
      <text:p text:style-name="P1"><text:s text:c="16"/>"y": 589</text:p>
      <text:p text:style-name="P1"><text:s text:c="14"/>}</text:p>
      <text:p text:style-name="P1"><text:soft-page-break/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DL8CN8726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07,</text:p>
      <text:p text:style-name="P1"><text:s text:c="16"/>"y": 247</text:p>
      <text:p text:style-name="P1"><text:s text:c="14"/>},</text:p>
      <text:p text:style-name="P1"><text:s text:c="14"/>{</text:p>
      <text:p text:style-name="P1"><text:s text:c="16"/>"x": 703,</text:p>
      <text:p text:style-name="P1"><text:s text:c="16"/>"y": 247</text:p>
      <text:p text:style-name="P1"><text:s text:c="14"/>},</text:p>
      <text:p text:style-name="P1"><text:s text:c="14"/>{</text:p>
      <text:p text:style-name="P1"><text:s text:c="16"/>"x": 703,</text:p>
      <text:p text:style-name="P1"><text:s text:c="16"/>"y": 358</text:p>
      <text:p text:style-name="P1"><text:s text:c="14"/>},</text:p>
      <text:p text:style-name="P1"><text:s text:c="14"/>{</text:p>
      <text:p text:style-name="P1"><text:s text:c="16"/>"x": 107,</text:p>
      <text:p text:style-name="P1"><text:s text:c="16"/>"y": 358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I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76,</text:p>
      <text:p text:style-name="P1"><text:s text:c="16"/>"y": 290</text:p>
      <text:p text:style-name="P1"><text:s text:c="14"/>},</text:p>
      <text:p text:style-name="P1"><text:s text:c="14"/>{</text:p>
      <text:p text:style-name="P1"><text:s text:c="16"/>"x": 78,</text:p>
      <text:p text:style-name="P1"><text:s text:c="16"/>"y": 290</text:p>
      <text:p text:style-name="P1"><text:s text:c="14"/>},</text:p>
      <text:p text:style-name="P1"><text:s text:c="14"/>{</text:p>
      <text:p text:style-name="P1"><text:s text:c="16"/>"x": 79,</text:p>
      <text:p text:style-name="P1"><text:s text:c="16"/>"y": 307</text:p>
      <text:p text:style-name="P1"><text:s text:c="14"/>},</text:p>
      <text:p text:style-name="P1"><text:s text:c="14"/>{</text:p>
      <text:p text:style-name="P1"><text:s text:c="16"/>"x": 77,</text:p>
      <text:p text:style-name="P1"><text:s text:c="16"/>"y": 307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N",</text:p>
      <text:p text:style-name="P1"><text:s text:c="10"/>"boundingPoly": {</text:p>
      <text:p text:style-name="P1"><text:soft-page-break/><text:s text:c="12"/>"vertices": [</text:p>
      <text:p text:style-name="P1"><text:s text:c="14"/>{</text:p>
      <text:p text:style-name="P1"><text:s text:c="16"/>"x": 90,</text:p>
      <text:p text:style-name="P1"><text:s text:c="16"/>"y": 290</text:p>
      <text:p text:style-name="P1"><text:s text:c="14"/>},</text:p>
      <text:p text:style-name="P1"><text:s text:c="14"/>{</text:p>
      <text:p text:style-name="P1"><text:s text:c="16"/>"x": 101,</text:p>
      <text:p text:style-name="P1"><text:s text:c="16"/>"y": 290</text:p>
      <text:p text:style-name="P1"><text:s text:c="14"/>},</text:p>
      <text:p text:style-name="P1"><text:s text:c="14"/>{</text:p>
      <text:p text:style-name="P1"><text:s text:c="16"/>"x": 102,</text:p>
      <text:p text:style-name="P1"><text:s text:c="16"/>"y": 306</text:p>
      <text:p text:style-name="P1"><text:s text:c="14"/>},</text:p>
      <text:p text:style-name="P1"><text:s text:c="14"/>{</text:p>
      <text:p text:style-name="P1"><text:s text:c="16"/>"x": 91,</text:p>
      <text:p text:style-name="P1"><text:s text:c="16"/>"y": 306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HOSTED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5,</text:p>
      <text:p text:style-name="P1"><text:s text:c="16"/>"y": 561</text:p>
      <text:p text:style-name="P1"><text:s text:c="14"/>},</text:p>
      <text:p text:style-name="P1"><text:s text:c="14"/>{</text:p>
      <text:p text:style-name="P1"><text:s text:c="16"/>"x": 42,</text:p>
      <text:p text:style-name="P1"><text:s text:c="16"/>"y": 561</text:p>
      <text:p text:style-name="P1"><text:s text:c="14"/>},</text:p>
      <text:p text:style-name="P1"><text:s text:c="14"/>{</text:p>
      <text:p text:style-name="P1"><text:s text:c="16"/>"x": 42,</text:p>
      <text:p text:style-name="P1"><text:s text:c="16"/>"y": 569</text:p>
      <text:p text:style-name="P1"><text:s text:c="14"/>},</text:p>
      <text:p text:style-name="P1"><text:s text:c="14"/>{</text:p>
      <text:p text:style-name="P1"><text:s text:c="16"/>"x": 5,</text:p>
      <text:p text:style-name="P1"><text:s text:c="16"/>"y": 569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ON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48,</text:p>
      <text:p text:style-name="P1"><text:s text:c="16"/>"y": 561</text:p>
      <text:p text:style-name="P1"><text:s text:c="14"/>},</text:p>
      <text:p text:style-name="P1"><text:s text:c="14"/>{</text:p>
      <text:p text:style-name="P1"><text:soft-page-break/><text:s text:c="16"/>"x": 60,</text:p>
      <text:p text:style-name="P1"><text:s text:c="16"/>"y": 561</text:p>
      <text:p text:style-name="P1"><text:s text:c="14"/>},</text:p>
      <text:p text:style-name="P1"><text:s text:c="14"/>{</text:p>
      <text:p text:style-name="P1"><text:s text:c="16"/>"x": 60,</text:p>
      <text:p text:style-name="P1"><text:s text:c="16"/>"y": 569</text:p>
      <text:p text:style-name="P1"><text:s text:c="14"/>},</text:p>
      <text:p text:style-name="P1"><text:s text:c="14"/>{</text:p>
      <text:p text:style-name="P1"><text:s text:c="16"/>"x": 48,</text:p>
      <text:p text:style-name="P1"><text:s text:c="16"/>"y": 569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BHP.Con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76,</text:p>
      <text:p text:style-name="P1"><text:s text:c="16"/>"y": 569</text:p>
      <text:p text:style-name="P1"><text:s text:c="14"/>},</text:p>
      <text:p text:style-name="P1"><text:s text:c="14"/>{</text:p>
      <text:p text:style-name="P1"><text:s text:c="16"/>"x": 187,</text:p>
      <text:p text:style-name="P1"><text:s text:c="16"/>"y": 574</text:p>
      <text:p text:style-name="P1"><text:s text:c="14"/>},</text:p>
      <text:p text:style-name="P1"><text:s text:c="14"/>{</text:p>
      <text:p text:style-name="P1"><text:s text:c="16"/>"x": 186,</text:p>
      <text:p text:style-name="P1"><text:s text:c="16"/>"y": 589</text:p>
      <text:p text:style-name="P1"><text:s text:c="14"/>},</text:p>
      <text:p text:style-name="P1"><text:s text:c="14"/>{</text:p>
      <text:p text:style-name="P1"><text:s text:c="16"/>"x": 75,</text:p>
      <text:p text:style-name="P1"><text:s text:c="16"/>"y": 584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en"</text:p>
      <text:p text:style-name="P1"><text:s text:c="16"/>}</text:p>
      <text:p text:style-name="P1"><text:s text:c="14"/>]</text:p>
      <text:p text:style-name="P1"><text:s text:c="12"/>},</text:p>
      <text:p text:style-name="P1"><text:s text:c="12"/>"width": 800,</text:p>
      <text:p text:style-name="P1"><text:s text:c="12"/>"height": 600,</text:p>
      <text:p text:style-name="P1"><text:s text:c="12"/>"blocks": [</text:p>
      <text:p text:style-name="P1"><text:s text:c="14"/>{</text:p>
      <text:p text:style-name="P1"><text:soft-page-break/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107,</text:p>
      <text:p text:style-name="P1"><text:s text:c="22"/>"y": 247</text:p>
      <text:p text:style-name="P1"><text:s text:c="20"/>},</text:p>
      <text:p text:style-name="P1"><text:s text:c="20"/>{</text:p>
      <text:p text:style-name="P1"><text:s text:c="22"/>"x": 703,</text:p>
      <text:p text:style-name="P1"><text:s text:c="22"/>"y": 247</text:p>
      <text:p text:style-name="P1"><text:s text:c="20"/>},</text:p>
      <text:p text:style-name="P1"><text:s text:c="20"/>{</text:p>
      <text:p text:style-name="P1"><text:s text:c="22"/>"x": 703,</text:p>
      <text:p text:style-name="P1"><text:s text:c="22"/>"y": 358</text:p>
      <text:p text:style-name="P1"><text:s text:c="20"/>},</text:p>
      <text:p text:style-name="P1"><text:s text:c="20"/>{</text:p>
      <text:p text:style-name="P1"><text:s text:c="22"/>"x": 107,</text:p>
      <text:p text:style-name="P1"><text:s text:c="22"/>"y": 358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107,</text:p>
      <text:p text:style-name="P1"><text:s text:c="26"/>"y": 247</text:p>
      <text:p text:style-name="P1"><text:s text:c="24"/>},</text:p>
      <text:p text:style-name="P1"><text:s text:c="24"/>{</text:p>
      <text:p text:style-name="P1"><text:s text:c="26"/>"x": 703,</text:p>
      <text:p text:style-name="P1"><text:s text:c="26"/>"y": 247</text:p>
      <text:p text:style-name="P1"><text:s text:c="24"/>},</text:p>
      <text:p text:style-name="P1"><text:s text:c="24"/>{</text:p>
      <text:p text:style-name="P1"><text:s text:c="26"/>"x": 703,</text:p>
      <text:p text:style-name="P1"><text:s text:c="26"/>"y": 358</text:p>
      <text:p text:style-name="P1"><text:s text:c="24"/>},</text:p>
      <text:p text:style-name="P1"><text:s text:c="24"/>{</text:p>
      <text:p text:style-name="P1"><text:s text:c="26"/>"x": 107,</text:p>
      <text:p text:style-name="P1"><text:soft-page-break/><text:s text:c="26"/>"y": 358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107,</text:p>
      <text:p text:style-name="P1"><text:s text:c="30"/>"y": 247</text:p>
      <text:p text:style-name="P1"><text:s text:c="28"/>},</text:p>
      <text:p text:style-name="P1"><text:s text:c="28"/>{</text:p>
      <text:p text:style-name="P1"><text:s text:c="30"/>"x": 703,</text:p>
      <text:p text:style-name="P1"><text:s text:c="30"/>"y": 247</text:p>
      <text:p text:style-name="P1"><text:s text:c="28"/>},</text:p>
      <text:p text:style-name="P1"><text:s text:c="28"/>{</text:p>
      <text:p text:style-name="P1"><text:s text:c="30"/>"x": 703,</text:p>
      <text:p text:style-name="P1"><text:s text:c="30"/>"y": 358</text:p>
      <text:p text:style-name="P1"><text:s text:c="28"/>},</text:p>
      <text:p text:style-name="P1"><text:s text:c="28"/>{</text:p>
      <text:p text:style-name="P1"><text:s text:c="30"/>"x": 107,</text:p>
      <text:p text:style-name="P1"><text:s text:c="30"/>"y": 358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07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175,</text:p>
      <text:p text:style-name="P1"><text:s text:c="34"/>"y": 247</text:p>
      <text:p text:style-name="P1"><text:s text:c="32"/>},</text:p>
      <text:p text:style-name="P1"><text:soft-page-break/><text:s text:c="32"/>{</text:p>
      <text:p text:style-name="P1"><text:s text:c="34"/>"x": 175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107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77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233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233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177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L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oft-page-break/><text:s text:c="32"/>{</text:p>
      <text:p text:style-name="P1"><text:s text:c="34"/>"x": 235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309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309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235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11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383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383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311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C"</text:p>
      <text:p text:style-name="P1"><text:s text:c="26"/>},</text:p>
      <text:p text:style-name="P1"><text:s text:c="26"/>{</text:p>
      <text:p text:style-name="P1"><text:s text:c="28"/>"property": {</text:p>
      <text:p text:style-name="P1"><text:soft-page-break/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85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459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459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385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61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535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535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461,</text:p>
      <text:p text:style-name="P1"><text:soft-page-break/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37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590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590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537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7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92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648,</text:p>
      <text:p text:style-name="P1"><text:soft-page-break/><text:s text:c="34"/>"y": 247</text:p>
      <text:p text:style-name="P1"><text:s text:c="32"/>},</text:p>
      <text:p text:style-name="P1"><text:s text:c="32"/>{</text:p>
      <text:p text:style-name="P1"><text:s text:c="34"/>"x": 648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592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2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650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703,</text:p>
      <text:p text:style-name="P1"><text:s text:c="34"/>"y": 247</text:p>
      <text:p text:style-name="P1"><text:s text:c="32"/>},</text:p>
      <text:p text:style-name="P1"><text:s text:c="32"/>{</text:p>
      <text:p text:style-name="P1"><text:s text:c="34"/>"x": 703,</text:p>
      <text:p text:style-name="P1"><text:s text:c="34"/>"y": 358</text:p>
      <text:p text:style-name="P1"><text:s text:c="32"/>},</text:p>
      <text:p text:style-name="P1"><text:s text:c="32"/>{</text:p>
      <text:p text:style-name="P1"><text:s text:c="34"/>"x": 650,</text:p>
      <text:p text:style-name="P1"><text:s text:c="34"/>"y": 358</text:p>
      <text:p text:style-name="P1"><text:s text:c="32"/>}</text:p>
      <text:p text:style-name="P1"><text:s text:c="30"/>]</text:p>
      <text:p text:style-name="P1"><text:s text:c="28"/>},</text:p>
      <text:p text:style-name="P1"><text:s text:c="28"/>"text": "6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oft-page-break/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76,</text:p>
      <text:p text:style-name="P1"><text:s text:c="22"/>"y": 290</text:p>
      <text:p text:style-name="P1"><text:s text:c="20"/>},</text:p>
      <text:p text:style-name="P1"><text:s text:c="20"/>{</text:p>
      <text:p text:style-name="P1"><text:s text:c="22"/>"x": 102,</text:p>
      <text:p text:style-name="P1"><text:s text:c="22"/>"y": 290</text:p>
      <text:p text:style-name="P1"><text:s text:c="20"/>},</text:p>
      <text:p text:style-name="P1"><text:s text:c="20"/>{</text:p>
      <text:p text:style-name="P1"><text:s text:c="22"/>"x": 102,</text:p>
      <text:p text:style-name="P1"><text:s text:c="22"/>"y": 307</text:p>
      <text:p text:style-name="P1"><text:s text:c="20"/>},</text:p>
      <text:p text:style-name="P1"><text:s text:c="20"/>{</text:p>
      <text:p text:style-name="P1"><text:s text:c="22"/>"x": 76,</text:p>
      <text:p text:style-name="P1"><text:s text:c="22"/>"y": 307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76,</text:p>
      <text:p text:style-name="P1"><text:s text:c="26"/>"y": 290</text:p>
      <text:p text:style-name="P1"><text:s text:c="24"/>},</text:p>
      <text:p text:style-name="P1"><text:s text:c="24"/>{</text:p>
      <text:p text:style-name="P1"><text:s text:c="26"/>"x": 102,</text:p>
      <text:p text:style-name="P1"><text:s text:c="26"/>"y": 290</text:p>
      <text:p text:style-name="P1"><text:s text:c="24"/>},</text:p>
      <text:p text:style-name="P1"><text:s text:c="24"/>{</text:p>
      <text:p text:style-name="P1"><text:s text:c="26"/>"x": 102,</text:p>
      <text:p text:style-name="P1"><text:s text:c="26"/>"y": 307</text:p>
      <text:p text:style-name="P1"><text:soft-page-break/><text:s text:c="24"/>},</text:p>
      <text:p text:style-name="P1"><text:s text:c="24"/>{</text:p>
      <text:p text:style-name="P1"><text:s text:c="26"/>"x": 76,</text:p>
      <text:p text:style-name="P1"><text:s text:c="26"/>"y": 307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76,</text:p>
      <text:p text:style-name="P1"><text:s text:c="30"/>"y": 290</text:p>
      <text:p text:style-name="P1"><text:s text:c="28"/>},</text:p>
      <text:p text:style-name="P1"><text:s text:c="28"/>{</text:p>
      <text:p text:style-name="P1"><text:s text:c="30"/>"x": 78,</text:p>
      <text:p text:style-name="P1"><text:s text:c="30"/>"y": 290</text:p>
      <text:p text:style-name="P1"><text:s text:c="28"/>},</text:p>
      <text:p text:style-name="P1"><text:s text:c="28"/>{</text:p>
      <text:p text:style-name="P1"><text:s text:c="30"/>"x": 79,</text:p>
      <text:p text:style-name="P1"><text:s text:c="30"/>"y": 307</text:p>
      <text:p text:style-name="P1"><text:s text:c="28"/>},</text:p>
      <text:p text:style-name="P1"><text:s text:c="28"/>{</text:p>
      <text:p text:style-name="P1"><text:s text:c="30"/>"x": 77,</text:p>
      <text:p text:style-name="P1"><text:s text:c="30"/>"y": 307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76,</text:p>
      <text:p text:style-name="P1"><text:soft-page-break/><text:s text:c="34"/>"y": 290</text:p>
      <text:p text:style-name="P1"><text:s text:c="32"/>},</text:p>
      <text:p text:style-name="P1"><text:s text:c="32"/>{</text:p>
      <text:p text:style-name="P1"><text:s text:c="34"/>"x": 78,</text:p>
      <text:p text:style-name="P1"><text:s text:c="34"/>"y": 290</text:p>
      <text:p text:style-name="P1"><text:s text:c="32"/>},</text:p>
      <text:p text:style-name="P1"><text:s text:c="32"/>{</text:p>
      <text:p text:style-name="P1"><text:s text:c="34"/>"x": 79,</text:p>
      <text:p text:style-name="P1"><text:s text:c="34"/>"y": 307</text:p>
      <text:p text:style-name="P1"><text:s text:c="32"/>},</text:p>
      <text:p text:style-name="P1"><text:s text:c="32"/>{</text:p>
      <text:p text:style-name="P1"><text:s text:c="34"/>"x": 77,</text:p>
      <text:p text:style-name="P1"><text:s text:c="34"/>"y": 307</text:p>
      <text:p text:style-name="P1"><text:s text:c="32"/>}</text:p>
      <text:p text:style-name="P1"><text:s text:c="30"/>]</text:p>
      <text:p text:style-name="P1"><text:s text:c="28"/>},</text:p>
      <text:p text:style-name="P1"><text:s text:c="28"/>"text": "I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90,</text:p>
      <text:p text:style-name="P1"><text:s text:c="30"/>"y": 290</text:p>
      <text:p text:style-name="P1"><text:s text:c="28"/>},</text:p>
      <text:p text:style-name="P1"><text:s text:c="28"/>{</text:p>
      <text:p text:style-name="P1"><text:s text:c="30"/>"x": 101,</text:p>
      <text:p text:style-name="P1"><text:s text:c="30"/>"y": 290</text:p>
      <text:p text:style-name="P1"><text:s text:c="28"/>},</text:p>
      <text:p text:style-name="P1"><text:s text:c="28"/>{</text:p>
      <text:p text:style-name="P1"><text:s text:c="30"/>"x": 102,</text:p>
      <text:p text:style-name="P1"><text:s text:c="30"/>"y": 306</text:p>
      <text:p text:style-name="P1"><text:s text:c="28"/>},</text:p>
      <text:p text:style-name="P1"><text:s text:c="28"/>{</text:p>
      <text:p text:style-name="P1"><text:s text:c="30"/>"x": 91,</text:p>
      <text:p text:style-name="P1"><text:s text:c="30"/>"y": 306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oft-page-break/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0,</text:p>
      <text:p text:style-name="P1"><text:s text:c="34"/>"y": 290</text:p>
      <text:p text:style-name="P1"><text:s text:c="32"/>},</text:p>
      <text:p text:style-name="P1"><text:s text:c="32"/>{</text:p>
      <text:p text:style-name="P1"><text:s text:c="34"/>"x": 101,</text:p>
      <text:p text:style-name="P1"><text:s text:c="34"/>"y": 290</text:p>
      <text:p text:style-name="P1"><text:s text:c="32"/>},</text:p>
      <text:p text:style-name="P1"><text:s text:c="32"/>{</text:p>
      <text:p text:style-name="P1"><text:s text:c="34"/>"x": 102,</text:p>
      <text:p text:style-name="P1"><text:s text:c="34"/>"y": 306</text:p>
      <text:p text:style-name="P1"><text:s text:c="32"/>},</text:p>
      <text:p text:style-name="P1"><text:s text:c="32"/>{</text:p>
      <text:p text:style-name="P1"><text:s text:c="34"/>"x": 91,</text:p>
      <text:p text:style-name="P1"><text:s text:c="34"/>"y": 306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5,</text:p>
      <text:p text:style-name="P1"><text:s text:c="22"/>"y": 561</text:p>
      <text:p text:style-name="P1"><text:s text:c="20"/>},</text:p>
      <text:p text:style-name="P1"><text:s text:c="20"/>{</text:p>
      <text:p text:style-name="P1"><text:soft-page-break/><text:s text:c="22"/>"x": 60,</text:p>
      <text:p text:style-name="P1"><text:s text:c="22"/>"y": 561</text:p>
      <text:p text:style-name="P1"><text:s text:c="20"/>},</text:p>
      <text:p text:style-name="P1"><text:s text:c="20"/>{</text:p>
      <text:p text:style-name="P1"><text:s text:c="22"/>"x": 60,</text:p>
      <text:p text:style-name="P1"><text:s text:c="22"/>"y": 569</text:p>
      <text:p text:style-name="P1"><text:s text:c="20"/>},</text:p>
      <text:p text:style-name="P1"><text:s text:c="20"/>{</text:p>
      <text:p text:style-name="P1"><text:s text:c="22"/>"x": 5,</text:p>
      <text:p text:style-name="P1"><text:s text:c="22"/>"y": 569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5,</text:p>
      <text:p text:style-name="P1"><text:s text:c="26"/>"y": 561</text:p>
      <text:p text:style-name="P1"><text:s text:c="24"/>},</text:p>
      <text:p text:style-name="P1"><text:s text:c="24"/>{</text:p>
      <text:p text:style-name="P1"><text:s text:c="26"/>"x": 60,</text:p>
      <text:p text:style-name="P1"><text:s text:c="26"/>"y": 561</text:p>
      <text:p text:style-name="P1"><text:s text:c="24"/>},</text:p>
      <text:p text:style-name="P1"><text:s text:c="24"/>{</text:p>
      <text:p text:style-name="P1"><text:s text:c="26"/>"x": 60,</text:p>
      <text:p text:style-name="P1"><text:s text:c="26"/>"y": 569</text:p>
      <text:p text:style-name="P1"><text:s text:c="24"/>},</text:p>
      <text:p text:style-name="P1"><text:s text:c="24"/>{</text:p>
      <text:p text:style-name="P1"><text:s text:c="26"/>"x": 5,</text:p>
      <text:p text:style-name="P1"><text:s text:c="26"/>"y": 569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oft-page-break/><text:s text:c="26"/>"vertices": [</text:p>
      <text:p text:style-name="P1"><text:s text:c="28"/>{</text:p>
      <text:p text:style-name="P1"><text:s text:c="30"/>"x": 5,</text:p>
      <text:p text:style-name="P1"><text:s text:c="30"/>"y": 561</text:p>
      <text:p text:style-name="P1"><text:s text:c="28"/>},</text:p>
      <text:p text:style-name="P1"><text:s text:c="28"/>{</text:p>
      <text:p text:style-name="P1"><text:s text:c="30"/>"x": 42,</text:p>
      <text:p text:style-name="P1"><text:s text:c="30"/>"y": 561</text:p>
      <text:p text:style-name="P1"><text:s text:c="28"/>},</text:p>
      <text:p text:style-name="P1"><text:s text:c="28"/>{</text:p>
      <text:p text:style-name="P1"><text:s text:c="30"/>"x": 42,</text:p>
      <text:p text:style-name="P1"><text:s text:c="30"/>"y": 569</text:p>
      <text:p text:style-name="P1"><text:s text:c="28"/>},</text:p>
      <text:p text:style-name="P1"><text:s text:c="28"/>{</text:p>
      <text:p text:style-name="P1"><text:s text:c="30"/>"x": 5,</text:p>
      <text:p text:style-name="P1"><text:s text:c="30"/>"y": 569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8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8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5,</text:p>
      <text:p text:style-name="P1"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H"</text:p>
      <text:p text:style-name="P1"><text:s text:c="26"/>},</text:p>
      <text:p text:style-name="P1"><text:s text:c="26"/>{</text:p>
      <text:p text:style-name="P1"><text:s text:c="28"/>"property": {</text:p>
      <text:p text:style-name="P1"><text:soft-page-break/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0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16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16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10,</text:p>
      <text:p text:style-name="P1"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8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22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22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18,</text:p>
      <text:p text:style-name="P1"><text:soft-page-break/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S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4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28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28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24,</text:p>
      <text:p text:style-name="P1"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T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0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34,</text:p>
      <text:p text:style-name="P1"><text:soft-page-break/><text:s text:c="34"/>"y": 561</text:p>
      <text:p text:style-name="P1"><text:s text:c="32"/>},</text:p>
      <text:p text:style-name="P1"><text:s text:c="32"/>{</text:p>
      <text:p text:style-name="P1"><text:s text:c="34"/>"x": 34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30,</text:p>
      <text:p text:style-name="P1"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E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36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42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42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36,</text:p>
      <text:p text:style-name="P1"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D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oft-page-break/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48,</text:p>
      <text:p text:style-name="P1"><text:s text:c="30"/>"y": 561</text:p>
      <text:p text:style-name="P1"><text:s text:c="28"/>},</text:p>
      <text:p text:style-name="P1"><text:s text:c="28"/>{</text:p>
      <text:p text:style-name="P1"><text:s text:c="30"/>"x": 60,</text:p>
      <text:p text:style-name="P1"><text:s text:c="30"/>"y": 561</text:p>
      <text:p text:style-name="P1"><text:s text:c="28"/>},</text:p>
      <text:p text:style-name="P1"><text:s text:c="28"/>{</text:p>
      <text:p text:style-name="P1"><text:s text:c="30"/>"x": 60,</text:p>
      <text:p text:style-name="P1"><text:s text:c="30"/>"y": 569</text:p>
      <text:p text:style-name="P1"><text:s text:c="28"/>},</text:p>
      <text:p text:style-name="P1"><text:s text:c="28"/>{</text:p>
      <text:p text:style-name="P1"><text:s text:c="30"/>"x": 48,</text:p>
      <text:p text:style-name="P1"><text:s text:c="30"/>"y": 569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8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52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52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48,</text:p>
      <text:p text:style-name="P1"><text:s text:c="34"/>"y": 569</text:p>
      <text:p text:style-name="P1"><text:s text:c="32"/>}</text:p>
      <text:p text:style-name="P1"><text:soft-page-break/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54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60,</text:p>
      <text:p text:style-name="P1"><text:s text:c="34"/>"y": 561</text:p>
      <text:p text:style-name="P1"><text:s text:c="32"/>},</text:p>
      <text:p text:style-name="P1"><text:s text:c="32"/>{</text:p>
      <text:p text:style-name="P1"><text:s text:c="34"/>"x": 60,</text:p>
      <text:p text:style-name="P1"><text:s text:c="34"/>"y": 569</text:p>
      <text:p text:style-name="P1"><text:s text:c="32"/>},</text:p>
      <text:p text:style-name="P1"><text:s text:c="32"/>{</text:p>
      <text:p text:style-name="P1"><text:s text:c="34"/>"x": 54,</text:p>
      <text:p text:style-name="P1"><text:s text:c="34"/>"y": 569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,</text:p>
      <text:p text:style-name="P1"><text:s text:c="14"/>{</text:p>
      <text:p text:style-name="P1"><text:s text:c="16"/>"property": {</text:p>
      <text:p text:style-name="P1"><text:s text:c="18"/>"detectedLanguages": [</text:p>
      <text:p text:style-name="P1"><text:s text:c="20"/>{</text:p>
      <text:p text:style-name="P1"><text:s text:c="22"/>"languageCode": "en"</text:p>
      <text:p text:style-name="P1"><text:s text:c="20"/>}</text:p>
      <text:p text:style-name="P1"><text:s text:c="18"/>]</text:p>
      <text:p text:style-name="P1"><text:s text:c="16"/>},</text:p>
      <text:p text:style-name="P1"><text:soft-page-break/><text:s text:c="16"/>"boundingBox": {</text:p>
      <text:p text:style-name="P1"><text:s text:c="18"/>"vertices": [</text:p>
      <text:p text:style-name="P1"><text:s text:c="20"/>{</text:p>
      <text:p text:style-name="P1"><text:s text:c="22"/>"x": 75,</text:p>
      <text:p text:style-name="P1"><text:s text:c="22"/>"y": 569</text:p>
      <text:p text:style-name="P1"><text:s text:c="20"/>},</text:p>
      <text:p text:style-name="P1"><text:s text:c="20"/>{</text:p>
      <text:p text:style-name="P1"><text:s text:c="22"/>"x": 187,</text:p>
      <text:p text:style-name="P1"><text:s text:c="22"/>"y": 569</text:p>
      <text:p text:style-name="P1"><text:s text:c="20"/>},</text:p>
      <text:p text:style-name="P1"><text:s text:c="20"/>{</text:p>
      <text:p text:style-name="P1"><text:s text:c="22"/>"x": 187,</text:p>
      <text:p text:style-name="P1"><text:s text:c="22"/>"y": 589</text:p>
      <text:p text:style-name="P1"><text:s text:c="20"/>},</text:p>
      <text:p text:style-name="P1"><text:s text:c="20"/>{</text:p>
      <text:p text:style-name="P1"><text:s text:c="22"/>"x": 75,</text:p>
      <text:p text:style-name="P1"><text:s text:c="22"/>"y": 589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en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75,</text:p>
      <text:p text:style-name="P1"><text:s text:c="26"/>"y": 569</text:p>
      <text:p text:style-name="P1"><text:s text:c="24"/>},</text:p>
      <text:p text:style-name="P1"><text:s text:c="24"/>{</text:p>
      <text:p text:style-name="P1"><text:s text:c="26"/>"x": 187,</text:p>
      <text:p text:style-name="P1"><text:s text:c="26"/>"y": 569</text:p>
      <text:p text:style-name="P1"><text:s text:c="24"/>},</text:p>
      <text:p text:style-name="P1"><text:s text:c="24"/>{</text:p>
      <text:p text:style-name="P1"><text:s text:c="26"/>"x": 187,</text:p>
      <text:p text:style-name="P1"><text:s text:c="26"/>"y": 589</text:p>
      <text:p text:style-name="P1"><text:s text:c="24"/>},</text:p>
      <text:p text:style-name="P1"><text:s text:c="24"/>{</text:p>
      <text:p text:style-name="P1"><text:s text:c="26"/>"x": 75,</text:p>
      <text:p text:style-name="P1"><text:s text:c="26"/>"y": 589</text:p>
      <text:p text:style-name="P1"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oft-page-break/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76,</text:p>
      <text:p text:style-name="P1"><text:s text:c="30"/>"y": 569</text:p>
      <text:p text:style-name="P1"><text:s text:c="28"/>},</text:p>
      <text:p text:style-name="P1"><text:s text:c="28"/>{</text:p>
      <text:p text:style-name="P1"><text:s text:c="30"/>"x": 187,</text:p>
      <text:p text:style-name="P1"><text:s text:c="30"/>"y": 574</text:p>
      <text:p text:style-name="P1"><text:s text:c="28"/>},</text:p>
      <text:p text:style-name="P1"><text:s text:c="28"/>{</text:p>
      <text:p text:style-name="P1"><text:s text:c="30"/>"x": 186,</text:p>
      <text:p text:style-name="P1"><text:s text:c="30"/>"y": 589</text:p>
      <text:p text:style-name="P1"><text:s text:c="28"/>},</text:p>
      <text:p text:style-name="P1"><text:s text:c="28"/>{</text:p>
      <text:p text:style-name="P1"><text:s text:c="30"/>"x": 75,</text:p>
      <text:p text:style-name="P1"><text:s text:c="30"/>"y": 584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76,</text:p>
      <text:p text:style-name="P1"><text:s text:c="34"/>"y": 571</text:p>
      <text:p text:style-name="P1"><text:s text:c="32"/>},</text:p>
      <text:p text:style-name="P1"><text:s text:c="32"/>{</text:p>
      <text:p text:style-name="P1"><text:s text:c="34"/>"x": 91,</text:p>
      <text:p text:style-name="P1"><text:s text:c="34"/>"y": 572</text:p>
      <text:p text:style-name="P1"><text:s text:c="32"/>},</text:p>
      <text:p text:style-name="P1"><text:s text:c="32"/>{</text:p>
      <text:p text:style-name="P1"><text:s text:c="34"/>"x": 90,</text:p>
      <text:p text:style-name="P1"><text:s text:c="34"/>"y": 585</text:p>
      <text:p text:style-name="P1"><text:s text:c="32"/>},</text:p>
      <text:p text:style-name="P1"><text:s text:c="32"/>{</text:p>
      <text:p text:style-name="P1"><text:s text:c="34"/>"x": 75,</text:p>
      <text:p text:style-name="P1"><text:s text:c="34"/>"y": 584</text:p>
      <text:p text:style-name="P1"><text:soft-page-break/><text:s text:c="32"/>}</text:p>
      <text:p text:style-name="P1"><text:s text:c="30"/>]</text:p>
      <text:p text:style-name="P1"><text:s text:c="28"/>},</text:p>
      <text:p text:style-name="P1"><text:s text:c="28"/>"text": "B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95,</text:p>
      <text:p text:style-name="P1"><text:s text:c="34"/>"y": 571</text:p>
      <text:p text:style-name="P1"><text:s text:c="32"/>},</text:p>
      <text:p text:style-name="P1"><text:s text:c="32"/>{</text:p>
      <text:p text:style-name="P1"><text:s text:c="34"/>"x": 112,</text:p>
      <text:p text:style-name="P1"><text:s text:c="34"/>"y": 572</text:p>
      <text:p text:style-name="P1"><text:s text:c="32"/>},</text:p>
      <text:p text:style-name="P1"><text:s text:c="32"/>{</text:p>
      <text:p text:style-name="P1"><text:s text:c="34"/>"x": 111,</text:p>
      <text:p text:style-name="P1"><text:s text:c="34"/>"y": 584</text:p>
      <text:p text:style-name="P1"><text:s text:c="32"/>},</text:p>
      <text:p text:style-name="P1"><text:s text:c="32"/>{</text:p>
      <text:p text:style-name="P1"><text:s text:c="34"/>"x": 94,</text:p>
      <text:p text:style-name="P1"><text:s text:c="34"/>"y": 583</text:p>
      <text:p text:style-name="P1"><text:s text:c="32"/>}</text:p>
      <text:p text:style-name="P1"><text:s text:c="30"/>]</text:p>
      <text:p text:style-name="P1"><text:s text:c="28"/>},</text:p>
      <text:p text:style-name="P1"><text:s text:c="28"/>"text": "H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14,</text:p>
      <text:p text:style-name="P1"><text:s text:c="34"/>"y": 571</text:p>
      <text:p text:style-name="P1"><text:s text:c="32"/>},</text:p>
      <text:p text:style-name="P1"><text:s text:c="32"/>{</text:p>
      <text:p text:style-name="P1"><text:s text:c="34"/>"x": 130,</text:p>
      <text:p text:style-name="P1"><text:s text:c="34"/>"y": 572</text:p>
      <text:p text:style-name="P1"><text:soft-page-break/><text:s text:c="32"/>},</text:p>
      <text:p text:style-name="P1"><text:s text:c="32"/>{</text:p>
      <text:p text:style-name="P1"><text:s text:c="34"/>"x": 129,</text:p>
      <text:p text:style-name="P1"><text:s text:c="34"/>"y": 585</text:p>
      <text:p text:style-name="P1"><text:s text:c="32"/>},</text:p>
      <text:p text:style-name="P1"><text:s text:c="32"/>{</text:p>
      <text:p text:style-name="P1"><text:s text:c="34"/>"x": 113,</text:p>
      <text:p text:style-name="P1"><text:s text:c="34"/>"y": 584</text:p>
      <text:p text:style-name="P1"><text:s text:c="32"/>}</text:p>
      <text:p text:style-name="P1"><text:s text:c="30"/>]</text:p>
      <text:p text:style-name="P1"><text:s text:c="28"/>},</text:p>
      <text:p text:style-name="P1"><text:s text:c="28"/>"text": "P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32,</text:p>
      <text:p text:style-name="P1"><text:s text:c="34"/>"y": 574</text:p>
      <text:p text:style-name="P1"><text:s text:c="32"/>},</text:p>
      <text:p text:style-name="P1"><text:s text:c="32"/>{</text:p>
      <text:p text:style-name="P1"><text:s text:c="34"/>"x": 140,</text:p>
      <text:p text:style-name="P1"><text:s text:c="34"/>"y": 574</text:p>
      <text:p text:style-name="P1"><text:s text:c="32"/>},</text:p>
      <text:p text:style-name="P1"><text:s text:c="32"/>{</text:p>
      <text:p text:style-name="P1"><text:s text:c="34"/>"x": 140,</text:p>
      <text:p text:style-name="P1"><text:s text:c="34"/>"y": 584</text:p>
      <text:p text:style-name="P1"><text:s text:c="32"/>},</text:p>
      <text:p text:style-name="P1"><text:s text:c="32"/>{</text:p>
      <text:p text:style-name="P1"><text:s text:c="34"/>"x": 132,</text:p>
      <text:p text:style-name="P1"><text:s text:c="34"/>"y": 584</text:p>
      <text:p text:style-name="P1"><text:s text:c="32"/>}</text:p>
      <text:p text:style-name="P1"><text:s text:c="30"/>]</text:p>
      <text:p text:style-name="P1"><text:s text:c="28"/>},</text:p>
      <text:p text:style-name="P1"><text:s text:c="28"/>"text": ".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oft-page-break/><text:s text:c="30"/>"vertices": [</text:p>
      <text:p text:style-name="P1"><text:s text:c="32"/>{</text:p>
      <text:p text:style-name="P1"><text:s text:c="34"/>"x": 142,</text:p>
      <text:p text:style-name="P1"><text:s text:c="34"/>"y": 575</text:p>
      <text:p text:style-name="P1"><text:s text:c="32"/>},</text:p>
      <text:p text:style-name="P1"><text:s text:c="32"/>{</text:p>
      <text:p text:style-name="P1"><text:s text:c="34"/>"x": 151,</text:p>
      <text:p text:style-name="P1"><text:s text:c="34"/>"y": 575</text:p>
      <text:p text:style-name="P1"><text:s text:c="32"/>},</text:p>
      <text:p text:style-name="P1"><text:s text:c="32"/>{</text:p>
      <text:p text:style-name="P1"><text:s text:c="34"/>"x": 151,</text:p>
      <text:p text:style-name="P1"><text:s text:c="34"/>"y": 585</text:p>
      <text:p text:style-name="P1"><text:s text:c="32"/>},</text:p>
      <text:p text:style-name="P1"><text:s text:c="32"/>{</text:p>
      <text:p text:style-name="P1"><text:s text:c="34"/>"x": 142,</text:p>
      <text:p text:style-name="P1"><text:s text:c="34"/>"y": 585</text:p>
      <text:p text:style-name="P1"><text:s text:c="32"/>}</text:p>
      <text:p text:style-name="P1"><text:s text:c="30"/>]</text:p>
      <text:p text:style-name="P1"><text:s text:c="28"/>},</text:p>
      <text:p text:style-name="P1"><text:s text:c="28"/>"text": "C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53,</text:p>
      <text:p text:style-name="P1"><text:s text:c="34"/>"y": 574</text:p>
      <text:p text:style-name="P1"><text:s text:c="32"/>},</text:p>
      <text:p text:style-name="P1"><text:s text:c="32"/>{</text:p>
      <text:p text:style-name="P1"><text:s text:c="34"/>"x": 165,</text:p>
      <text:p text:style-name="P1"><text:s text:c="34"/>"y": 575</text:p>
      <text:p text:style-name="P1"><text:s text:c="32"/>},</text:p>
      <text:p text:style-name="P1"><text:s text:c="32"/>{</text:p>
      <text:p text:style-name="P1"><text:s text:c="34"/>"x": 165,</text:p>
      <text:p text:style-name="P1"><text:s text:c="34"/>"y": 585</text:p>
      <text:p text:style-name="P1"><text:s text:c="32"/>},</text:p>
      <text:p text:style-name="P1"><text:s text:c="32"/>{</text:p>
      <text:p text:style-name="P1"><text:s text:c="34"/>"x": 153,</text:p>
      <text:p text:style-name="P1"><text:s text:c="34"/>"y": 584</text:p>
      <text:p text:style-name="P1"><text:s text:c="32"/>}</text:p>
      <text:p text:style-name="P1"><text:s text:c="30"/>]</text:p>
      <text:p text:style-name="P1"><text:s text:c="28"/>},</text:p>
      <text:p text:style-name="P1"><text:s text:c="28"/>"text": "o"</text:p>
      <text:p text:style-name="P1"><text:s text:c="26"/>},</text:p>
      <text:p text:style-name="P1"><text:s text:c="26"/>{</text:p>
      <text:p text:style-name="P1"><text:soft-page-break/><text:s text:c="28"/>"property": {</text:p>
      <text:p text:style-name="P1"><text:s text:c="30"/>"detectedLanguages": [</text:p>
      <text:p text:style-name="P1"><text:s text:c="32"/>{</text:p>
      <text:p text:style-name="P1"><text:s text:c="34"/>"languageCode": "en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68,</text:p>
      <text:p text:style-name="P1"><text:s text:c="34"/>"y": 574</text:p>
      <text:p text:style-name="P1"><text:s text:c="32"/>},</text:p>
      <text:p text:style-name="P1"><text:s text:c="32"/>{</text:p>
      <text:p text:style-name="P1"><text:s text:c="34"/>"x": 187,</text:p>
      <text:p text:style-name="P1"><text:s text:c="34"/>"y": 575</text:p>
      <text:p text:style-name="P1"><text:s text:c="32"/>},</text:p>
      <text:p text:style-name="P1"><text:s text:c="32"/>{</text:p>
      <text:p text:style-name="P1"><text:s text:c="34"/>"x": 187,</text:p>
      <text:p text:style-name="P1"><text:s text:c="34"/>"y": 584</text:p>
      <text:p text:style-name="P1"><text:s text:c="32"/>},</text:p>
      <text:p text:style-name="P1"><text:s text:c="32"/>{</text:p>
      <text:p text:style-name="P1"><text:s text:c="34"/>"x": 168,</text:p>
      <text:p text:style-name="P1"><text:s text:c="34"/>"y": 583</text:p>
      <text:p text:style-name="P1"><text:s text:c="32"/>}</text:p>
      <text:p text:style-name="P1"><text:s text:c="30"/>]</text:p>
      <text:p text:style-name="P1"><text:s text:c="28"/>},</text:p>
      <text:p text:style-name="P1"><text:s text:c="28"/>"text": "n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DL8CN8726\nI N\nHOSTED ON\nBHP.Con\n"</text:p>
      <text:p text:style-name="P1"><text:s text:c="6"/>}</text:p>
      <text:p text:style-name="P1"><text:s text:c="4"/>},</text:p>
      <text:p text:style-name="P1"><text:s text:c="4"/>{</text:p>
      <text:p text:style-name="P1"><text:s text:c="6"/>"textAnnotations": [</text:p>
      <text:p text:style-name="P1"><text:s text:c="8"/>{</text:p>
      <text:p text:style-name="P1"><text:s text:c="10"/>"locale": "fil",</text:p>
      <text:p text:style-name="P2"><text:s text:c="10"/>"description": "HR26 BA 8008\n",</text:p>
      <text:p text:style-name="P1"><text:s text:c="10"/>"boundingPoly": {</text:p>
      <text:p text:style-name="P1"><text:s text:c="12"/>"vertices": [</text:p>
      <text:p text:style-name="P1"><text:soft-page-break/><text:s text:c="14"/>{</text:p>
      <text:p text:style-name="P1"><text:s text:c="16"/>"x": 28,</text:p>
      <text:p text:style-name="P1"><text:s text:c="16"/>"y": 46</text:p>
      <text:p text:style-name="P1"><text:s text:c="14"/>},</text:p>
      <text:p text:style-name="P1"><text:s text:c="14"/>{</text:p>
      <text:p text:style-name="P1"><text:s text:c="16"/>"x": 189,</text:p>
      <text:p text:style-name="P1"><text:s text:c="16"/>"y": 46</text:p>
      <text:p text:style-name="P1"><text:s text:c="14"/>},</text:p>
      <text:p text:style-name="P1"><text:s text:c="14"/>{</text:p>
      <text:p text:style-name="P1"><text:s text:c="16"/>"x": 189,</text:p>
      <text:p text:style-name="P1"><text:s text:c="16"/>"y": 110</text:p>
      <text:p text:style-name="P1"><text:s text:c="14"/>},</text:p>
      <text:p text:style-name="P1"><text:s text:c="14"/>{</text:p>
      <text:p text:style-name="P1"><text:s text:c="16"/>"x": 28,</text:p>
      <text:p text:style-name="P1"><text:s text:c="16"/>"y": 110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HR26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28,</text:p>
      <text:p text:style-name="P1"><text:s text:c="16"/>"y": 92</text:p>
      <text:p text:style-name="P1"><text:s text:c="14"/>},</text:p>
      <text:p text:style-name="P1"><text:s text:c="14"/>{</text:p>
      <text:p text:style-name="P1"><text:s text:c="16"/>"x": 93,</text:p>
      <text:p text:style-name="P1"><text:s text:c="16"/>"y": 72</text:p>
      <text:p text:style-name="P1"><text:s text:c="14"/>},</text:p>
      <text:p text:style-name="P1"><text:s text:c="14"/>{</text:p>
      <text:p text:style-name="P1"><text:s text:c="16"/>"x": 99,</text:p>
      <text:p text:style-name="P1"><text:s text:c="16"/>"y": 90</text:p>
      <text:p text:style-name="P1"><text:s text:c="14"/>},</text:p>
      <text:p text:style-name="P1"><text:s text:c="14"/>{</text:p>
      <text:p text:style-name="P1"><text:s text:c="16"/>"x": 34,</text:p>
      <text:p text:style-name="P1"><text:s text:c="16"/>"y": 110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BA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02,</text:p>
      <text:p text:style-name="P1"><text:s text:c="16"/>"y": 71</text:p>
      <text:p text:style-name="P1"><text:s text:c="14"/>},</text:p>
      <text:p text:style-name="P1"><text:s text:c="14"/>{</text:p>
      <text:p text:style-name="P1"><text:s text:c="16"/>"x": 130,</text:p>
      <text:p text:style-name="P1"><text:soft-page-break/><text:s text:c="16"/>"y": 63</text:p>
      <text:p text:style-name="P1"><text:s text:c="14"/>},</text:p>
      <text:p text:style-name="P1"><text:s text:c="14"/>{</text:p>
      <text:p text:style-name="P1"><text:s text:c="16"/>"x": 135,</text:p>
      <text:p text:style-name="P1"><text:s text:c="16"/>"y": 80</text:p>
      <text:p text:style-name="P1"><text:s text:c="14"/>},</text:p>
      <text:p text:style-name="P1"><text:s text:c="14"/>{</text:p>
      <text:p text:style-name="P1"><text:s text:c="16"/>"x": 107,</text:p>
      <text:p text:style-name="P1"><text:s text:c="16"/>"y": 88</text:p>
      <text:p text:style-name="P1"><text:s text:c="14"/>}</text:p>
      <text:p text:style-name="P1"><text:s text:c="12"/>]</text:p>
      <text:p text:style-name="P1"><text:s text:c="10"/>}</text:p>
      <text:p text:style-name="P1"><text:s text:c="8"/>},</text:p>
      <text:p text:style-name="P1"><text:s text:c="8"/>{</text:p>
      <text:p text:style-name="P1"><text:s text:c="10"/>"description": "8008",</text:p>
      <text:p text:style-name="P1"><text:s text:c="10"/>"boundingPoly": {</text:p>
      <text:p text:style-name="P1"><text:s text:c="12"/>"vertices": [</text:p>
      <text:p text:style-name="P1"><text:s text:c="14"/>{</text:p>
      <text:p text:style-name="P1"><text:s text:c="16"/>"x": 136,</text:p>
      <text:p text:style-name="P1"><text:s text:c="16"/>"y": 60</text:p>
      <text:p text:style-name="P1"><text:s text:c="14"/>},</text:p>
      <text:p text:style-name="P1"><text:s text:c="14"/>{</text:p>
      <text:p text:style-name="P1"><text:s text:c="16"/>"x": 184,</text:p>
      <text:p text:style-name="P1"><text:s text:c="16"/>"y": 46</text:p>
      <text:p text:style-name="P1"><text:s text:c="14"/>},</text:p>
      <text:p text:style-name="P1"><text:s text:c="14"/>{</text:p>
      <text:p text:style-name="P1"><text:s text:c="16"/>"x": 189,</text:p>
      <text:p text:style-name="P1"><text:s text:c="16"/>"y": 63</text:p>
      <text:p text:style-name="P1"><text:s text:c="14"/>},</text:p>
      <text:p text:style-name="P1"><text:s text:c="14"/>{</text:p>
      <text:p text:style-name="P1"><text:s text:c="16"/>"x": 141,</text:p>
      <text:p text:style-name="P1"><text:s text:c="16"/>"y": 77</text:p>
      <text:p text:style-name="P1"><text:s text:c="14"/>}</text:p>
      <text:p text:style-name="P1"><text:s text:c="12"/>]</text:p>
      <text:p text:style-name="P1"><text:s text:c="10"/>}</text:p>
      <text:p text:style-name="P1"><text:s text:c="8"/>}</text:p>
      <text:p text:style-name="P1"><text:s text:c="6"/>],</text:p>
      <text:p text:style-name="P1"><text:s text:c="6"/>"fullTextAnnotation": {</text:p>
      <text:p text:style-name="P1"><text:s text:c="8"/>"pages": [</text:p>
      <text:p text:style-name="P1"><text:s text:c="10"/>{</text:p>
      <text:p text:style-name="P1"><text:s text:c="12"/>"property": {</text:p>
      <text:p text:style-name="P1"><text:s text:c="14"/>"detectedLanguages": [</text:p>
      <text:p text:style-name="P1"><text:s text:c="16"/>{</text:p>
      <text:p text:style-name="P1"><text:s text:c="18"/>"languageCode": "fil"</text:p>
      <text:p text:style-name="P1"><text:s text:c="16"/>}</text:p>
      <text:p text:style-name="P1"><text:s text:c="14"/>]</text:p>
      <text:p text:style-name="P1"><text:s text:c="12"/>},</text:p>
      <text:p text:style-name="P1"><text:s text:c="12"/>"width": 250,</text:p>
      <text:p text:style-name="P1"><text:s text:c="12"/>"height": 166,</text:p>
      <text:p text:style-name="P1"><text:s text:c="12"/>"blocks": [</text:p>
      <text:p text:style-name="P1"><text:s text:c="14"/>{</text:p>
      <text:p text:style-name="P1"><text:s text:c="16"/>"property": {</text:p>
      <text:p text:style-name="P1"><text:soft-page-break/><text:s text:c="18"/>"detectedLanguages": [</text:p>
      <text:p text:style-name="P1"><text:s text:c="20"/>{</text:p>
      <text:p text:style-name="P1"><text:s text:c="22"/>"languageCode": "fil"</text:p>
      <text:p text:style-name="P1"><text:s text:c="20"/>}</text:p>
      <text:p text:style-name="P1"><text:s text:c="18"/>]</text:p>
      <text:p text:style-name="P1"><text:s text:c="16"/>},</text:p>
      <text:p text:style-name="P1"><text:s text:c="16"/>"boundingBox": {</text:p>
      <text:p text:style-name="P1"><text:s text:c="18"/>"vertices": [</text:p>
      <text:p text:style-name="P1"><text:s text:c="20"/>{</text:p>
      <text:p text:style-name="P1"><text:s text:c="22"/>"x": 28,</text:p>
      <text:p text:style-name="P1"><text:s text:c="22"/>"y": 46</text:p>
      <text:p text:style-name="P1"><text:s text:c="20"/>},</text:p>
      <text:p text:style-name="P1"><text:s text:c="20"/>{</text:p>
      <text:p text:style-name="P1"><text:s text:c="22"/>"x": 189,</text:p>
      <text:p text:style-name="P1"><text:s text:c="22"/>"y": 46</text:p>
      <text:p text:style-name="P1"><text:s text:c="20"/>},</text:p>
      <text:p text:style-name="P1"><text:s text:c="20"/>{</text:p>
      <text:p text:style-name="P1"><text:s text:c="22"/>"x": 189,</text:p>
      <text:p text:style-name="P1"><text:s text:c="22"/>"y": 110</text:p>
      <text:p text:style-name="P1"><text:s text:c="20"/>},</text:p>
      <text:p text:style-name="P1"><text:s text:c="20"/>{</text:p>
      <text:p text:style-name="P1"><text:s text:c="22"/>"x": 28,</text:p>
      <text:p text:style-name="P1"><text:s text:c="22"/>"y": 110</text:p>
      <text:p text:style-name="P1"><text:s text:c="20"/>}</text:p>
      <text:p text:style-name="P1"><text:s text:c="18"/>]</text:p>
      <text:p text:style-name="P1"><text:s text:c="16"/>},</text:p>
      <text:p text:style-name="P1"><text:s text:c="16"/>"paragraphs": [</text:p>
      <text:p text:style-name="P1"><text:s text:c="18"/>{</text:p>
      <text:p text:style-name="P1"><text:s text:c="20"/>"property": {</text:p>
      <text:p text:style-name="P1"><text:s text:c="22"/>"detectedLanguages": [</text:p>
      <text:p text:style-name="P1"><text:s text:c="24"/>{</text:p>
      <text:p text:style-name="P1"><text:s text:c="26"/>"languageCode": "fil"</text:p>
      <text:p text:style-name="P1"><text:s text:c="24"/>}</text:p>
      <text:p text:style-name="P1"><text:s text:c="22"/>]</text:p>
      <text:p text:style-name="P1"><text:s text:c="20"/>},</text:p>
      <text:p text:style-name="P1"><text:s text:c="20"/>"boundingBox": {</text:p>
      <text:p text:style-name="P1"><text:s text:c="22"/>"vertices": [</text:p>
      <text:p text:style-name="P1"><text:s text:c="24"/>{</text:p>
      <text:p text:style-name="P1"><text:s text:c="26"/>"x": 28,</text:p>
      <text:p text:style-name="P1"><text:s text:c="26"/>"y": 46</text:p>
      <text:p text:style-name="P1"><text:s text:c="24"/>},</text:p>
      <text:p text:style-name="P1"><text:s text:c="24"/>{</text:p>
      <text:p text:style-name="P1"><text:s text:c="26"/>"x": 189,</text:p>
      <text:p text:style-name="P1"><text:s text:c="26"/>"y": 46</text:p>
      <text:p text:style-name="P1"><text:s text:c="24"/>},</text:p>
      <text:p text:style-name="P1"><text:s text:c="24"/>{</text:p>
      <text:p text:style-name="P1"><text:s text:c="26"/>"x": 189,</text:p>
      <text:p text:style-name="P1"><text:s text:c="26"/>"y": 110</text:p>
      <text:p text:style-name="P1"><text:s text:c="24"/>},</text:p>
      <text:p text:style-name="P1"><text:s text:c="24"/>{</text:p>
      <text:p text:style-name="P1"><text:s text:c="26"/>"x": 28,</text:p>
      <text:p text:style-name="P1"><text:s text:c="26"/>"y": 110</text:p>
      <text:p text:style-name="P1"><text:soft-page-break/><text:s text:c="24"/>}</text:p>
      <text:p text:style-name="P1"><text:s text:c="22"/>]</text:p>
      <text:p text:style-name="P1"><text:s text:c="20"/>},</text:p>
      <text:p text:style-name="P1"><text:s text:c="20"/>"words": [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28,</text:p>
      <text:p text:style-name="P1"><text:s text:c="30"/>"y": 92</text:p>
      <text:p text:style-name="P1"><text:s text:c="28"/>},</text:p>
      <text:p text:style-name="P1"><text:s text:c="28"/>{</text:p>
      <text:p text:style-name="P1"><text:s text:c="30"/>"x": 93,</text:p>
      <text:p text:style-name="P1"><text:s text:c="30"/>"y": 72</text:p>
      <text:p text:style-name="P1"><text:s text:c="28"/>},</text:p>
      <text:p text:style-name="P1"><text:s text:c="28"/>{</text:p>
      <text:p text:style-name="P1"><text:s text:c="30"/>"x": 99,</text:p>
      <text:p text:style-name="P1"><text:s text:c="30"/>"y": 90</text:p>
      <text:p text:style-name="P1"><text:s text:c="28"/>},</text:p>
      <text:p text:style-name="P1"><text:s text:c="28"/>{</text:p>
      <text:p text:style-name="P1"><text:s text:c="30"/>"x": 34,</text:p>
      <text:p text:style-name="P1"><text:s text:c="30"/>"y": 110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28,</text:p>
      <text:p text:style-name="P1"><text:s text:c="34"/>"y": 92</text:p>
      <text:p text:style-name="P1"><text:s text:c="32"/>},</text:p>
      <text:p text:style-name="P1"><text:s text:c="32"/>{</text:p>
      <text:p text:style-name="P1"><text:s text:c="34"/>"x": 44,</text:p>
      <text:p text:style-name="P1"><text:s text:c="34"/>"y": 87</text:p>
      <text:p text:style-name="P1"><text:s text:c="32"/>},</text:p>
      <text:p text:style-name="P1"><text:s text:c="32"/>{</text:p>
      <text:p text:style-name="P1"><text:soft-page-break/><text:s text:c="34"/>"x": 50,</text:p>
      <text:p text:style-name="P1"><text:s text:c="34"/>"y": 105</text:p>
      <text:p text:style-name="P1"><text:s text:c="32"/>},</text:p>
      <text:p text:style-name="P1"><text:s text:c="32"/>{</text:p>
      <text:p text:style-name="P1"><text:s text:c="34"/>"x": 34,</text:p>
      <text:p text:style-name="P1"><text:s text:c="34"/>"y": 110</text:p>
      <text:p text:style-name="P1"><text:s text:c="32"/>}</text:p>
      <text:p text:style-name="P1"><text:s text:c="30"/>]</text:p>
      <text:p text:style-name="P1"><text:s text:c="28"/>},</text:p>
      <text:p text:style-name="P1"><text:s text:c="28"/>"text": "H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46,</text:p>
      <text:p text:style-name="P1"><text:s text:c="34"/>"y": 86</text:p>
      <text:p text:style-name="P1"><text:s text:c="32"/>},</text:p>
      <text:p text:style-name="P1"><text:s text:c="32"/>{</text:p>
      <text:p text:style-name="P1"><text:s text:c="34"/>"x": 61,</text:p>
      <text:p text:style-name="P1"><text:s text:c="34"/>"y": 81</text:p>
      <text:p text:style-name="P1"><text:s text:c="32"/>},</text:p>
      <text:p text:style-name="P1"><text:s text:c="32"/>{</text:p>
      <text:p text:style-name="P1"><text:s text:c="34"/>"x": 67,</text:p>
      <text:p text:style-name="P1"><text:s text:c="34"/>"y": 100</text:p>
      <text:p text:style-name="P1"><text:s text:c="32"/>},</text:p>
      <text:p text:style-name="P1"><text:s text:c="32"/>{</text:p>
      <text:p text:style-name="P1"><text:s text:c="34"/>"x": 52,</text:p>
      <text:p text:style-name="P1"><text:s text:c="34"/>"y": 104</text:p>
      <text:p text:style-name="P1"><text:s text:c="32"/>}</text:p>
      <text:p text:style-name="P1"><text:s text:c="30"/>]</text:p>
      <text:p text:style-name="P1"><text:s text:c="28"/>},</text:p>
      <text:p text:style-name="P1"><text:s text:c="28"/>"text": "R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oft-page-break/><text:s text:c="34"/>"x": 64,</text:p>
      <text:p text:style-name="P1"><text:s text:c="34"/>"y": 82</text:p>
      <text:p text:style-name="P1"><text:s text:c="32"/>},</text:p>
      <text:p text:style-name="P1"><text:s text:c="32"/>{</text:p>
      <text:p text:style-name="P1"><text:s text:c="34"/>"x": 77,</text:p>
      <text:p text:style-name="P1"><text:s text:c="34"/>"y": 78</text:p>
      <text:p text:style-name="P1"><text:s text:c="32"/>},</text:p>
      <text:p text:style-name="P1"><text:s text:c="32"/>{</text:p>
      <text:p text:style-name="P1"><text:s text:c="34"/>"x": 83,</text:p>
      <text:p text:style-name="P1"><text:s text:c="34"/>"y": 95</text:p>
      <text:p text:style-name="P1"><text:s text:c="32"/>},</text:p>
      <text:p text:style-name="P1"><text:s text:c="32"/>{</text:p>
      <text:p text:style-name="P1"><text:s text:c="34"/>"x": 69,</text:p>
      <text:p text:style-name="P1"><text:s text:c="34"/>"y": 99</text:p>
      <text:p text:style-name="P1"><text:s text:c="32"/>}</text:p>
      <text:p text:style-name="P1"><text:s text:c="30"/>]</text:p>
      <text:p text:style-name="P1"><text:s text:c="28"/>},</text:p>
      <text:p text:style-name="P1"><text:s text:c="28"/>"text": "2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80,</text:p>
      <text:p text:style-name="P1"><text:s text:c="34"/>"y": 77</text:p>
      <text:p text:style-name="P1"><text:s text:c="32"/>},</text:p>
      <text:p text:style-name="P1"><text:s text:c="32"/>{</text:p>
      <text:p text:style-name="P1"><text:s text:c="34"/>"x": 93,</text:p>
      <text:p text:style-name="P1"><text:s text:c="34"/>"y": 73</text:p>
      <text:p text:style-name="P1"><text:s text:c="32"/>},</text:p>
      <text:p text:style-name="P1"><text:s text:c="32"/>{</text:p>
      <text:p text:style-name="P1"><text:s text:c="34"/>"x": 99,</text:p>
      <text:p text:style-name="P1"><text:s text:c="34"/>"y": 90</text:p>
      <text:p text:style-name="P1"><text:s text:c="32"/>},</text:p>
      <text:p text:style-name="P1"><text:s text:c="32"/>{</text:p>
      <text:p text:style-name="P1"><text:s text:c="34"/>"x": 85,</text:p>
      <text:p text:style-name="P1"><text:s text:c="34"/>"y": 94</text:p>
      <text:p text:style-name="P1"><text:s text:c="32"/>}</text:p>
      <text:p text:style-name="P1"><text:s text:c="30"/>]</text:p>
      <text:p text:style-name="P1"><text:s text:c="28"/>},</text:p>
      <text:p text:style-name="P1"><text:s text:c="28"/>"text": "6"</text:p>
      <text:p text:style-name="P1"><text:s text:c="26"/>}</text:p>
      <text:p text:style-name="P1"><text:soft-page-break/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fil"</text:p>
      <text:p text:style-name="P1"><text:s text:c="28"/>}</text:p>
      <text:p text:style-name="P1"><text:s text:c="26"/>]</text:p>
      <text:p text:style-name="P1"><text:s text:c="24"/>},</text:p>
      <text:p text:style-name="P1"><text:s text:c="24"/>"boundingBox": {</text:p>
      <text:p text:style-name="P1"><text:s text:c="26"/>"vertices": [</text:p>
      <text:p text:style-name="P1"><text:s text:c="28"/>{</text:p>
      <text:p text:style-name="P1"><text:s text:c="30"/>"x": 102,</text:p>
      <text:p text:style-name="P1"><text:s text:c="30"/>"y": 71</text:p>
      <text:p text:style-name="P1"><text:s text:c="28"/>},</text:p>
      <text:p text:style-name="P1"><text:s text:c="28"/>{</text:p>
      <text:p text:style-name="P1"><text:s text:c="30"/>"x": 130,</text:p>
      <text:p text:style-name="P1"><text:s text:c="30"/>"y": 63</text:p>
      <text:p text:style-name="P1"><text:s text:c="28"/>},</text:p>
      <text:p text:style-name="P1"><text:s text:c="28"/>{</text:p>
      <text:p text:style-name="P1"><text:s text:c="30"/>"x": 135,</text:p>
      <text:p text:style-name="P1"><text:s text:c="30"/>"y": 80</text:p>
      <text:p text:style-name="P1"><text:s text:c="28"/>},</text:p>
      <text:p text:style-name="P1"><text:s text:c="28"/>{</text:p>
      <text:p text:style-name="P1"><text:s text:c="30"/>"x": 107,</text:p>
      <text:p text:style-name="P1"><text:s text:c="30"/>"y": 88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02,</text:p>
      <text:p text:style-name="P1"><text:s text:c="34"/>"y": 71</text:p>
      <text:p text:style-name="P1"><text:s text:c="32"/>},</text:p>
      <text:p text:style-name="P1"><text:s text:c="32"/>{</text:p>
      <text:p text:style-name="P1"><text:s text:c="34"/>"x": 115,</text:p>
      <text:p text:style-name="P1"><text:s text:c="34"/>"y": 67</text:p>
      <text:p text:style-name="P1"><text:s text:c="32"/>},</text:p>
      <text:p text:style-name="P1"><text:s text:c="32"/>{</text:p>
      <text:p text:style-name="P1"><text:s text:c="34"/>"x": 121,</text:p>
      <text:p text:style-name="P1"><text:s text:c="34"/>"y": 84</text:p>
      <text:p text:style-name="P1"><text:soft-page-break/><text:s text:c="32"/>},</text:p>
      <text:p text:style-name="P1"><text:s text:c="32"/>{</text:p>
      <text:p text:style-name="P1"><text:s text:c="34"/>"x": 107,</text:p>
      <text:p text:style-name="P1"><text:s text:c="34"/>"y": 88</text:p>
      <text:p text:style-name="P1"><text:s text:c="32"/>}</text:p>
      <text:p text:style-name="P1"><text:s text:c="30"/>]</text:p>
      <text:p text:style-name="P1"><text:s text:c="28"/>},</text:p>
      <text:p text:style-name="P1"><text:s text:c="28"/>"text": "B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17,</text:p>
      <text:p text:style-name="P1"><text:s text:c="34"/>"y": 66</text:p>
      <text:p text:style-name="P1"><text:s text:c="32"/>},</text:p>
      <text:p text:style-name="P1"><text:s text:c="32"/>{</text:p>
      <text:p text:style-name="P1"><text:s text:c="34"/>"x": 129,</text:p>
      <text:p text:style-name="P1"><text:s text:c="34"/>"y": 62</text:p>
      <text:p text:style-name="P1"><text:s text:c="32"/>},</text:p>
      <text:p text:style-name="P1"><text:s text:c="32"/>{</text:p>
      <text:p text:style-name="P1"><text:s text:c="34"/>"x": 135,</text:p>
      <text:p text:style-name="P1"><text:s text:c="34"/>"y": 79</text:p>
      <text:p text:style-name="P1"><text:s text:c="32"/>},</text:p>
      <text:p text:style-name="P1"><text:s text:c="32"/>{</text:p>
      <text:p text:style-name="P1"><text:s text:c="34"/>"x": 122,</text:p>
      <text:p text:style-name="P1"><text:s text:c="34"/>"y": 83</text:p>
      <text:p text:style-name="P1"><text:s text:c="32"/>}</text:p>
      <text:p text:style-name="P1"><text:s text:c="30"/>]</text:p>
      <text:p text:style-name="P1"><text:s text:c="28"/>},</text:p>
      <text:p text:style-name="P1"><text:s text:c="28"/>"text": "A"</text:p>
      <text:p text:style-name="P1"><text:s text:c="26"/>}</text:p>
      <text:p text:style-name="P1"><text:s text:c="24"/>]</text:p>
      <text:p text:style-name="P1"><text:s text:c="22"/>},</text:p>
      <text:p text:style-name="P1"><text:s text:c="22"/>{</text:p>
      <text:p text:style-name="P1"><text:s text:c="24"/>"property": {</text:p>
      <text:p text:style-name="P1"><text:s text:c="26"/>"detectedLanguages": [</text:p>
      <text:p text:style-name="P1"><text:s text:c="28"/>{</text:p>
      <text:p text:style-name="P1"><text:s text:c="30"/>"languageCode": "en"</text:p>
      <text:p text:style-name="P1"><text:s text:c="28"/>}</text:p>
      <text:p text:style-name="P1"><text:s text:c="26"/>]</text:p>
      <text:p text:style-name="P1"><text:s text:c="24"/>},</text:p>
      <text:p text:style-name="P1"><text:soft-page-break/><text:s text:c="24"/>"boundingBox": {</text:p>
      <text:p text:style-name="P1"><text:s text:c="26"/>"vertices": [</text:p>
      <text:p text:style-name="P1"><text:s text:c="28"/>{</text:p>
      <text:p text:style-name="P1"><text:s text:c="30"/>"x": 136,</text:p>
      <text:p text:style-name="P1"><text:s text:c="30"/>"y": 60</text:p>
      <text:p text:style-name="P1"><text:s text:c="28"/>},</text:p>
      <text:p text:style-name="P1"><text:s text:c="28"/>{</text:p>
      <text:p text:style-name="P1"><text:s text:c="30"/>"x": 184,</text:p>
      <text:p text:style-name="P1"><text:s text:c="30"/>"y": 46</text:p>
      <text:p text:style-name="P1"><text:s text:c="28"/>},</text:p>
      <text:p text:style-name="P1"><text:s text:c="28"/>{</text:p>
      <text:p text:style-name="P1"><text:s text:c="30"/>"x": 189,</text:p>
      <text:p text:style-name="P1"><text:s text:c="30"/>"y": 63</text:p>
      <text:p text:style-name="P1"><text:s text:c="28"/>},</text:p>
      <text:p text:style-name="P1"><text:s text:c="28"/>{</text:p>
      <text:p text:style-name="P1"><text:s text:c="30"/>"x": 141,</text:p>
      <text:p text:style-name="P1"><text:s text:c="30"/>"y": 77</text:p>
      <text:p text:style-name="P1"><text:s text:c="28"/>}</text:p>
      <text:p text:style-name="P1"><text:s text:c="26"/>]</text:p>
      <text:p text:style-name="P1"><text:s text:c="24"/>},</text:p>
      <text:p text:style-name="P1"><text:s text:c="24"/>"symbols": [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36,</text:p>
      <text:p text:style-name="P1"><text:s text:c="34"/>"y": 60</text:p>
      <text:p text:style-name="P1"><text:s text:c="32"/>},</text:p>
      <text:p text:style-name="P1"><text:s text:c="32"/>{</text:p>
      <text:p text:style-name="P1"><text:s text:c="34"/>"x": 147,</text:p>
      <text:p text:style-name="P1"><text:s text:c="34"/>"y": 57</text:p>
      <text:p text:style-name="P1"><text:s text:c="32"/>},</text:p>
      <text:p text:style-name="P1"><text:s text:c="32"/>{</text:p>
      <text:p text:style-name="P1"><text:s text:c="34"/>"x": 153,</text:p>
      <text:p text:style-name="P1"><text:s text:c="34"/>"y": 74</text:p>
      <text:p text:style-name="P1"><text:s text:c="32"/>},</text:p>
      <text:p text:style-name="P1"><text:s text:c="32"/>{</text:p>
      <text:p text:style-name="P1"><text:s text:c="34"/>"x": 141,</text:p>
      <text:p text:style-name="P1"><text:s text:c="34"/>"y": 77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,</text:p>
      <text:p text:style-name="P1"><text:s text:c="26"/>{</text:p>
      <text:p text:style-name="P1"><text:soft-page-break/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50,</text:p>
      <text:p text:style-name="P1"><text:s text:c="34"/>"y": 57</text:p>
      <text:p text:style-name="P1"><text:s text:c="32"/>},</text:p>
      <text:p text:style-name="P1"><text:s text:c="32"/>{</text:p>
      <text:p text:style-name="P1"><text:s text:c="34"/>"x": 161,</text:p>
      <text:p text:style-name="P1"><text:s text:c="34"/>"y": 54</text:p>
      <text:p text:style-name="P1"><text:s text:c="32"/>},</text:p>
      <text:p text:style-name="P1"><text:s text:c="32"/>{</text:p>
      <text:p text:style-name="P1"><text:s text:c="34"/>"x": 166,</text:p>
      <text:p text:style-name="P1"><text:s text:c="34"/>"y": 70</text:p>
      <text:p text:style-name="P1"><text:s text:c="32"/>},</text:p>
      <text:p text:style-name="P1"><text:s text:c="32"/>{</text:p>
      <text:p text:style-name="P1"><text:s text:c="34"/>"x": 155,</text:p>
      <text:p text:style-name="P1"><text:s text:c="34"/>"y": 73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63,</text:p>
      <text:p text:style-name="P1"><text:s text:c="34"/>"y": 53</text:p>
      <text:p text:style-name="P1"><text:s text:c="32"/>},</text:p>
      <text:p text:style-name="P1"><text:s text:c="32"/>{</text:p>
      <text:p text:style-name="P1"><text:s text:c="34"/>"x": 174,</text:p>
      <text:p text:style-name="P1"><text:s text:c="34"/>"y": 50</text:p>
      <text:p text:style-name="P1"><text:s text:c="32"/>},</text:p>
      <text:p text:style-name="P1"><text:s text:c="32"/>{</text:p>
      <text:p text:style-name="P1"><text:s text:c="34"/>"x": 178,</text:p>
      <text:p text:style-name="P1"><text:s text:c="34"/>"y": 66</text:p>
      <text:p text:style-name="P1"><text:s text:c="32"/>},</text:p>
      <text:p text:style-name="P1"><text:s text:c="32"/>{</text:p>
      <text:p text:style-name="P1"><text:soft-page-break/><text:s text:c="34"/>"x": 168,</text:p>
      <text:p text:style-name="P1"><text:s text:c="34"/>"y": 69</text:p>
      <text:p text:style-name="P1"><text:s text:c="32"/>}</text:p>
      <text:p text:style-name="P1"><text:s text:c="30"/>]</text:p>
      <text:p text:style-name="P1"><text:s text:c="28"/>},</text:p>
      <text:p text:style-name="P1"><text:s text:c="28"/>"text": "0"</text:p>
      <text:p text:style-name="P1"><text:s text:c="26"/>},</text:p>
      <text:p text:style-name="P1"><text:s text:c="26"/>{</text:p>
      <text:p text:style-name="P1"><text:s text:c="28"/>"property": {</text:p>
      <text:p text:style-name="P1"><text:s text:c="30"/>"detectedLanguages": [</text:p>
      <text:p text:style-name="P1"><text:s text:c="32"/>{</text:p>
      <text:p text:style-name="P1"><text:s text:c="34"/>"languageCode": "fil"</text:p>
      <text:p text:style-name="P1"><text:s text:c="32"/>}</text:p>
      <text:p text:style-name="P1"><text:s text:c="30"/>],</text:p>
      <text:p text:style-name="P1"><text:s text:c="30"/>"detectedBreak": {</text:p>
      <text:p text:style-name="P1"><text:s text:c="32"/>"type": "EOL_SURE_SPACE"</text:p>
      <text:p text:style-name="P1"><text:s text:c="30"/>}</text:p>
      <text:p text:style-name="P1"><text:s text:c="28"/>},</text:p>
      <text:p text:style-name="P1"><text:s text:c="28"/>"boundingBox": {</text:p>
      <text:p text:style-name="P1"><text:s text:c="30"/>"vertices": [</text:p>
      <text:p text:style-name="P1"><text:s text:c="32"/>{</text:p>
      <text:p text:style-name="P1"><text:s text:c="34"/>"x": 175,</text:p>
      <text:p text:style-name="P1"><text:s text:c="34"/>"y": 50</text:p>
      <text:p text:style-name="P1"><text:s text:c="32"/>},</text:p>
      <text:p text:style-name="P1"><text:s text:c="32"/>{</text:p>
      <text:p text:style-name="P1"><text:s text:c="34"/>"x": 185,</text:p>
      <text:p text:style-name="P1"><text:s text:c="34"/>"y": 47</text:p>
      <text:p text:style-name="P1"><text:s text:c="32"/>},</text:p>
      <text:p text:style-name="P1"><text:s text:c="32"/>{</text:p>
      <text:p text:style-name="P1"><text:s text:c="34"/>"x": 189,</text:p>
      <text:p text:style-name="P1"><text:s text:c="34"/>"y": 62</text:p>
      <text:p text:style-name="P1"><text:s text:c="32"/>},</text:p>
      <text:p text:style-name="P1"><text:s text:c="32"/>{</text:p>
      <text:p text:style-name="P1"><text:s text:c="34"/>"x": 180,</text:p>
      <text:p text:style-name="P1"><text:s text:c="34"/>"y": 65</text:p>
      <text:p text:style-name="P1"><text:s text:c="32"/>}</text:p>
      <text:p text:style-name="P1"><text:s text:c="30"/>]</text:p>
      <text:p text:style-name="P1"><text:s text:c="28"/>},</text:p>
      <text:p text:style-name="P1"><text:s text:c="28"/>"text": "8"</text:p>
      <text:p text:style-name="P1"><text:s text:c="26"/>}</text:p>
      <text:p text:style-name="P1"><text:s text:c="24"/>]</text:p>
      <text:p text:style-name="P1"><text:s text:c="22"/>}</text:p>
      <text:p text:style-name="P1"><text:s text:c="20"/>]</text:p>
      <text:p text:style-name="P1"><text:s text:c="18"/>}</text:p>
      <text:p text:style-name="P1"><text:s text:c="16"/>],</text:p>
      <text:p text:style-name="P1"><text:s text:c="16"/>"blockType": "TEXT"</text:p>
      <text:p text:style-name="P1"><text:s text:c="14"/>}</text:p>
      <text:p text:style-name="P1"><text:s text:c="12"/>]</text:p>
      <text:p text:style-name="P1"><text:s text:c="10"/>}</text:p>
      <text:p text:style-name="P1"><text:s text:c="8"/>],</text:p>
      <text:p text:style-name="P1"><text:s text:c="8"/>"text": "HR26 BA 8008\n"</text:p>
      <text:p text:style-name="P1"><text:s text:c="6"/>}</text:p>
      <text:p text:style-name="P1"><text:soft-page-break/><text:s text:c="4"/>}</text:p>
      <text:p text:style-name="P1"><text:s text:c="2"/>]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03:14:23.244167269</meta:creation-date>
    <dc:date>2017-12-25T03:27:05.541171352</dc:date>
    <meta:editing-duration>PT31S</meta:editing-duration>
    <meta:editing-cycles>1</meta:editing-cycles>
    <meta:document-statistic meta:table-count="0" meta:image-count="0" meta:object-count="0" meta:page-count="144" meta:paragraph-count="7435" meta:word-count="11084" meta:character-count="242918" meta:non-whitespace-character-count="44495"/>
    <meta:generator>LibreOffice/5.1.6.2$Linux_X86_64 LibreOffice_project/10m0$Build-2</meta:generator>
  </office:meta>
</office:document-meta>
</file>